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NewC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7380402866842" calcext:value-type="float">
            <text:p>-0.167380402866842</text:p>
          </table:table-cell>
          <table:table-cell office:value-type="float" office:value="-0.324631471229504" calcext:value-type="float">
            <text:p>-0.324631471229504</text:p>
          </table:table-cell>
          <table:table-cell office:value-type="float" office:value="-0.010129334504179" calcext:value-type="float">
            <text:p>-0.010129334504179</text:p>
          </table:table-cell>
          <table:table-cell office:value-type="float" office:value="0.845877775796577" calcext:value-type="float">
            <text:p>0.845877775796577</text:p>
          </table:table-cell>
          <table:table-cell office:value-type="float" office:value="0.722793674829855" calcext:value-type="float">
            <text:p>0.722793674829855</text:p>
          </table:table-cell>
          <table:table-cell office:value-type="float" office:value="0.989921794424937" calcext:value-type="float">
            <text:p>0.989921794424937</text:p>
          </table:table-cell>
          <table:table-cell office:value-type="float" office:value="0.154122224203423" calcext:value-type="float">
            <text:p>0.154122224203423</text:p>
          </table:table-cell>
          <table:table-cell office:value-type="float" office:value="0.277206325170145" calcext:value-type="float">
            <text:p>0.277206325170145</text:p>
          </table:table-cell>
          <table:table-cell office:value-type="float" office:value="0.0100782055750627" calcext:value-type="float">
            <text:p>0.0100782055750627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7407839592582" calcext:value-type="float">
            <text:p>-0.457407839592582</text:p>
          </table:table-cell>
          <table:table-cell office:value-type="float" office:value="-2.41955689167731" calcext:value-type="float">
            <text:p>-2.41955689167731</text:p>
          </table:table-cell>
          <table:table-cell office:value-type="float" office:value="1.50474121249215" calcext:value-type="float">
            <text:p>1.50474121249215</text:p>
          </table:table-cell>
          <table:table-cell office:value-type="float" office:value="0.632922156703115" calcext:value-type="float">
            <text:p>0.632922156703115</text:p>
          </table:table-cell>
          <table:table-cell office:value-type="float" office:value="0.0889610280990956" calcext:value-type="float">
            <text:p>0.0889610280990956</text:p>
          </table:table-cell>
          <table:table-cell office:value-type="float" office:value="4.5029881624063" calcext:value-type="float">
            <text:p>4.5029881624063</text:p>
          </table:table-cell>
          <table:table-cell office:value-type="float" office:value="0.367077843296885" calcext:value-type="float">
            <text:p>0.367077843296885</text:p>
          </table:table-cell>
          <table:table-cell office:value-type="float" office:value="0.911038971900904" calcext:value-type="float">
            <text:p>0.911038971900904</text:p>
          </table:table-cell>
          <table:table-cell office:value-type="float" office:value="-3.5029881624063" calcext:value-type="float">
            <text:p>-3.502988162406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522071417452" calcext:value-type="float">
            <text:p>-0.737522071417452</text:p>
          </table:table-cell>
          <table:table-cell office:value-type="float" office:value="-1.61609061993194" calcext:value-type="float">
            <text:p>-1.61609061993194</text:p>
          </table:table-cell>
          <table:table-cell office:value-type="float" office:value="0.141046477097038" calcext:value-type="float">
            <text:p>0.141046477097038</text:p>
          </table:table-cell>
          <table:table-cell office:value-type="float" office:value="0.478297635710798" calcext:value-type="float">
            <text:p>0.478297635710798</text:p>
          </table:table-cell>
          <table:table-cell office:value-type="float" office:value="0.198673874553806" calcext:value-type="float">
            <text:p>0.198673874553806</text:p>
          </table:table-cell>
          <table:table-cell office:value-type="float" office:value="1.15147816410347" calcext:value-type="float">
            <text:p>1.15147816410347</text:p>
          </table:table-cell>
          <table:table-cell office:value-type="float" office:value="0.521702364289202" calcext:value-type="float">
            <text:p>0.521702364289202</text:p>
          </table:table-cell>
          <table:table-cell office:value-type="float" office:value="0.801326125446194" calcext:value-type="float">
            <text:p>0.801326125446194</text:p>
          </table:table-cell>
          <table:table-cell office:value-type="float" office:value="-0.151478164103468" calcext:value-type="float">
            <text:p>-0.15147816410346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991271245846" calcext:value-type="float">
            <text:p>-0.928991271245846</text:p>
          </table:table-cell>
          <table:table-cell office:value-type="float" office:value="-1.80743210743502" calcext:value-type="float">
            <text:p>-1.80743210743502</text:p>
          </table:table-cell>
          <table:table-cell office:value-type="float" office:value="-0.0505504350566677" calcext:value-type="float">
            <text:p>-0.0505504350566677</text:p>
          </table:table-cell>
          <table:table-cell office:value-type="float" office:value="0.394951908847672" calcext:value-type="float">
            <text:p>0.394951908847672</text:p>
          </table:table-cell>
          <table:table-cell office:value-type="float" office:value="0.164074923079579" calcext:value-type="float">
            <text:p>0.164074923079579</text:p>
          </table:table-cell>
          <table:table-cell office:value-type="float" office:value="0.950705978553251" calcext:value-type="float">
            <text:p>0.950705978553251</text:p>
          </table:table-cell>
          <table:table-cell office:value-type="float" office:value="0.605048091152328" calcext:value-type="float">
            <text:p>0.605048091152328</text:p>
          </table:table-cell>
          <table:table-cell office:value-type="float" office:value="0.835925076920421" calcext:value-type="float">
            <text:p>0.835925076920421</text:p>
          </table:table-cell>
          <table:table-cell office:value-type="float" office:value="0.049294021446749" calcext:value-type="float">
            <text:p>0.04929402144674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813290636496" calcext:value-type="float">
            <text:p>-0.742813290636496</text:p>
          </table:table-cell>
          <table:table-cell office:value-type="float" office:value="-1.23866656832696" calcext:value-type="float">
            <text:p>-1.23866656832696</text:p>
          </table:table-cell>
          <table:table-cell office:value-type="float" office:value="-0.246960012946031" calcext:value-type="float">
            <text:p>-0.246960012946031</text:p>
          </table:table-cell>
          <table:table-cell office:value-type="float" office:value="0.475773541724526" calcext:value-type="float">
            <text:p>0.475773541724526</text:p>
          </table:table-cell>
          <table:table-cell office:value-type="float" office:value="0.289770349403677" calcext:value-type="float">
            <text:p>0.289770349403677</text:p>
          </table:table-cell>
          <table:table-cell office:value-type="float" office:value="0.781171929670962" calcext:value-type="float">
            <text:p>0.781171929670962</text:p>
          </table:table-cell>
          <table:table-cell office:value-type="float" office:value="0.524226458275474" calcext:value-type="float">
            <text:p>0.524226458275474</text:p>
          </table:table-cell>
          <table:table-cell office:value-type="float" office:value="0.710229650596323" calcext:value-type="float">
            <text:p>0.710229650596323</text:p>
          </table:table-cell>
          <table:table-cell office:value-type="float" office:value="0.218828070329038" calcext:value-type="float">
            <text:p>0.21882807032903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525469603354" calcext:value-type="float">
            <text:p>-0.476525469603354</text:p>
          </table:table-cell>
          <table:table-cell office:value-type="float" office:value="-0.618518587097623" calcext:value-type="float">
            <text:p>-0.618518587097623</text:p>
          </table:table-cell>
          <table:table-cell office:value-type="float" office:value="-0.334532352109086" calcext:value-type="float">
            <text:p>-0.334532352109086</text:p>
          </table:table-cell>
          <table:table-cell office:value-type="float" office:value="0.620937112927955" calcext:value-type="float">
            <text:p>0.620937112927955</text:p>
          </table:table-cell>
          <table:table-cell office:value-type="float" office:value="0.538741945999059" calcext:value-type="float">
            <text:p>0.538741945999059</text:p>
          </table:table-cell>
          <table:table-cell office:value-type="float" office:value="0.715672690932398" calcext:value-type="float">
            <text:p>0.715672690932398</text:p>
          </table:table-cell>
          <table:table-cell office:value-type="float" office:value="0.379062887072045" calcext:value-type="float">
            <text:p>0.379062887072045</text:p>
          </table:table-cell>
          <table:table-cell office:value-type="float" office:value="0.461258054000941" calcext:value-type="float">
            <text:p>0.461258054000941</text:p>
          </table:table-cell>
          <table:table-cell office:value-type="float" office:value="0.284327309067602" calcext:value-type="float">
            <text:p>0.28432730906760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646555027334" calcext:value-type="float">
            <text:p>-0.423646555027334</text:p>
          </table:table-cell>
          <table:table-cell office:value-type="float" office:value="-0.514458690434979" calcext:value-type="float">
            <text:p>-0.514458690434979</text:p>
          </table:table-cell>
          <table:table-cell office:value-type="float" office:value="-0.332834419619689" calcext:value-type="float">
            <text:p>-0.332834419619689</text:p>
          </table:table-cell>
          <table:table-cell office:value-type="float" office:value="0.654655225621139" calcext:value-type="float">
            <text:p>0.654655225621139</text:p>
          </table:table-cell>
          <table:table-cell office:value-type="float" office:value="0.597824114959638" calcext:value-type="float">
            <text:p>0.597824114959638</text:p>
          </table:table-cell>
          <table:table-cell office:value-type="float" office:value="0.71688888706338" calcext:value-type="float">
            <text:p>0.71688888706338</text:p>
          </table:table-cell>
          <table:table-cell office:value-type="float" office:value="0.345344774378861" calcext:value-type="float">
            <text:p>0.345344774378861</text:p>
          </table:table-cell>
          <table:table-cell office:value-type="float" office:value="0.402175885040362" calcext:value-type="float">
            <text:p>0.402175885040362</text:p>
          </table:table-cell>
          <table:table-cell office:value-type="float" office:value="0.28311111293662" calcext:value-type="float">
            <text:p>0.2831111129366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40754948518" calcext:value-type="float">
            <text:p>-0.37640754948518</text:p>
          </table:table-cell>
          <table:table-cell office:value-type="float" office:value="-0.471455059874049" calcext:value-type="float">
            <text:p>-0.471455059874049</text:p>
          </table:table-cell>
          <table:table-cell office:value-type="float" office:value="-0.281360039096311" calcext:value-type="float">
            <text:p>-0.281360039096311</text:p>
          </table:table-cell>
          <table:table-cell office:value-type="float" office:value="0.686322565628352" calcext:value-type="float">
            <text:p>0.686322565628352</text:p>
          </table:table-cell>
          <table:table-cell office:value-type="float" office:value="0.62409351386731" calcext:value-type="float">
            <text:p>0.62409351386731</text:p>
          </table:table-cell>
          <table:table-cell office:value-type="float" office:value="0.754756544691204" calcext:value-type="float">
            <text:p>0.754756544691204</text:p>
          </table:table-cell>
          <table:table-cell office:value-type="float" office:value="0.313677434371648" calcext:value-type="float">
            <text:p>0.313677434371648</text:p>
          </table:table-cell>
          <table:table-cell office:value-type="float" office:value="0.37590648613269" calcext:value-type="float">
            <text:p>0.37590648613269</text:p>
          </table:table-cell>
          <table:table-cell office:value-type="float" office:value="0.245243455308796" calcext:value-type="float">
            <text:p>0.245243455308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456105512613" calcext:value-type="float">
            <text:p>-0.414456105512613</text:p>
          </table:table-cell>
          <table:table-cell office:value-type="float" office:value="-0.544847979623223" calcext:value-type="float">
            <text:p>-0.544847979623223</text:p>
          </table:table-cell>
          <table:table-cell office:value-type="float" office:value="-0.284064231402004" calcext:value-type="float">
            <text:p>-0.284064231402004</text:p>
          </table:table-cell>
          <table:table-cell office:value-type="float" office:value="0.660699533832499" calcext:value-type="float">
            <text:p>0.660699533832499</text:p>
          </table:table-cell>
          <table:table-cell office:value-type="float" office:value="0.579929937806689" calcext:value-type="float">
            <text:p>0.579929937806689</text:p>
          </table:table-cell>
          <table:table-cell office:value-type="float" office:value="0.752718295002026" calcext:value-type="float">
            <text:p>0.752718295002026</text:p>
          </table:table-cell>
          <table:table-cell office:value-type="float" office:value="0.339300466167501" calcext:value-type="float">
            <text:p>0.339300466167501</text:p>
          </table:table-cell>
          <table:table-cell office:value-type="float" office:value="0.420070062193311" calcext:value-type="float">
            <text:p>0.420070062193311</text:p>
          </table:table-cell>
          <table:table-cell office:value-type="float" office:value="0.247281704997974" calcext:value-type="float">
            <text:p>0.2472817049979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6959224901752" calcext:value-type="float">
            <text:p>-0.26959224901752</text:p>
          </table:table-cell>
          <table:table-cell office:value-type="float" office:value="-0.484984544733864" calcext:value-type="float">
            <text:p>-0.484984544733864</text:p>
          </table:table-cell>
          <table:table-cell office:value-type="float" office:value="-0.0541999533011771" calcext:value-type="float">
            <text:p>-0.0541999533011771</text:p>
          </table:table-cell>
          <table:table-cell office:value-type="float" office:value="0.763690826544367" calcext:value-type="float">
            <text:p>0.763690826544367</text:p>
          </table:table-cell>
          <table:table-cell office:value-type="float" office:value="0.615706712601855" calcext:value-type="float">
            <text:p>0.615706712601855</text:p>
          </table:table-cell>
          <table:table-cell office:value-type="float" office:value="0.947242683262994" calcext:value-type="float">
            <text:p>0.947242683262994</text:p>
          </table:table-cell>
          <table:table-cell office:value-type="float" office:value="0.236309173455633" calcext:value-type="float">
            <text:p>0.236309173455633</text:p>
          </table:table-cell>
          <table:table-cell office:value-type="float" office:value="0.384293287398145" calcext:value-type="float">
            <text:p>0.384293287398145</text:p>
          </table:table-cell>
          <table:table-cell office:value-type="float" office:value="0.0527573167370058" calcext:value-type="float">
            <text:p>0.052757316737005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0.501518965434281" calcext:value-type="float">
            <text:p>0.501518965434281</text:p>
          </table:table-cell>
          <table:table-cell office:value-type="float" office:value="-1.46603636462031" calcext:value-type="float">
            <text:p>-1.46603636462031</text:p>
          </table:table-cell>
          <table:table-cell office:value-type="float" office:value="2.46907429548887" calcext:value-type="float">
            <text:p>2.46907429548887</text:p>
          </table:table-cell>
          <table:table-cell office:value-type="float" office:value="1.65122752429549" calcext:value-type="float">
            <text:p>1.65122752429549</text:p>
          </table:table-cell>
          <table:table-cell office:value-type="float" office:value="0.23083863447442" calcext:value-type="float">
            <text:p>0.23083863447442</text:p>
          </table:table-cell>
          <table:table-cell office:value-type="float" office:value="11.8115078231983" calcext:value-type="float">
            <text:p>11.8115078231983</text:p>
          </table:table-cell>
          <table:table-cell office:value-type="float" office:value="-0.651227524295495" calcext:value-type="float">
            <text:p>-0.651227524295495</text:p>
          </table:table-cell>
          <table:table-cell office:value-type="float" office:value="0.76916136552558" calcext:value-type="float">
            <text:p>0.76916136552558</text:p>
          </table:table-cell>
          <table:table-cell office:value-type="float" office:value="-10.8115078231983" calcext:value-type="float">
            <text:p>-10.811507823198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082357334847" calcext:value-type="float">
            <text:p>0.544082357334847</text:p>
          </table:table-cell>
          <table:table-cell office:value-type="float" office:value="-0.20057495930246" calcext:value-type="float">
            <text:p>-0.20057495930246</text:p>
          </table:table-cell>
          <table:table-cell office:value-type="float" office:value="1.28873967397215" calcext:value-type="float">
            <text:p>1.28873967397215</text:p>
          </table:table-cell>
          <table:table-cell office:value-type="float" office:value="1.72302653404085" calcext:value-type="float">
            <text:p>1.72302653404085</text:p>
          </table:table-cell>
          <table:table-cell office:value-type="float" office:value="0.818260151516626" calcext:value-type="float">
            <text:p>0.818260151516626</text:p>
          </table:table-cell>
          <table:table-cell office:value-type="float" office:value="3.62821094428976" calcext:value-type="float">
            <text:p>3.62821094428976</text:p>
          </table:table-cell>
          <table:table-cell office:value-type="float" office:value="-0.723026534040849" calcext:value-type="float">
            <text:p>-0.723026534040849</text:p>
          </table:table-cell>
          <table:table-cell office:value-type="float" office:value="0.181739848483374" calcext:value-type="float">
            <text:p>0.181739848483374</text:p>
          </table:table-cell>
          <table:table-cell office:value-type="float" office:value="-2.62821094428976" calcext:value-type="float">
            <text:p>-2.6282109442897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642462089712" calcext:value-type="float">
            <text:p>0.377642462089712</text:p>
          </table:table-cell>
          <table:table-cell office:value-type="float" office:value="0.0593945539259318" calcext:value-type="float">
            <text:p>0.0593945539259318</text:p>
          </table:table-cell>
          <table:table-cell office:value-type="float" office:value="0.695890370253491" calcext:value-type="float">
            <text:p>0.695890370253491</text:p>
          </table:table-cell>
          <table:table-cell office:value-type="float" office:value="1.45884125856536" calcext:value-type="float">
            <text:p>1.45884125856536</text:p>
          </table:table-cell>
          <table:table-cell office:value-type="float" office:value="1.06119385635371" calcext:value-type="float">
            <text:p>1.06119385635371</text:p>
          </table:table-cell>
          <table:table-cell office:value-type="float" office:value="2.00549391136242" calcext:value-type="float">
            <text:p>2.00549391136242</text:p>
          </table:table-cell>
          <table:table-cell office:value-type="float" office:value="-0.458841258565365" calcext:value-type="float">
            <text:p>-0.458841258565365</text:p>
          </table:table-cell>
          <table:table-cell office:value-type="float" office:value="-0.0611938563537107" calcext:value-type="float">
            <text:p>-0.0611938563537107</text:p>
          </table:table-cell>
          <table:table-cell office:value-type="float" office:value="-1.00549391136242" calcext:value-type="float">
            <text:p>-1.005493911362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6740280069035" calcext:value-type="float">
            <text:p>0.0716740280069035</text:p>
          </table:table-cell>
          <table:table-cell office:value-type="float" office:value="-0.193467462715116" calcext:value-type="float">
            <text:p>-0.193467462715116</text:p>
          </table:table-cell>
          <table:table-cell office:value-type="float" office:value="0.336815518728923" calcext:value-type="float">
            <text:p>0.336815518728923</text:p>
          </table:table-cell>
          <table:table-cell office:value-type="float" office:value="1.07430509360844" calcext:value-type="float">
            <text:p>1.07430509360844</text:p>
          </table:table-cell>
          <table:table-cell office:value-type="float" office:value="0.824096649626351" calcext:value-type="float">
            <text:p>0.824096649626351</text:p>
          </table:table-cell>
          <table:table-cell office:value-type="float" office:value="1.40048067745006" calcext:value-type="float">
            <text:p>1.40048067745006</text:p>
          </table:table-cell>
          <table:table-cell office:value-type="float" office:value="-0.0743050936084382" calcext:value-type="float">
            <text:p>-0.0743050936084382</text:p>
          </table:table-cell>
          <table:table-cell office:value-type="float" office:value="0.175903350373649" calcext:value-type="float">
            <text:p>0.175903350373649</text:p>
          </table:table-cell>
          <table:table-cell office:value-type="float" office:value="-0.400480677450058" calcext:value-type="float">
            <text:p>-0.40048067745005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5585853103204" calcext:value-type="float">
            <text:p>0.0485585853103204</text:p>
          </table:table-cell>
          <table:table-cell office:value-type="float" office:value="-0.20985482999803" calcext:value-type="float">
            <text:p>-0.20985482999803</text:p>
          </table:table-cell>
          <table:table-cell office:value-type="float" office:value="0.306972000618671" calcext:value-type="float">
            <text:p>0.306972000618671</text:p>
          </table:table-cell>
          <table:table-cell office:value-type="float" office:value="1.04975687035086" calcext:value-type="float">
            <text:p>1.04975687035086</text:p>
          </table:table-cell>
          <table:table-cell office:value-type="float" office:value="0.810701927028444" calcext:value-type="float">
            <text:p>0.810701927028444</text:p>
          </table:table-cell>
          <table:table-cell office:value-type="float" office:value="1.35930290789869" calcext:value-type="float">
            <text:p>1.35930290789869</text:p>
          </table:table-cell>
          <table:table-cell office:value-type="float" office:value="-0.0497568703508628" calcext:value-type="float">
            <text:p>-0.0497568703508628</text:p>
          </table:table-cell>
          <table:table-cell office:value-type="float" office:value="0.189298072971556" calcext:value-type="float">
            <text:p>0.189298072971556</text:p>
          </table:table-cell>
          <table:table-cell office:value-type="float" office:value="-0.359302907898693" calcext:value-type="float">
            <text:p>-0.35930290789869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39643998333217" calcext:value-type="float">
            <text:p>0.0539643998333217</text:p>
          </table:table-cell>
          <table:table-cell office:value-type="float" office:value="-0.138037130731296" calcext:value-type="float">
            <text:p>-0.138037130731296</text:p>
          </table:table-cell>
          <table:table-cell office:value-type="float" office:value="0.24596593039794" calcext:value-type="float">
            <text:p>0.24596593039794</text:p>
          </table:table-cell>
          <table:table-cell office:value-type="float" office:value="1.05544702739615" calcext:value-type="float">
            <text:p>1.05544702739615</text:p>
          </table:table-cell>
          <table:table-cell office:value-type="float" office:value="0.871066347814823" calcext:value-type="float">
            <text:p>0.871066347814823</text:p>
          </table:table-cell>
          <table:table-cell office:value-type="float" office:value="1.27885600268442" calcext:value-type="float">
            <text:p>1.27885600268442</text:p>
          </table:table-cell>
          <table:table-cell office:value-type="float" office:value="-0.0554470273961547" calcext:value-type="float">
            <text:p>-0.0554470273961547</text:p>
          </table:table-cell>
          <table:table-cell office:value-type="float" office:value="0.128933652185177" calcext:value-type="float">
            <text:p>0.128933652185177</text:p>
          </table:table-cell>
          <table:table-cell office:value-type="float" office:value="-0.278856002684418" calcext:value-type="float">
            <text:p>-0.2788560026844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157125001597" calcext:value-type="float">
            <text:p>0.132157125001597</text:p>
          </table:table-cell>
          <table:table-cell office:value-type="float" office:value="-0.0374335359251344" calcext:value-type="float">
            <text:p>-0.0374335359251344</text:p>
          </table:table-cell>
          <table:table-cell office:value-type="float" office:value="0.301747785928329" calcext:value-type="float">
            <text:p>0.301747785928329</text:p>
          </table:table-cell>
          <table:table-cell office:value-type="float" office:value="1.14128763000045" calcext:value-type="float">
            <text:p>1.14128763000045</text:p>
          </table:table-cell>
          <table:table-cell office:value-type="float" office:value="0.963258437674201" calcext:value-type="float">
            <text:p>0.963258437674201</text:p>
          </table:table-cell>
          <table:table-cell office:value-type="float" office:value="1.35222013475121" calcext:value-type="float">
            <text:p>1.35222013475121</text:p>
          </table:table-cell>
          <table:table-cell office:value-type="float" office:value="-0.141287630000453" calcext:value-type="float">
            <text:p>-0.141287630000453</text:p>
          </table:table-cell>
          <table:table-cell office:value-type="float" office:value="0.0367415623257988" calcext:value-type="float">
            <text:p>0.0367415623257988</text:p>
          </table:table-cell>
          <table:table-cell office:value-type="float" office:value="-0.352220134751213" calcext:value-type="float">
            <text:p>-0.35222013475121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388831005757" calcext:value-type="float">
            <text:p>0.0895388831005757</text:p>
          </table:table-cell>
          <table:table-cell office:value-type="float" office:value="-0.101895987296262" calcext:value-type="float">
            <text:p>-0.101895987296262</text:p>
          </table:table-cell>
          <table:table-cell office:value-type="float" office:value="0.280973753497413" calcext:value-type="float">
            <text:p>0.280973753497413</text:p>
          </table:table-cell>
          <table:table-cell office:value-type="float" office:value="1.09366985776068" calcext:value-type="float">
            <text:p>1.09366985776068</text:p>
          </table:table-cell>
          <table:table-cell office:value-type="float" office:value="0.903123483099048" calcext:value-type="float">
            <text:p>0.903123483099048</text:p>
          </table:table-cell>
          <table:table-cell office:value-type="float" office:value="1.32441884211651" calcext:value-type="float">
            <text:p>1.32441884211651</text:p>
          </table:table-cell>
          <table:table-cell office:value-type="float" office:value="-0.09366985776068" calcext:value-type="float">
            <text:p>-0.09366985776068</text:p>
          </table:table-cell>
          <table:table-cell office:value-type="float" office:value="0.0968765169009521" calcext:value-type="float">
            <text:p>0.0968765169009521</text:p>
          </table:table-cell>
          <table:table-cell office:value-type="float" office:value="-0.324418842116506" calcext:value-type="float">
            <text:p>-0.324418842116506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41522570748" calcext:value-type="float">
            <text:p>-2.41941522570748</text:p>
          </table:table-cell>
          <table:table-cell office:value-type="float" office:value="-3.01333798317701" calcext:value-type="float">
            <text:p>-3.01333798317701</text:p>
          </table:table-cell>
          <table:table-cell office:value-type="float" office:value="-1.82549246823795" calcext:value-type="float">
            <text:p>-1.82549246823795</text:p>
          </table:table-cell>
          <table:table-cell office:value-type="float" office:value="0.0889736317421511" calcext:value-type="float">
            <text:p>0.0889736317421511</text:p>
          </table:table-cell>
          <table:table-cell office:value-type="float" office:value="0.049127418267891" calcext:value-type="float">
            <text:p>0.049127418267891</text:p>
          </table:table-cell>
          <table:table-cell office:value-type="float" office:value="0.161138269107089" calcext:value-type="float">
            <text:p>0.161138269107089</text:p>
          </table:table-cell>
          <table:table-cell office:value-type="float" office:value="0.911026368257849" calcext:value-type="float">
            <text:p>0.911026368257849</text:p>
          </table:table-cell>
          <table:table-cell office:value-type="float" office:value="0.950872581732109" calcext:value-type="float">
            <text:p>0.950872581732109</text:p>
          </table:table-cell>
          <table:table-cell office:value-type="float" office:value="0.838861730892911" calcext:value-type="float">
            <text:p>0.83886173089291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3027302848" calcext:value-type="float">
            <text:p>-2.17553027302848</text:p>
          </table:table-cell>
          <table:table-cell office:value-type="float" office:value="-2.64164194711896" calcext:value-type="float">
            <text:p>-2.64164194711896</text:p>
          </table:table-cell>
          <table:table-cell office:value-type="float" office:value="-1.709418598938" calcext:value-type="float">
            <text:p>-1.709418598938</text:p>
          </table:table-cell>
          <table:table-cell office:value-type="float" office:value="0.113547926300943" calcext:value-type="float">
            <text:p>0.113547926300943</text:p>
          </table:table-cell>
          <table:table-cell office:value-type="float" office:value="0.0712441942674524" calcext:value-type="float">
            <text:p>0.0712441942674524</text:p>
          </table:table-cell>
          <table:table-cell office:value-type="float" office:value="0.180970978755732" calcext:value-type="float">
            <text:p>0.180970978755732</text:p>
          </table:table-cell>
          <table:table-cell office:value-type="float" office:value="0.886452073699057" calcext:value-type="float">
            <text:p>0.886452073699057</text:p>
          </table:table-cell>
          <table:table-cell office:value-type="float" office:value="0.928755805732548" calcext:value-type="float">
            <text:p>0.928755805732548</text:p>
          </table:table-cell>
          <table:table-cell office:value-type="float" office:value="0.819029021244268" calcext:value-type="float">
            <text:p>0.81902902124426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76077077173" calcext:value-type="float">
            <text:p>-2.16076077077173</text:p>
          </table:table-cell>
          <table:table-cell office:value-type="float" office:value="-2.65444893810555" calcext:value-type="float">
            <text:p>-2.65444893810555</text:p>
          </table:table-cell>
          <table:table-cell office:value-type="float" office:value="-1.66707260343791" calcext:value-type="float">
            <text:p>-1.66707260343791</text:p>
          </table:table-cell>
          <table:table-cell office:value-type="float" office:value="0.115237418421754" calcext:value-type="float">
            <text:p>0.115237418421754</text:p>
          </table:table-cell>
          <table:table-cell office:value-type="float" office:value="0.0703375883521986" calcext:value-type="float">
            <text:p>0.0703375883521986</text:p>
          </table:table-cell>
          <table:table-cell office:value-type="float" office:value="0.188798946844975" calcext:value-type="float">
            <text:p>0.188798946844975</text:p>
          </table:table-cell>
          <table:table-cell office:value-type="float" office:value="0.884762581578246" calcext:value-type="float">
            <text:p>0.884762581578246</text:p>
          </table:table-cell>
          <table:table-cell office:value-type="float" office:value="0.929662411647801" calcext:value-type="float">
            <text:p>0.929662411647801</text:p>
          </table:table-cell>
          <table:table-cell office:value-type="float" office:value="0.811201053155025" calcext:value-type="float">
            <text:p>0.81120105315502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8177520179" calcext:value-type="float">
            <text:p>-1.96278177520179</text:p>
          </table:table-cell>
          <table:table-cell office:value-type="float" office:value="-2.33843667012417" calcext:value-type="float">
            <text:p>-2.33843667012417</text:p>
          </table:table-cell>
          <table:table-cell office:value-type="float" office:value="-1.58712688027941" calcext:value-type="float">
            <text:p>-1.58712688027941</text:p>
          </table:table-cell>
          <table:table-cell office:value-type="float" office:value="0.140467128954236" calcext:value-type="float">
            <text:p>0.140467128954236</text:p>
          </table:table-cell>
          <table:table-cell office:value-type="float" office:value="0.0964783478789606" calcext:value-type="float">
            <text:p>0.0964783478789606</text:p>
          </table:table-cell>
          <table:table-cell office:value-type="float" office:value="0.204512356921783" calcext:value-type="float">
            <text:p>0.204512356921783</text:p>
          </table:table-cell>
          <table:table-cell office:value-type="float" office:value="0.859532871045764" calcext:value-type="float">
            <text:p>0.859532871045764</text:p>
          </table:table-cell>
          <table:table-cell office:value-type="float" office:value="0.903521652121039" calcext:value-type="float">
            <text:p>0.903521652121039</text:p>
          </table:table-cell>
          <table:table-cell office:value-type="float" office:value="0.795487643078217" calcext:value-type="float">
            <text:p>0.79548764307821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14296518706" calcext:value-type="float">
            <text:p>-1.78514296518706</text:p>
          </table:table-cell>
          <table:table-cell office:value-type="float" office:value="-2.10463297999252" calcext:value-type="float">
            <text:p>-2.10463297999252</text:p>
          </table:table-cell>
          <table:table-cell office:value-type="float" office:value="-1.46565295038161" calcext:value-type="float">
            <text:p>-1.46565295038161</text:p>
          </table:table-cell>
          <table:table-cell office:value-type="float" office:value="0.167773073576695" calcext:value-type="float">
            <text:p>0.167773073576695</text:p>
          </table:table-cell>
          <table:table-cell office:value-type="float" office:value="0.121890402276897" calcext:value-type="float">
            <text:p>0.121890402276897</text:p>
          </table:table-cell>
          <table:table-cell office:value-type="float" office:value="0.230927158263275" calcext:value-type="float">
            <text:p>0.230927158263275</text:p>
          </table:table-cell>
          <table:table-cell office:value-type="float" office:value="0.832226926423305" calcext:value-type="float">
            <text:p>0.832226926423305</text:p>
          </table:table-cell>
          <table:table-cell office:value-type="float" office:value="0.878109597723103" calcext:value-type="float">
            <text:p>0.878109597723103</text:p>
          </table:table-cell>
          <table:table-cell office:value-type="float" office:value="0.769072841736725" calcext:value-type="float">
            <text:p>0.76907284173672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6405227885" calcext:value-type="float">
            <text:p>-2.09456405227885</text:p>
          </table:table-cell>
          <table:table-cell office:value-type="float" office:value="-2.57393212957567" calcext:value-type="float">
            <text:p>-2.57393212957567</text:p>
          </table:table-cell>
          <table:table-cell office:value-type="float" office:value="-1.61519597498203" calcext:value-type="float">
            <text:p>-1.61519597498203</text:p>
          </table:table-cell>
          <table:table-cell office:value-type="float" office:value="0.123123907542705" calcext:value-type="float">
            <text:p>0.123123907542705</text:p>
          </table:table-cell>
          <table:table-cell office:value-type="float" office:value="0.0762351886500379" calcext:value-type="float">
            <text:p>0.0762351886500379</text:p>
          </table:table-cell>
          <table:table-cell office:value-type="float" office:value="0.198851696664321" calcext:value-type="float">
            <text:p>0.198851696664321</text:p>
          </table:table-cell>
          <table:table-cell office:value-type="float" office:value="0.876876092457295" calcext:value-type="float">
            <text:p>0.876876092457295</text:p>
          </table:table-cell>
          <table:table-cell office:value-type="float" office:value="0.923764811349962" calcext:value-type="float">
            <text:p>0.923764811349962</text:p>
          </table:table-cell>
          <table:table-cell office:value-type="float" office:value="0.801148303335679" calcext:value-type="float">
            <text:p>0.80114830333567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360386371838" calcext:value-type="float">
            <text:p>-1.51360386371838</text:p>
          </table:table-cell>
          <table:table-cell office:value-type="float" office:value="-2.06325345408044" calcext:value-type="float">
            <text:p>-2.06325345408044</text:p>
          </table:table-cell>
          <table:table-cell office:value-type="float" office:value="-0.963954273356331" calcext:value-type="float">
            <text:p>-0.963954273356331</text:p>
          </table:table-cell>
          <table:table-cell office:value-type="float" office:value="0.220115281354028" calcext:value-type="float">
            <text:p>0.220115281354028</text:p>
          </table:table-cell>
          <table:table-cell office:value-type="float" office:value="0.127039978073263" calcext:value-type="float">
            <text:p>0.127039978073263</text:p>
          </table:table-cell>
          <table:table-cell office:value-type="float" office:value="0.381381812405713" calcext:value-type="float">
            <text:p>0.381381812405713</text:p>
          </table:table-cell>
          <table:table-cell office:value-type="float" office:value="0.779884718645972" calcext:value-type="float">
            <text:p>0.779884718645972</text:p>
          </table:table-cell>
          <table:table-cell office:value-type="float" office:value="0.872960021926737" calcext:value-type="float">
            <text:p>0.872960021926737</text:p>
          </table:table-cell>
          <table:table-cell office:value-type="float" office:value="0.618618187594287" calcext:value-type="float">
            <text:p>0.618618187594287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4519508084014" calcext:value-type="float">
            <text:p>-0.854519508084014</text:p>
          </table:table-cell>
          <table:table-cell office:value-type="float" office:value="-1.73915360383071" calcext:value-type="float">
            <text:p>-1.73915360383071</text:p>
          </table:table-cell>
          <table:table-cell office:value-type="float" office:value="0.030114587662679" calcext:value-type="float">
            <text:p>0.030114587662679</text:p>
          </table:table-cell>
          <table:table-cell office:value-type="float" office:value="0.425487585318551" calcext:value-type="float">
            <text:p>0.425487585318551</text:p>
          </table:table-cell>
          <table:table-cell office:value-type="float" office:value="0.175669023299674" calcext:value-type="float">
            <text:p>0.175669023299674</text:p>
          </table:table-cell>
          <table:table-cell office:value-type="float" office:value="1.03057261809542" calcext:value-type="float">
            <text:p>1.03057261809542</text:p>
          </table:table-cell>
          <table:table-cell office:value-type="float" office:value="0.574512414681449" calcext:value-type="float">
            <text:p>0.574512414681449</text:p>
          </table:table-cell>
          <table:table-cell office:value-type="float" office:value="0.824330976700326" calcext:value-type="float">
            <text:p>0.824330976700326</text:p>
          </table:table-cell>
          <table:table-cell office:value-type="float" office:value="-0.0305726180954233" calcext:value-type="float">
            <text:p>-0.030572618095423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9885037811" calcext:value-type="float">
            <text:p>-1.61139885037811</text:p>
          </table:table-cell>
          <table:table-cell office:value-type="float" office:value="-2.998596810975" calcext:value-type="float">
            <text:p>-2.998596810975</text:p>
          </table:table-cell>
          <table:table-cell office:value-type="float" office:value="-0.224200889781225" calcext:value-type="float">
            <text:p>-0.224200889781225</text:p>
          </table:table-cell>
          <table:table-cell office:value-type="float" office:value="0.199608196687738" calcext:value-type="float">
            <text:p>0.199608196687738</text:p>
          </table:table-cell>
          <table:table-cell office:value-type="float" office:value="0.0498569780725791" calcext:value-type="float">
            <text:p>0.0498569780725791</text:p>
          </table:table-cell>
          <table:table-cell office:value-type="float" office:value="0.799154576254674" calcext:value-type="float">
            <text:p>0.799154576254674</text:p>
          </table:table-cell>
          <table:table-cell office:value-type="float" office:value="0.800391803312262" calcext:value-type="float">
            <text:p>0.800391803312262</text:p>
          </table:table-cell>
          <table:table-cell office:value-type="float" office:value="0.950143021927421" calcext:value-type="float">
            <text:p>0.950143021927421</text:p>
          </table:table-cell>
          <table:table-cell office:value-type="float" office:value="0.200845423745326" calcext:value-type="float">
            <text:p>0.20084542374532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71326732861" calcext:value-type="float">
            <text:p>-1.58871326732861</text:p>
          </table:table-cell>
          <table:table-cell office:value-type="float" office:value="-2.5710215225418" calcext:value-type="float">
            <text:p>-2.5710215225418</text:p>
          </table:table-cell>
          <table:table-cell office:value-type="float" office:value="-0.60640501211542" calcext:value-type="float">
            <text:p>-0.60640501211542</text:p>
          </table:table-cell>
          <table:table-cell office:value-type="float" office:value="0.204188178371673" calcext:value-type="float">
            <text:p>0.204188178371673</text:p>
          </table:table-cell>
          <table:table-cell office:value-type="float" office:value="0.0764574025581567" calcext:value-type="float">
            <text:p>0.0764574025581567</text:p>
          </table:table-cell>
          <table:table-cell office:value-type="float" office:value="0.545307724193599" calcext:value-type="float">
            <text:p>0.545307724193599</text:p>
          </table:table-cell>
          <table:table-cell office:value-type="float" office:value="0.795811821628327" calcext:value-type="float">
            <text:p>0.795811821628327</text:p>
          </table:table-cell>
          <table:table-cell office:value-type="float" office:value="0.923542597441843" calcext:value-type="float">
            <text:p>0.923542597441843</text:p>
          </table:table-cell>
          <table:table-cell office:value-type="float" office:value="0.454692275806401" calcext:value-type="float">
            <text:p>0.4546922758064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98386257073" calcext:value-type="float">
            <text:p>-2.27598386257073</text:p>
          </table:table-cell>
          <table:table-cell office:value-type="float" office:value="-3.15527523419302" calcext:value-type="float">
            <text:p>-3.15527523419302</text:p>
          </table:table-cell>
          <table:table-cell office:value-type="float" office:value="-1.39669249094845" calcext:value-type="float">
            <text:p>-1.39669249094845</text:p>
          </table:table-cell>
          <table:table-cell office:value-type="float" office:value="0.102695820141338" calcext:value-type="float">
            <text:p>0.102695820141338</text:p>
          </table:table-cell>
          <table:table-cell office:value-type="float" office:value="0.0426266670616279" calcext:value-type="float">
            <text:p>0.0426266670616279</text:p>
          </table:table-cell>
          <table:table-cell office:value-type="float" office:value="0.247413935958318" calcext:value-type="float">
            <text:p>0.247413935958318</text:p>
          </table:table-cell>
          <table:table-cell office:value-type="float" office:value="0.897304179858662" calcext:value-type="float">
            <text:p>0.897304179858662</text:p>
          </table:table-cell>
          <table:table-cell office:value-type="float" office:value="0.957373332938372" calcext:value-type="float">
            <text:p>0.957373332938372</text:p>
          </table:table-cell>
          <table:table-cell office:value-type="float" office:value="0.752586064041682" calcext:value-type="float">
            <text:p>0.75258606404168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96728583508" calcext:value-type="float">
            <text:p>-1.58496728583508</text:p>
          </table:table-cell>
          <table:table-cell office:value-type="float" office:value="-2.09503033195754" calcext:value-type="float">
            <text:p>-2.09503033195754</text:p>
          </table:table-cell>
          <table:table-cell office:value-type="float" office:value="-1.07490423971261" calcext:value-type="float">
            <text:p>-1.07490423971261</text:p>
          </table:table-cell>
          <table:table-cell office:value-type="float" office:value="0.204954497922373" calcext:value-type="float">
            <text:p>0.204954497922373</text:p>
          </table:table-cell>
          <table:table-cell office:value-type="float" office:value="0.123066510749176" calcext:value-type="float">
            <text:p>0.123066510749176</text:p>
          </table:table-cell>
          <table:table-cell office:value-type="float" office:value="0.341330439637033" calcext:value-type="float">
            <text:p>0.341330439637033</text:p>
          </table:table-cell>
          <table:table-cell office:value-type="float" office:value="0.795045502077627" calcext:value-type="float">
            <text:p>0.795045502077627</text:p>
          </table:table-cell>
          <table:table-cell office:value-type="float" office:value="0.876933489250824" calcext:value-type="float">
            <text:p>0.876933489250824</text:p>
          </table:table-cell>
          <table:table-cell office:value-type="float" office:value="0.658669560362967" calcext:value-type="float">
            <text:p>0.65866956036296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71878440949" calcext:value-type="float">
            <text:p>-1.59971878440949</text:p>
          </table:table-cell>
          <table:table-cell office:value-type="float" office:value="-2.14680439445336" calcext:value-type="float">
            <text:p>-2.14680439445336</text:p>
          </table:table-cell>
          <table:table-cell office:value-type="float" office:value="-1.05263317436561" calcext:value-type="float">
            <text:p>-1.05263317436561</text:p>
          </table:table-cell>
          <table:table-cell office:value-type="float" office:value="0.201953302427146" calcext:value-type="float">
            <text:p>0.201953302427146</text:p>
          </table:table-cell>
          <table:table-cell office:value-type="float" office:value="0.116856990590205" calcext:value-type="float">
            <text:p>0.116856990590205</text:p>
          </table:table-cell>
          <table:table-cell office:value-type="float" office:value="0.349017514101966" calcext:value-type="float">
            <text:p>0.349017514101966</text:p>
          </table:table-cell>
          <table:table-cell office:value-type="float" office:value="0.798046697572854" calcext:value-type="float">
            <text:p>0.798046697572854</text:p>
          </table:table-cell>
          <table:table-cell office:value-type="float" office:value="0.883143009409795" calcext:value-type="float">
            <text:p>0.883143009409795</text:p>
          </table:table-cell>
          <table:table-cell office:value-type="float" office:value="0.650982485898034" calcext:value-type="float">
            <text:p>0.6509824858980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598740119544" calcext:value-type="float">
            <text:p>-0.908598740119544</text:p>
          </table:table-cell>
          <table:table-cell office:value-type="float" office:value="-1.36271371992443" calcext:value-type="float">
            <text:p>-1.36271371992443</text:p>
          </table:table-cell>
          <table:table-cell office:value-type="float" office:value="-0.454483760314653" calcext:value-type="float">
            <text:p>-0.454483760314653</text:p>
          </table:table-cell>
          <table:table-cell office:value-type="float" office:value="0.40308866044838" calcext:value-type="float">
            <text:p>0.40308866044838</text:p>
          </table:table-cell>
          <table:table-cell office:value-type="float" office:value="0.255965215695397" calcext:value-type="float">
            <text:p>0.255965215695397</text:p>
          </table:table-cell>
          <table:table-cell office:value-type="float" office:value="0.634775579723395" calcext:value-type="float">
            <text:p>0.634775579723395</text:p>
          </table:table-cell>
          <table:table-cell office:value-type="float" office:value="0.59691133955162" calcext:value-type="float">
            <text:p>0.59691133955162</text:p>
          </table:table-cell>
          <table:table-cell office:value-type="float" office:value="0.744034784304603" calcext:value-type="float">
            <text:p>0.744034784304603</text:p>
          </table:table-cell>
          <table:table-cell office:value-type="float" office:value="0.365224420276605" calcext:value-type="float">
            <text:p>0.36522442027660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02210681817" calcext:value-type="float">
            <text:p>-1.55502210681817</text:p>
          </table:table-cell>
          <table:table-cell office:value-type="float" office:value="-2.35768680037277" calcext:value-type="float">
            <text:p>-2.35768680037277</text:p>
          </table:table-cell>
          <table:table-cell office:value-type="float" office:value="-0.752357413263572" calcext:value-type="float">
            <text:p>-0.752357413263572</text:p>
          </table:table-cell>
          <table:table-cell office:value-type="float" office:value="0.211184713967294" calcext:value-type="float">
            <text:p>0.211184713967294</text:p>
          </table:table-cell>
          <table:table-cell office:value-type="float" office:value="0.0946388888325323" calcext:value-type="float">
            <text:p>0.0946388888325323</text:p>
          </table:table-cell>
          <table:table-cell office:value-type="float" office:value="0.471254301097805" calcext:value-type="float">
            <text:p>0.471254301097805</text:p>
          </table:table-cell>
          <table:table-cell office:value-type="float" office:value="0.788815286032706" calcext:value-type="float">
            <text:p>0.788815286032706</text:p>
          </table:table-cell>
          <table:table-cell office:value-type="float" office:value="0.905361111167468" calcext:value-type="float">
            <text:p>0.905361111167468</text:p>
          </table:table-cell>
          <table:table-cell office:value-type="float" office:value="0.528745698902195" calcext:value-type="float">
            <text:p>0.52874569890219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16778622206" calcext:value-type="float">
            <text:p>-0.88716778622206</text:p>
          </table:table-cell>
          <table:table-cell office:value-type="float" office:value="-1.68993485305614" calcext:value-type="float">
            <text:p>-1.68993485305614</text:p>
          </table:table-cell>
          <table:table-cell office:value-type="float" office:value="-0.0844007193879797" calcext:value-type="float">
            <text:p>-0.0844007193879797</text:p>
          </table:table-cell>
          <table:table-cell office:value-type="float" office:value="0.411820466213481" calcext:value-type="float">
            <text:p>0.411820466213481</text:p>
          </table:table-cell>
          <table:table-cell office:value-type="float" office:value="0.18453154526763" calcext:value-type="float">
            <text:p>0.18453154526763</text:p>
          </table:table-cell>
          <table:table-cell office:value-type="float" office:value="0.919062895974343" calcext:value-type="float">
            <text:p>0.919062895974343</text:p>
          </table:table-cell>
          <table:table-cell office:value-type="float" office:value="0.588179533786519" calcext:value-type="float">
            <text:p>0.588179533786519</text:p>
          </table:table-cell>
          <table:table-cell office:value-type="float" office:value="0.81546845473237" calcext:value-type="float">
            <text:p>0.81546845473237</text:p>
          </table:table-cell>
          <table:table-cell office:value-type="float" office:value="0.0809371040256569" calcext:value-type="float">
            <text:p>0.080937104025656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41954190389" calcext:value-type="float">
            <text:p>-2.45541954190389</text:p>
          </table:table-cell>
          <table:table-cell office:value-type="float" office:value="-4.41625990870167" calcext:value-type="float">
            <text:p>-4.41625990870167</text:p>
          </table:table-cell>
          <table:table-cell office:value-type="float" office:value="-0.494579175106107" calcext:value-type="float">
            <text:p>-0.494579175106107</text:p>
          </table:table-cell>
          <table:table-cell office:value-type="float" office:value="0.0858271797882438" calcext:value-type="float">
            <text:p>0.0858271797882438</text:p>
          </table:table-cell>
          <table:table-cell office:value-type="float" office:value="0.0120793256863286" calcext:value-type="float">
            <text:p>0.0120793256863286</text:p>
          </table:table-cell>
          <table:table-cell office:value-type="float" office:value="0.609827483891815" calcext:value-type="float">
            <text:p>0.609827483891815</text:p>
          </table:table-cell>
          <table:table-cell office:value-type="float" office:value="0.914172820211756" calcext:value-type="float">
            <text:p>0.914172820211756</text:p>
          </table:table-cell>
          <table:table-cell office:value-type="float" office:value="0.987920674313671" calcext:value-type="float">
            <text:p>0.987920674313671</text:p>
          </table:table-cell>
          <table:table-cell office:value-type="float" office:value="0.390172516108185" calcext:value-type="float">
            <text:p>0.390172516108185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9818344407" calcext:value-type="float">
            <text:p>-1.65939818344407</text:p>
          </table:table-cell>
          <table:table-cell office:value-type="float" office:value="-2.64153294257468" calcext:value-type="float">
            <text:p>-2.64153294257468</text:p>
          </table:table-cell>
          <table:table-cell office:value-type="float" office:value="-0.677263424313471" calcext:value-type="float">
            <text:p>-0.677263424313471</text:p>
          </table:table-cell>
          <table:table-cell office:value-type="float" office:value="0.19025344332715" calcext:value-type="float">
            <text:p>0.19025344332715</text:p>
          </table:table-cell>
          <table:table-cell office:value-type="float" office:value="0.0712519606316578" calcext:value-type="float">
            <text:p>0.0712519606316578</text:p>
          </table:table-cell>
          <table:table-cell office:value-type="float" office:value="0.508005286829324" calcext:value-type="float">
            <text:p>0.508005286829324</text:p>
          </table:table-cell>
          <table:table-cell office:value-type="float" office:value="0.80974655667285" calcext:value-type="float">
            <text:p>0.80974655667285</text:p>
          </table:table-cell>
          <table:table-cell office:value-type="float" office:value="0.928748039368342" calcext:value-type="float">
            <text:p>0.928748039368342</text:p>
          </table:table-cell>
          <table:table-cell office:value-type="float" office:value="0.491994713170676" calcext:value-type="float">
            <text:p>0.49199471317067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825765372244" calcext:value-type="float">
            <text:p>-0.953825765372244</text:p>
          </table:table-cell>
          <table:table-cell office:value-type="float" office:value="-1.43384626733281" calcext:value-type="float">
            <text:p>-1.43384626733281</text:p>
          </table:table-cell>
          <table:table-cell office:value-type="float" office:value="-0.473805263411679" calcext:value-type="float">
            <text:p>-0.473805263411679</text:p>
          </table:table-cell>
          <table:table-cell office:value-type="float" office:value="0.385264269696844" calcext:value-type="float">
            <text:p>0.385264269696844</text:p>
          </table:table-cell>
          <table:table-cell office:value-type="float" office:value="0.238390244027245" calcext:value-type="float">
            <text:p>0.238390244027245</text:p>
          </table:table-cell>
          <table:table-cell office:value-type="float" office:value="0.622628489310488" calcext:value-type="float">
            <text:p>0.622628489310488</text:p>
          </table:table-cell>
          <table:table-cell office:value-type="float" office:value="0.614735730303156" calcext:value-type="float">
            <text:p>0.614735730303156</text:p>
          </table:table-cell>
          <table:table-cell office:value-type="float" office:value="0.761609755972755" calcext:value-type="float">
            <text:p>0.761609755972755</text:p>
          </table:table-cell>
          <table:table-cell office:value-type="float" office:value="0.377371510689512" calcext:value-type="float">
            <text:p>0.37737151068951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843675673" calcext:value-type="float">
            <text:p>-1.268843675673</text:p>
          </table:table-cell>
          <table:table-cell office:value-type="float" office:value="-1.7789855506572" calcext:value-type="float">
            <text:p>-1.7789855506572</text:p>
          </table:table-cell>
          <table:table-cell office:value-type="float" office:value="-0.75870180068881" calcext:value-type="float">
            <text:p>-0.75870180068881</text:p>
          </table:table-cell>
          <table:table-cell office:value-type="float" office:value="0.281156542034826" calcext:value-type="float">
            <text:p>0.281156542034826</text:p>
          </table:table-cell>
          <table:table-cell office:value-type="float" office:value="0.168809308929002" calcext:value-type="float">
            <text:p>0.168809308929002</text:p>
          </table:table-cell>
          <table:table-cell office:value-type="float" office:value="0.46827394549804" calcext:value-type="float">
            <text:p>0.46827394549804</text:p>
          </table:table-cell>
          <table:table-cell office:value-type="float" office:value="0.718843457965174" calcext:value-type="float">
            <text:p>0.718843457965174</text:p>
          </table:table-cell>
          <table:table-cell office:value-type="float" office:value="0.831190691070998" calcext:value-type="float">
            <text:p>0.831190691070998</text:p>
          </table:table-cell>
          <table:table-cell office:value-type="float" office:value="0.53172605450196" calcext:value-type="float">
            <text:p>0.5317260545019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55720968404" calcext:value-type="float">
            <text:p>-0.971555720968404</text:p>
          </table:table-cell>
          <table:table-cell office:value-type="float" office:value="-1.46601092132642" calcext:value-type="float">
            <text:p>-1.46601092132642</text:p>
          </table:table-cell>
          <table:table-cell office:value-type="float" office:value="-0.477100520610389" calcext:value-type="float">
            <text:p>-0.477100520610389</text:p>
          </table:table-cell>
          <table:table-cell office:value-type="float" office:value="0.378493749175679" calcext:value-type="float">
            <text:p>0.378493749175679</text:p>
          </table:table-cell>
          <table:table-cell office:value-type="float" office:value="0.230844507844356" calcext:value-type="float">
            <text:p>0.230844507844356</text:p>
          </table:table-cell>
          <table:table-cell office:value-type="float" office:value="0.620580145063062" calcext:value-type="float">
            <text:p>0.620580145063062</text:p>
          </table:table-cell>
          <table:table-cell office:value-type="float" office:value="0.621506250824321" calcext:value-type="float">
            <text:p>0.621506250824321</text:p>
          </table:table-cell>
          <table:table-cell office:value-type="float" office:value="0.769155492155644" calcext:value-type="float">
            <text:p>0.769155492155644</text:p>
          </table:table-cell>
          <table:table-cell office:value-type="float" office:value="0.379419854936938" calcext:value-type="float">
            <text:p>0.3794198549369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17302675529" calcext:value-type="float">
            <text:p>-1.23117302675529</text:p>
          </table:table-cell>
          <table:table-cell office:value-type="float" office:value="-2.03524692106175" calcext:value-type="float">
            <text:p>-2.03524692106175</text:p>
          </table:table-cell>
          <table:table-cell office:value-type="float" office:value="-0.42709913244883" calcext:value-type="float">
            <text:p>-0.42709913244883</text:p>
          </table:table-cell>
          <table:table-cell office:value-type="float" office:value="0.29194991168435" calcext:value-type="float">
            <text:p>0.29194991168435</text:p>
          </table:table-cell>
          <table:table-cell office:value-type="float" office:value="0.130648218724002" calcext:value-type="float">
            <text:p>0.130648218724002</text:p>
          </table:table-cell>
          <table:table-cell office:value-type="float" office:value="0.652398875124048" calcext:value-type="float">
            <text:p>0.652398875124048</text:p>
          </table:table-cell>
          <table:table-cell office:value-type="float" office:value="0.70805008831565" calcext:value-type="float">
            <text:p>0.70805008831565</text:p>
          </table:table-cell>
          <table:table-cell office:value-type="float" office:value="0.869351781275998" calcext:value-type="float">
            <text:p>0.869351781275998</text:p>
          </table:table-cell>
          <table:table-cell office:value-type="float" office:value="0.347601124875952" calcext:value-type="float">
            <text:p>0.34760112487595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127065974611" calcext:value-type="float">
            <text:p>-0.704127065974611</text:p>
          </table:table-cell>
          <table:table-cell office:value-type="float" office:value="-1.68808945285695" calcext:value-type="float">
            <text:p>-1.68808945285695</text:p>
          </table:table-cell>
          <table:table-cell office:value-type="float" office:value="0.279835320907731" calcext:value-type="float">
            <text:p>0.279835320907731</text:p>
          </table:table-cell>
          <table:table-cell office:value-type="float" office:value="0.494540086756417" calcext:value-type="float">
            <text:p>0.494540086756417</text:p>
          </table:table-cell>
          <table:table-cell office:value-type="float" office:value="0.184872394222658" calcext:value-type="float">
            <text:p>0.184872394222658</text:p>
          </table:table-cell>
          <table:table-cell office:value-type="float" office:value="1.32291193846112" calcext:value-type="float">
            <text:p>1.32291193846112</text:p>
          </table:table-cell>
          <table:table-cell office:value-type="float" office:value="0.505459913243583" calcext:value-type="float">
            <text:p>0.505459913243583</text:p>
          </table:table-cell>
          <table:table-cell office:value-type="float" office:value="0.815127605777342" calcext:value-type="float">
            <text:p>0.815127605777342</text:p>
          </table:table-cell>
          <table:table-cell office:value-type="float" office:value="-0.322911938461116" calcext:value-type="float">
            <text:p>-0.3229119384611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26476437828" calcext:value-type="float">
            <text:p>-1.19326476437828</text:p>
          </table:table-cell>
          <table:table-cell office:value-type="float" office:value="-2.17577704793244" calcext:value-type="float">
            <text:p>-2.17577704793244</text:p>
          </table:table-cell>
          <table:table-cell office:value-type="float" office:value="-0.210752480824121" calcext:value-type="float">
            <text:p>-0.210752480824121</text:p>
          </table:table-cell>
          <table:table-cell office:value-type="float" office:value="0.303229672857247" calcext:value-type="float">
            <text:p>0.303229672857247</text:p>
          </table:table-cell>
          <table:table-cell office:value-type="float" office:value="0.113519908979463" calcext:value-type="float">
            <text:p>0.113519908979463</text:p>
          </table:table-cell>
          <table:table-cell office:value-type="float" office:value="0.809974526298711" calcext:value-type="float">
            <text:p>0.809974526298711</text:p>
          </table:table-cell>
          <table:table-cell office:value-type="float" office:value="0.696770327142753" calcext:value-type="float">
            <text:p>0.696770327142753</text:p>
          </table:table-cell>
          <table:table-cell office:value-type="float" office:value="0.886480091020537" calcext:value-type="float">
            <text:p>0.886480091020537</text:p>
          </table:table-cell>
          <table:table-cell office:value-type="float" office:value="0.190025473701289" calcext:value-type="float">
            <text:p>0.190025473701289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41594572119" calcext:value-type="float">
            <text:p>-1.64841594572119</text:p>
          </table:table-cell>
          <table:table-cell office:value-type="float" office:value="-1.99707498259944" calcext:value-type="float">
            <text:p>-1.99707498259944</text:p>
          </table:table-cell>
          <table:table-cell office:value-type="float" office:value="-1.29975690884293" calcext:value-type="float">
            <text:p>-1.29975690884293</text:p>
          </table:table-cell>
          <table:table-cell office:value-type="float" office:value="0.192354367176026" calcext:value-type="float">
            <text:p>0.192354367176026</text:p>
          </table:table-cell>
          <table:table-cell office:value-type="float" office:value="0.135731720805733" calcext:value-type="float">
            <text:p>0.135731720805733</text:p>
          </table:table-cell>
          <table:table-cell office:value-type="float" office:value="0.272598051155974" calcext:value-type="float">
            <text:p>0.272598051155974</text:p>
          </table:table-cell>
          <table:table-cell office:value-type="float" office:value="0.807645632823974" calcext:value-type="float">
            <text:p>0.807645632823974</text:p>
          </table:table-cell>
          <table:table-cell office:value-type="float" office:value="0.864268279194267" calcext:value-type="float">
            <text:p>0.864268279194267</text:p>
          </table:table-cell>
          <table:table-cell office:value-type="float" office:value="0.727401948844026" calcext:value-type="float">
            <text:p>0.727401948844026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459036111907" calcext:value-type="float">
            <text:p>-1.15459036111907</text:p>
          </table:table-cell>
          <table:table-cell office:value-type="float" office:value="-1.51851534477366" calcext:value-type="float">
            <text:p>-1.51851534477366</text:p>
          </table:table-cell>
          <table:table-cell office:value-type="float" office:value="-0.790665377464475" calcext:value-type="float">
            <text:p>-0.790665377464475</text:p>
          </table:table-cell>
          <table:table-cell office:value-type="float" office:value="0.31518662315783" calcext:value-type="float">
            <text:p>0.31518662315783</text:p>
          </table:table-cell>
          <table:table-cell office:value-type="float" office:value="0.21903683986007" calcext:value-type="float">
            <text:p>0.21903683986007</text:p>
          </table:table-cell>
          <table:table-cell office:value-type="float" office:value="0.453542917625638" calcext:value-type="float">
            <text:p>0.453542917625638</text:p>
          </table:table-cell>
          <table:table-cell office:value-type="float" office:value="0.68481337684217" calcext:value-type="float">
            <text:p>0.68481337684217</text:p>
          </table:table-cell>
          <table:table-cell office:value-type="float" office:value="0.78096316013993" calcext:value-type="float">
            <text:p>0.78096316013993</text:p>
          </table:table-cell>
          <table:table-cell office:value-type="float" office:value="0.546457082374362" calcext:value-type="float">
            <text:p>0.546457082374362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799088805849249" calcext:value-type="float">
            <text:p>-0.799088805849249</text:p>
          </table:table-cell>
          <table:table-cell office:value-type="float" office:value="-1.79040062836882" calcext:value-type="float">
            <text:p>-1.79040062836882</text:p>
          </table:table-cell>
          <table:table-cell office:value-type="float" office:value="0.192223016670325" calcext:value-type="float">
            <text:p>0.192223016670325</text:p>
          </table:table-cell>
          <table:table-cell office:value-type="float" office:value="0.449738576631011" calcext:value-type="float">
            <text:p>0.449738576631011</text:p>
          </table:table-cell>
          <table:table-cell office:value-type="float" office:value="0.166893294083631" calcext:value-type="float">
            <text:p>0.166893294083631</text:p>
          </table:table-cell>
          <table:table-cell office:value-type="float" office:value="1.21194076982345" calcext:value-type="float">
            <text:p>1.21194076982345</text:p>
          </table:table-cell>
          <table:table-cell office:value-type="float" office:value="0.55026142336899" calcext:value-type="float">
            <text:p>0.55026142336899</text:p>
          </table:table-cell>
          <table:table-cell office:value-type="float" office:value="0.833106705916369" calcext:value-type="float">
            <text:p>0.833106705916369</text:p>
          </table:table-cell>
          <table:table-cell office:value-type="float" office:value="-0.211940769823452" calcext:value-type="float">
            <text:p>-0.21194076982345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22877749067" calcext:value-type="float">
            <text:p>-1.21922877749067</text:p>
          </table:table-cell>
          <table:table-cell office:value-type="float" office:value="-1.42544975031791" calcext:value-type="float">
            <text:p>-1.42544975031791</text:p>
          </table:table-cell>
          <table:table-cell office:value-type="float" office:value="-1.01300780466342" calcext:value-type="float">
            <text:p>-1.01300780466342</text:p>
          </table:table-cell>
          <table:table-cell office:value-type="float" office:value="0.295457942895868" calcext:value-type="float">
            <text:p>0.295457942895868</text:p>
          </table:table-cell>
          <table:table-cell office:value-type="float" office:value="0.240400318771374" calcext:value-type="float">
            <text:p>0.240400318771374</text:p>
          </table:table-cell>
          <table:table-cell office:value-type="float" office:value="0.363125125900012" calcext:value-type="float">
            <text:p>0.363125125900012</text:p>
          </table:table-cell>
          <table:table-cell office:value-type="float" office:value="0.704542057104132" calcext:value-type="float">
            <text:p>0.704542057104132</text:p>
          </table:table-cell>
          <table:table-cell office:value-type="float" office:value="0.759599681228626" calcext:value-type="float">
            <text:p>0.759599681228626</text:p>
          </table:table-cell>
          <table:table-cell office:value-type="float" office:value="0.636874874099988" calcext:value-type="float">
            <text:p>0.636874874099988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40166271793" calcext:value-type="float">
            <text:p>-0.826440166271793</text:p>
          </table:table-cell>
          <table:table-cell office:value-type="float" office:value="-1.03851598470539" calcext:value-type="float">
            <text:p>-1.03851598470539</text:p>
          </table:table-cell>
          <table:table-cell office:value-type="float" office:value="-0.614364347838198" calcext:value-type="float">
            <text:p>-0.614364347838198</text:p>
          </table:table-cell>
          <table:table-cell office:value-type="float" office:value="0.437604315458564" calcext:value-type="float">
            <text:p>0.437604315458564</text:p>
          </table:table-cell>
          <table:table-cell office:value-type="float" office:value="0.35397960351223" calcext:value-type="float">
            <text:p>0.35397960351223</text:p>
          </table:table-cell>
          <table:table-cell office:value-type="float" office:value="0.540984664110294" calcext:value-type="float">
            <text:p>0.540984664110294</text:p>
          </table:table-cell>
          <table:table-cell office:value-type="float" office:value="0.562395684541436" calcext:value-type="float">
            <text:p>0.562395684541436</text:p>
          </table:table-cell>
          <table:table-cell office:value-type="float" office:value="0.64602039648777" calcext:value-type="float">
            <text:p>0.64602039648777</text:p>
          </table:table-cell>
          <table:table-cell office:value-type="float" office:value="0.459015335889706" calcext:value-type="float">
            <text:p>0.45901533588970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69529827990373" calcext:value-type="float">
            <text:p>-0.569529827990373</text:p>
          </table:table-cell>
          <table:table-cell office:value-type="float" office:value="-0.835323715052188" calcext:value-type="float">
            <text:p>-0.835323715052188</text:p>
          </table:table-cell>
          <table:table-cell office:value-type="float" office:value="-0.303735940928557" calcext:value-type="float">
            <text:p>-0.303735940928557</text:p>
          </table:table-cell>
          <table:table-cell office:value-type="float" office:value="0.565791395449356" calcext:value-type="float">
            <text:p>0.565791395449356</text:p>
          </table:table-cell>
          <table:table-cell office:value-type="float" office:value="0.433734052463303" calcext:value-type="float">
            <text:p>0.433734052463303</text:p>
          </table:table-cell>
          <table:table-cell office:value-type="float" office:value="0.738055731032588" calcext:value-type="float">
            <text:p>0.738055731032588</text:p>
          </table:table-cell>
          <table:table-cell office:value-type="float" office:value="0.434208604550644" calcext:value-type="float">
            <text:p>0.434208604550644</text:p>
          </table:table-cell>
          <table:table-cell office:value-type="float" office:value="0.566265947536697" calcext:value-type="float">
            <text:p>0.566265947536697</text:p>
          </table:table-cell>
          <table:table-cell office:value-type="float" office:value="0.261944268967412" calcext:value-type="float">
            <text:p>0.261944268967412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0927609889978" calcext:value-type="float">
            <text:p>-0.110927609889978</text:p>
          </table:table-cell>
          <table:table-cell office:value-type="float" office:value="-0.651337483735741" calcext:value-type="float">
            <text:p>-0.651337483735741</text:p>
          </table:table-cell>
          <table:table-cell office:value-type="float" office:value="0.429482263955784" calcext:value-type="float">
            <text:p>0.429482263955784</text:p>
          </table:table-cell>
          <table:table-cell office:value-type="float" office:value="0.895003535988471" calcext:value-type="float">
            <text:p>0.895003535988471</text:p>
          </table:table-cell>
          <table:table-cell office:value-type="float" office:value="0.521348015751304" calcext:value-type="float">
            <text:p>0.521348015751304</text:p>
          </table:table-cell>
          <table:table-cell office:value-type="float" office:value="1.53646183591496" calcext:value-type="float">
            <text:p>1.53646183591496</text:p>
          </table:table-cell>
          <table:table-cell office:value-type="float" office:value="0.104996464011529" calcext:value-type="float">
            <text:p>0.104996464011529</text:p>
          </table:table-cell>
          <table:table-cell office:value-type="float" office:value="0.478651984248696" calcext:value-type="float">
            <text:p>0.478651984248696</text:p>
          </table:table-cell>
          <table:table-cell office:value-type="float" office:value="-0.536461835914956" calcext:value-type="float">
            <text:p>-0.53646183591495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597941470784" calcext:value-type="float">
            <text:p>-1.18597941470784</text:p>
          </table:table-cell>
          <table:table-cell office:value-type="float" office:value="-1.64559566669943" calcext:value-type="float">
            <text:p>-1.64559566669943</text:p>
          </table:table-cell>
          <table:table-cell office:value-type="float" office:value="-0.726363162716237" calcext:value-type="float">
            <text:p>-0.726363162716237</text:p>
          </table:table-cell>
          <table:table-cell office:value-type="float" office:value="0.305446873789779" calcext:value-type="float">
            <text:p>0.305446873789779</text:p>
          </table:table-cell>
          <table:table-cell office:value-type="float" office:value="0.19289762587298" calcext:value-type="float">
            <text:p>0.19289762587298</text:p>
          </table:table-cell>
          <table:table-cell office:value-type="float" office:value="0.483664805545011" calcext:value-type="float">
            <text:p>0.483664805545011</text:p>
          </table:table-cell>
          <table:table-cell office:value-type="float" office:value="0.694553126210221" calcext:value-type="float">
            <text:p>0.694553126210221</text:p>
          </table:table-cell>
          <table:table-cell office:value-type="float" office:value="0.80710237412702" calcext:value-type="float">
            <text:p>0.80710237412702</text:p>
          </table:table-cell>
          <table:table-cell office:value-type="float" office:value="0.516335194454989" calcext:value-type="float">
            <text:p>0.51633519445498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7859216488" calcext:value-type="float">
            <text:p>-2.6387859216488</text:p>
          </table:table-cell>
          <table:table-cell office:value-type="float" office:value="-4.05554757080392" calcext:value-type="float">
            <text:p>-4.05554757080392</text:p>
          </table:table-cell>
          <table:table-cell office:value-type="float" office:value="-1.22202427249368" calcext:value-type="float">
            <text:p>-1.22202427249368</text:p>
          </table:table-cell>
          <table:table-cell office:value-type="float" office:value="0.0714479603429238" calcext:value-type="float">
            <text:p>0.0714479603429238</text:p>
          </table:table-cell>
          <table:table-cell office:value-type="float" office:value="0.0173259903790528" calcext:value-type="float">
            <text:p>0.0173259903790528</text:p>
          </table:table-cell>
          <table:table-cell office:value-type="float" office:value="0.294633145089112" calcext:value-type="float">
            <text:p>0.294633145089112</text:p>
          </table:table-cell>
          <table:table-cell office:value-type="float" office:value="0.928552039657076" calcext:value-type="float">
            <text:p>0.928552039657076</text:p>
          </table:table-cell>
          <table:table-cell office:value-type="float" office:value="0.982674009620947" calcext:value-type="float">
            <text:p>0.982674009620947</text:p>
          </table:table-cell>
          <table:table-cell office:value-type="float" office:value="0.705366854910888" calcext:value-type="float">
            <text:p>0.7053668549108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35400694521" calcext:value-type="float">
            <text:p>-2.44935400694521</text:p>
          </table:table-cell>
          <table:table-cell office:value-type="float" office:value="-4.43112590699544" calcext:value-type="float">
            <text:p>-4.43112590699544</text:p>
          </table:table-cell>
          <table:table-cell office:value-type="float" office:value="-0.46758210689498" calcext:value-type="float">
            <text:p>-0.46758210689498</text:p>
          </table:table-cell>
          <table:table-cell office:value-type="float" office:value="0.0863493495662598" calcext:value-type="float">
            <text:p>0.0863493495662598</text:p>
          </table:table-cell>
          <table:table-cell office:value-type="float" office:value="0.0119010826144866" calcext:value-type="float">
            <text:p>0.0119010826144866</text:p>
          </table:table-cell>
          <table:table-cell office:value-type="float" office:value="0.626515285377486" calcext:value-type="float">
            <text:p>0.626515285377486</text:p>
          </table:table-cell>
          <table:table-cell office:value-type="float" office:value="0.91365065043374" calcext:value-type="float">
            <text:p>0.91365065043374</text:p>
          </table:table-cell>
          <table:table-cell office:value-type="float" office:value="0.988098917385513" calcext:value-type="float">
            <text:p>0.988098917385513</text:p>
          </table:table-cell>
          <table:table-cell office:value-type="float" office:value="0.373484714622514" calcext:value-type="float">
            <text:p>0.3734847146225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52088100051" calcext:value-type="float">
            <text:p>-1.37252088100051</text:p>
          </table:table-cell>
          <table:table-cell office:value-type="float" office:value="-2.05799356082431" calcext:value-type="float">
            <text:p>-2.05799356082431</text:p>
          </table:table-cell>
          <table:table-cell office:value-type="float" office:value="-0.687048201176716" calcext:value-type="float">
            <text:p>-0.687048201176716</text:p>
          </table:table-cell>
          <table:table-cell office:value-type="float" office:value="0.253467192873" calcext:value-type="float">
            <text:p>0.253467192873</text:p>
          </table:table-cell>
          <table:table-cell office:value-type="float" office:value="0.127709955256765" calcext:value-type="float">
            <text:p>0.127709955256765</text:p>
          </table:table-cell>
          <table:table-cell office:value-type="float" office:value="0.503058808013446" calcext:value-type="float">
            <text:p>0.503058808013446</text:p>
          </table:table-cell>
          <table:table-cell office:value-type="float" office:value="0.746532807127" calcext:value-type="float">
            <text:p>0.746532807127</text:p>
          </table:table-cell>
          <table:table-cell office:value-type="float" office:value="0.872290044743235" calcext:value-type="float">
            <text:p>0.872290044743235</text:p>
          </table:table-cell>
          <table:table-cell office:value-type="float" office:value="0.496941191986554" calcext:value-type="float">
            <text:p>0.49694119198655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53090213952" calcext:value-type="float">
            <text:p>-1.32253090213952</text:p>
          </table:table-cell>
          <table:table-cell office:value-type="float" office:value="-2.03832691215217" calcext:value-type="float">
            <text:p>-2.03832691215217</text:p>
          </table:table-cell>
          <table:table-cell office:value-type="float" office:value="-0.606734892126873" calcext:value-type="float">
            <text:p>-0.606734892126873</text:p>
          </table:table-cell>
          <table:table-cell office:value-type="float" office:value="0.266460063500236" calcext:value-type="float">
            <text:p>0.266460063500236</text:p>
          </table:table-cell>
          <table:table-cell office:value-type="float" office:value="0.130246442425678" calcext:value-type="float">
            <text:p>0.130246442425678</text:p>
          </table:table-cell>
          <table:table-cell office:value-type="float" office:value="0.545127867742451" calcext:value-type="float">
            <text:p>0.545127867742451</text:p>
          </table:table-cell>
          <table:table-cell office:value-type="float" office:value="0.733539936499764" calcext:value-type="float">
            <text:p>0.733539936499764</text:p>
          </table:table-cell>
          <table:table-cell office:value-type="float" office:value="0.869753557574322" calcext:value-type="float">
            <text:p>0.869753557574322</text:p>
          </table:table-cell>
          <table:table-cell office:value-type="float" office:value="0.454872132257549" calcext:value-type="float">
            <text:p>0.45487213225754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052950508182" calcext:value-type="float">
            <text:p>-0.908052950508182</text:p>
          </table:table-cell>
          <table:table-cell office:value-type="float" office:value="-1.47861894059384" calcext:value-type="float">
            <text:p>-1.47861894059384</text:p>
          </table:table-cell>
          <table:table-cell office:value-type="float" office:value="-0.337486960422522" calcext:value-type="float">
            <text:p>-0.337486960422522</text:p>
          </table:table-cell>
          <table:table-cell office:value-type="float" office:value="0.40330872209993" calcext:value-type="float">
            <text:p>0.40330872209993</text:p>
          </table:table-cell>
          <table:table-cell office:value-type="float" office:value="0.22795228674406" calcext:value-type="float">
            <text:p>0.22795228674406</text:p>
          </table:table-cell>
          <table:table-cell office:value-type="float" office:value="0.713561279183425" calcext:value-type="float">
            <text:p>0.713561279183425</text:p>
          </table:table-cell>
          <table:table-cell office:value-type="float" office:value="0.59669127790007" calcext:value-type="float">
            <text:p>0.59669127790007</text:p>
          </table:table-cell>
          <table:table-cell office:value-type="float" office:value="0.77204771325594" calcext:value-type="float">
            <text:p>0.77204771325594</text:p>
          </table:table-cell>
          <table:table-cell office:value-type="float" office:value="0.286438720816575" calcext:value-type="float">
            <text:p>0.28643872081657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02176942187" calcext:value-type="float">
            <text:p>-0.801802176942187</text:p>
          </table:table-cell>
          <table:table-cell office:value-type="float" office:value="-1.34843904386626" calcext:value-type="float">
            <text:p>-1.34843904386626</text:p>
          </table:table-cell>
          <table:table-cell office:value-type="float" office:value="-0.255165310018116" calcext:value-type="float">
            <text:p>-0.255165310018116</text:p>
          </table:table-cell>
          <table:table-cell office:value-type="float" office:value="0.448519923055176" calcext:value-type="float">
            <text:p>0.448519923055176</text:p>
          </table:table-cell>
          <table:table-cell office:value-type="float" office:value="0.259645239315598" calcext:value-type="float">
            <text:p>0.259645239315598</text:p>
          </table:table-cell>
          <table:table-cell office:value-type="float" office:value="0.774788407088409" calcext:value-type="float">
            <text:p>0.774788407088409</text:p>
          </table:table-cell>
          <table:table-cell office:value-type="float" office:value="0.551480076944824" calcext:value-type="float">
            <text:p>0.551480076944824</text:p>
          </table:table-cell>
          <table:table-cell office:value-type="float" office:value="0.740354760684402" calcext:value-type="float">
            <text:p>0.740354760684402</text:p>
          </table:table-cell>
          <table:table-cell office:value-type="float" office:value="0.225211592911591" calcext:value-type="float">
            <text:p>0.22521159291159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400844731411" calcext:value-type="float">
            <text:p>-0.125400844731411</text:p>
          </table:table-cell>
          <table:table-cell office:value-type="float" office:value="-0.545935232402197" calcext:value-type="float">
            <text:p>-0.545935232402197</text:p>
          </table:table-cell>
          <table:table-cell office:value-type="float" office:value="0.295133542939375" calcext:value-type="float">
            <text:p>0.295133542939375</text:p>
          </table:table-cell>
          <table:table-cell office:value-type="float" office:value="0.882143229239492" calcext:value-type="float">
            <text:p>0.882143229239492</text:p>
          </table:table-cell>
          <table:table-cell office:value-type="float" office:value="0.57929975001899" calcext:value-type="float">
            <text:p>0.57929975001899</text:p>
          </table:table-cell>
          <table:table-cell office:value-type="float" office:value="1.34330573570517" calcext:value-type="float">
            <text:p>1.34330573570517</text:p>
          </table:table-cell>
          <table:table-cell office:value-type="float" office:value="0.117856770760508" calcext:value-type="float">
            <text:p>0.117856770760508</text:p>
          </table:table-cell>
          <table:table-cell office:value-type="float" office:value="0.42070024998101" calcext:value-type="float">
            <text:p>0.42070024998101</text:p>
          </table:table-cell>
          <table:table-cell office:value-type="float" office:value="-0.343305735705169" calcext:value-type="float">
            <text:p>-0.3433057357051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02506637759" calcext:value-type="float">
            <text:p>0.673902506637759</text:p>
          </table:table-cell>
          <table:table-cell office:value-type="float" office:value="0.302349043226067" calcext:value-type="float">
            <text:p>0.302349043226067</text:p>
          </table:table-cell>
          <table:table-cell office:value-type="float" office:value="1.04545597004945" calcext:value-type="float">
            <text:p>1.04545597004945</text:p>
          </table:table-cell>
          <table:table-cell office:value-type="float" office:value="1.96187864521359" calcext:value-type="float">
            <text:p>1.96187864521359</text:p>
          </table:table-cell>
          <table:table-cell office:value-type="float" office:value="1.35303341144515" calcext:value-type="float">
            <text:p>1.35303341144515</text:p>
          </table:table-cell>
          <table:table-cell office:value-type="float" office:value="2.84469532384576" calcext:value-type="float">
            <text:p>2.84469532384576</text:p>
          </table:table-cell>
          <table:table-cell office:value-type="float" office:value="-0.96187864521359" calcext:value-type="float">
            <text:p>-0.96187864521359</text:p>
          </table:table-cell>
          <table:table-cell office:value-type="float" office:value="-0.353033411445154" calcext:value-type="float">
            <text:p>-0.353033411445154</text:p>
          </table:table-cell>
          <table:table-cell office:value-type="float" office:value="-1.84469532384576" calcext:value-type="float">
            <text:p>-1.8446953238457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1447095525" calcext:value-type="float">
            <text:p>1.14251447095525</text:p>
          </table:table-cell>
          <table:table-cell office:value-type="float" office:value="0.796820214441888" calcext:value-type="float">
            <text:p>0.796820214441888</text:p>
          </table:table-cell>
          <table:table-cell office:value-type="float" office:value="1.4882087274686" calcext:value-type="float">
            <text:p>1.4882087274686</text:p>
          </table:table-cell>
          <table:table-cell office:value-type="float" office:value="3.13464042631109" calcext:value-type="float">
            <text:p>3.13464042631109</text:p>
          </table:table-cell>
          <table:table-cell office:value-type="float" office:value="2.21847542493544" calcext:value-type="float">
            <text:p>2.21847542493544</text:p>
          </table:table-cell>
          <table:table-cell office:value-type="float" office:value="4.42915458599219" calcext:value-type="float">
            <text:p>4.42915458599219</text:p>
          </table:table-cell>
          <table:table-cell office:value-type="float" office:value="-2.13464042631109" calcext:value-type="float">
            <text:p>-2.13464042631109</text:p>
          </table:table-cell>
          <table:table-cell office:value-type="float" office:value="-1.21847542493544" calcext:value-type="float">
            <text:p>-1.21847542493544</text:p>
          </table:table-cell>
          <table:table-cell office:value-type="float" office:value="-3.42915458599219" calcext:value-type="float">
            <text:p>-3.4291545859921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23222523274" calcext:value-type="float">
            <text:p>1.76423222523274</text:p>
          </table:table-cell>
          <table:table-cell office:value-type="float" office:value="1.43863104729127" calcext:value-type="float">
            <text:p>1.43863104729127</text:p>
          </table:table-cell>
          <table:table-cell office:value-type="float" office:value="2.08983340317422" calcext:value-type="float">
            <text:p>2.08983340317422</text:p>
          </table:table-cell>
          <table:table-cell office:value-type="float" office:value="5.83708906752728" calcext:value-type="float">
            <text:p>5.83708906752728</text:p>
          </table:table-cell>
          <table:table-cell office:value-type="float" office:value="4.2149218370796" calcext:value-type="float">
            <text:p>4.2149218370796</text:p>
          </table:table-cell>
          <table:table-cell office:value-type="float" office:value="8.08356835529212" calcext:value-type="float">
            <text:p>8.08356835529212</text:p>
          </table:table-cell>
          <table:table-cell office:value-type="float" office:value="-4.83708906752728" calcext:value-type="float">
            <text:p>-4.83708906752728</text:p>
          </table:table-cell>
          <table:table-cell office:value-type="float" office:value="-3.2149218370796" calcext:value-type="float">
            <text:p>-3.2149218370796</text:p>
          </table:table-cell>
          <table:table-cell office:value-type="float" office:value="-7.08356835529212" calcext:value-type="float">
            <text:p>-7.0835683552921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61599246668" calcext:value-type="float">
            <text:p>2.45661599246668</text:p>
          </table:table-cell>
          <table:table-cell office:value-type="float" office:value="2.14824351597598" calcext:value-type="float">
            <text:p>2.14824351597598</text:p>
          </table:table-cell>
          <table:table-cell office:value-type="float" office:value="2.76498846895739" calcext:value-type="float">
            <text:p>2.76498846895739</text:p>
          </table:table-cell>
          <table:table-cell office:value-type="float" office:value="11.6652693128855" calcext:value-type="float">
            <text:p>11.6652693128855</text:p>
          </table:table-cell>
          <table:table-cell office:value-type="float" office:value="8.56979246596199" calcext:value-type="float">
            <text:p>8.56979246596199</text:p>
          </table:table-cell>
          <table:table-cell office:value-type="float" office:value="15.8788568897827" calcext:value-type="float">
            <text:p>15.8788568897827</text:p>
          </table:table-cell>
          <table:table-cell office:value-type="float" office:value="-10.6652693128855" calcext:value-type="float">
            <text:p>-10.6652693128855</text:p>
          </table:table-cell>
          <table:table-cell office:value-type="float" office:value="-7.56979246596199" calcext:value-type="float">
            <text:p>-7.56979246596199</text:p>
          </table:table-cell>
          <table:table-cell office:value-type="float" office:value="-14.8788568897827" calcext:value-type="float">
            <text:p>-14.878856889782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09505315123" calcext:value-type="float">
            <text:p>3.12709505315123</text:p>
          </table:table-cell>
          <table:table-cell office:value-type="float" office:value="2.82494591015553" calcext:value-type="float">
            <text:p>2.82494591015553</text:p>
          </table:table-cell>
          <table:table-cell office:value-type="float" office:value="3.42924419614693" calcext:value-type="float">
            <text:p>3.42924419614693</text:p>
          </table:table-cell>
          <table:table-cell office:value-type="float" office:value="22.8076282677733" calcext:value-type="float">
            <text:p>22.8076282677733</text:p>
          </table:table-cell>
          <table:table-cell office:value-type="float" office:value="16.8600330048618" calcext:value-type="float">
            <text:p>16.8600330048618</text:p>
          </table:table-cell>
          <table:table-cell office:value-type="float" office:value="30.8533148808739" calcext:value-type="float">
            <text:p>30.8533148808739</text:p>
          </table:table-cell>
          <table:table-cell office:value-type="float" office:value="-21.8076282677733" calcext:value-type="float">
            <text:p>-21.8076282677733</text:p>
          </table:table-cell>
          <table:table-cell office:value-type="float" office:value="-15.8600330048618" calcext:value-type="float">
            <text:p>-15.8600330048618</text:p>
          </table:table-cell>
          <table:table-cell office:value-type="float" office:value="-29.8533148808739" calcext:value-type="float">
            <text:p>-29.853314880873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69079085073" calcext:value-type="float">
            <text:p>3.80369079085073</text:p>
          </table:table-cell>
          <table:table-cell office:value-type="float" office:value="3.50352827756435" calcext:value-type="float">
            <text:p>3.50352827756435</text:p>
          </table:table-cell>
          <table:table-cell office:value-type="float" office:value="4.10385330413711" calcext:value-type="float">
            <text:p>4.10385330413711</text:p>
          </table:table-cell>
          <table:table-cell office:value-type="float" office:value="44.8664720493173" calcext:value-type="float">
            <text:p>44.8664720493173</text:p>
          </table:table-cell>
          <table:table-cell office:value-type="float" office:value="33.2324988303733" calcext:value-type="float">
            <text:p>33.2324988303733</text:p>
          </table:table-cell>
          <table:table-cell office:value-type="float" office:value="60.573245618002" calcext:value-type="float">
            <text:p>60.573245618002</text:p>
          </table:table-cell>
          <table:table-cell office:value-type="float" office:value="-43.8664720493173" calcext:value-type="float">
            <text:p>-43.8664720493173</text:p>
          </table:table-cell>
          <table:table-cell office:value-type="float" office:value="-32.2324988303733" calcext:value-type="float">
            <text:p>-32.2324988303733</text:p>
          </table:table-cell>
          <table:table-cell office:value-type="float" office:value="-59.573245618002" calcext:value-type="float">
            <text:p>-59.57324561800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59111980866" calcext:value-type="float">
            <text:p>4.55259111980866</text:p>
          </table:table-cell>
          <table:table-cell office:value-type="float" office:value="4.25563221136874" calcext:value-type="float">
            <text:p>4.25563221136874</text:p>
          </table:table-cell>
          <table:table-cell office:value-type="float" office:value="4.84955002824857" calcext:value-type="float">
            <text:p>4.84955002824857</text:p>
          </table:table-cell>
          <table:table-cell office:value-type="float" office:value="94.8779301735578" calcext:value-type="float">
            <text:p>94.8779301735578</text:p>
          </table:table-cell>
          <table:table-cell office:value-type="float" office:value="70.5013748727175" calcext:value-type="float">
            <text:p>70.5013748727175</text:p>
          </table:table-cell>
          <table:table-cell office:value-type="float" office:value="127.682923209233" calcext:value-type="float">
            <text:p>127.682923209233</text:p>
          </table:table-cell>
          <table:table-cell office:value-type="float" office:value="-93.8779301735578" calcext:value-type="float">
            <text:p>-93.8779301735578</text:p>
          </table:table-cell>
          <table:table-cell office:value-type="float" office:value="-69.5013748727175" calcext:value-type="float">
            <text:p>-69.5013748727175</text:p>
          </table:table-cell>
          <table:table-cell office:value-type="float" office:value="-126.682923209233" calcext:value-type="float">
            <text:p>-126.682923209233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64742567279" calcext:value-type="float">
            <text:p>0.561564742567279</text:p>
          </table:table-cell>
          <table:table-cell office:value-type="float" office:value="0.505635453588864" calcext:value-type="float">
            <text:p>0.505635453588864</text:p>
          </table:table-cell>
          <table:table-cell office:value-type="float" office:value="0.617494031545693" calcext:value-type="float">
            <text:p>0.617494031545693</text:p>
          </table:table-cell>
          <table:table-cell office:value-type="float" office:value="1.75341399638713" calcext:value-type="float">
            <text:p>1.75341399638713</text:p>
          </table:table-cell>
          <table:table-cell office:value-type="float" office:value="1.65803879247382" calcext:value-type="float">
            <text:p>1.65803879247382</text:p>
          </table:table-cell>
          <table:table-cell office:value-type="float" office:value="1.85427545886255" calcext:value-type="float">
            <text:p>1.85427545886255</text:p>
          </table:table-cell>
          <table:table-cell office:value-type="float" office:value="-0.753413996387133" calcext:value-type="float">
            <text:p>-0.753413996387133</text:p>
          </table:table-cell>
          <table:table-cell office:value-type="float" office:value="-0.658038792473821" calcext:value-type="float">
            <text:p>-0.658038792473821</text:p>
          </table:table-cell>
          <table:table-cell office:value-type="float" office:value="-0.854275458862547" calcext:value-type="float">
            <text:p>-0.854275458862547</text:p>
          </table:table-cell>
        </table:table-row>
      </table:table>
      <table:table table:name="ProxyNew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7537551737404" calcext:value-type="float">
            <text:p>0.467537551737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5619181839264" calcext:value-type="float">
            <text:p>0.38561918183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303700811941124" calcext:value-type="float">
            <text:p>0.30370081194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21782442042984" calcext:value-type="float">
            <text:p>0.22178244204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9864072144845" calcext:value-type="float">
            <text:p>0.13986407214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79457022467047" calcext:value-type="float">
            <text:p>0.0579457022467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239726676514351" calcext:value-type="float">
            <text:p>-0.0239726676514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05891037549575" calcext:value-type="float">
            <text:p>-0.105891037549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489-549</text:p>
          </table:table-cell>
          <table:table-cell office:value-type="float" office:value="-0.187809407447715" calcext:value-type="float">
            <text:p>-0.18780940744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23-183</text:p>
          </table:table-cell>
          <table:table-cell office:value-type="float" office:value="-0.174199717450988" calcext:value-type="float">
            <text:p>-0.174199717450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184-244</text:p>
          </table:table-cell>
          <table:table-cell office:value-type="float" office:value="-0.153261095432162" calcext:value-type="float">
            <text:p>-0.153261095432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245-305</text:p>
          </table:table-cell>
          <table:table-cell office:value-type="float" office:value="-0.132322473413336" calcext:value-type="float">
            <text:p>-0.13232247341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06-366</text:p>
          </table:table-cell>
          <table:table-cell office:value-type="float" office:value="-0.11138385139451" calcext:value-type="float">
            <text:p>-0.11138385139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367-427</text:p>
          </table:table-cell>
          <table:table-cell office:value-type="float" office:value="-0.0904452293756839" calcext:value-type="float">
            <text:p>-0.090445229375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28-488</text:p>
          </table:table-cell>
          <table:table-cell office:value-type="float" office:value="-0.069506607356858" calcext:value-type="float">
            <text:p>-0.06950660735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full_489-549</text:p>
          </table:table-cell>
          <table:table-cell office:value-type="float" office:value="-0.0485679853380319" calcext:value-type="float">
            <text:p>-0.0485679853380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085331432053" calcext:value-type="float">
            <text:p>0.909085331432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04778292339" calcext:value-type="float">
            <text:p>0.897904778292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24225152624" calcext:value-type="float">
            <text:p>0.88672422515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367201291" calcext:value-type="float">
            <text:p>0.87554367201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3118873195" calcext:value-type="float">
            <text:p>0.864363118873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2565733481" calcext:value-type="float">
            <text:p>0.853182565733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2002012593766" calcext:value-type="float">
            <text:p>0.842002012593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21459454052" calcext:value-type="float">
            <text:p>0.830821459454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516675811202" calcext:value-type="float">
            <text:p>0.92151667581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145875156957" calcext:value-type="float">
            <text:p>0.892145875156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75074502713" calcext:value-type="float">
            <text:p>0.862775074502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404273848468" calcext:value-type="float">
            <text:p>0.83340427384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4033473194223" calcext:value-type="float">
            <text:p>0.804033473194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662672539978" calcext:value-type="float">
            <text:p>0.774662672539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291871885733" calcext:value-type="float">
            <text:p>0.745291871885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921071231489" calcext:value-type="float">
            <text:p>0.715921071231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062-122</text:p>
          </table:table-cell>
          <table:table-cell office:value-type="float" office:value="0.844783041871467" calcext:value-type="float">
            <text:p>0.844783041871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23-183</text:p>
          </table:table-cell>
          <table:table-cell office:value-type="float" office:value="0.815318336209064" calcext:value-type="float">
            <text:p>0.815318336209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184-244</text:p>
          </table:table-cell>
          <table:table-cell office:value-type="float" office:value="0.785853630546662" calcext:value-type="float">
            <text:p>0.785853630546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245-305</text:p>
          </table:table-cell>
          <table:table-cell office:value-type="float" office:value="0.756388924884259" calcext:value-type="float">
            <text:p>0.756388924884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06-366</text:p>
          </table:table-cell>
          <table:table-cell office:value-type="float" office:value="0.726924219221857" calcext:value-type="float">
            <text:p>0.726924219221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367-427</text:p>
          </table:table-cell>
          <table:table-cell office:value-type="float" office:value="0.697459513559454" calcext:value-type="float">
            <text:p>0.697459513559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28-488</text:p>
          </table:table-cell>
          <table:table-cell office:value-type="float" office:value="0.667994807897052" calcext:value-type="float">
            <text:p>0.667994807897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inf_489-549</text:p>
          </table:table-cell>
          <table:table-cell office:value-type="float" office:value="0.638530102234649" calcext:value-type="float">
            <text:p>0.6385301022346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98359799874" calcext:value-type="float">
            <text:p>0.70398359799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93535385918" calcext:value-type="float">
            <text:p>0.55393535385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3887109719619" calcext:value-type="float">
            <text:p>0.403887109719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3838865580059" calcext:value-type="float">
            <text:p>0.2538388655800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01-061</text:p>
          </table:table-cell>
          <table:table-cell office:value-type="float" office:value="0.805967836728267" calcext:value-type="float">
            <text:p>0.8059678367282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062-122</text:p>
          </table:table-cell>
          <table:table-cell office:value-type="float" office:value="0.678199579045518" calcext:value-type="float">
            <text:p>0.678199579045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secb45_123-183</text:p>
          </table:table-cell>
          <table:table-cell office:value-type="float" office:value="0.550431321362769" calcext:value-type="float">
            <text:p>0.550431321362769</text:p>
          </table:table-cell>
        </table:table-row>
      </table:table>
      <table:table table:name="LCAll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4395384275133" calcext:value-type="float">
            <text:p>-0.244395384275133</text:p>
          </table:table-cell>
          <table:table-cell office:value-type="float" office:value="-0.414698155928007" calcext:value-type="float">
            <text:p>-0.414698155928007</text:p>
          </table:table-cell>
          <table:table-cell office:value-type="float" office:value="-0.0740926126222602" calcext:value-type="float">
            <text:p>-0.0740926126222602</text:p>
          </table:table-cell>
          <table:table-cell office:value-type="float" office:value="0.783177916805255" calcext:value-type="float">
            <text:p>0.783177916805255</text:p>
          </table:table-cell>
          <table:table-cell office:value-type="float" office:value="0.660539630588989" calcext:value-type="float">
            <text:p>0.660539630588989</text:p>
          </table:table-cell>
          <table:table-cell office:value-type="float" office:value="0.928585691103033" calcext:value-type="float">
            <text:p>0.928585691103033</text:p>
          </table:table-cell>
          <table:table-cell office:value-type="float" office:value="0.216822083194745" calcext:value-type="float">
            <text:p>0.216822083194745</text:p>
          </table:table-cell>
          <table:table-cell office:value-type="float" office:value="0.339460369411011" calcext:value-type="float">
            <text:p>0.339460369411011</text:p>
          </table:table-cell>
          <table:table-cell office:value-type="float" office:value="0.0714143088969672" calcext:value-type="float">
            <text:p>0.071414308896967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383530111367" calcext:value-type="float">
            <text:p>-0.922383530111367</text:p>
          </table:table-cell>
          <table:table-cell office:value-type="float" office:value="-0.981454410036257" calcext:value-type="float">
            <text:p>-0.981454410036257</text:p>
          </table:table-cell>
          <table:table-cell office:value-type="float" office:value="-0.863312650186477" calcext:value-type="float">
            <text:p>-0.863312650186477</text:p>
          </table:table-cell>
          <table:table-cell office:value-type="float" office:value="0.397570290087592" calcext:value-type="float">
            <text:p>0.397570290087592</text:p>
          </table:table-cell>
          <table:table-cell office:value-type="float" office:value="0.374765639379528" calcext:value-type="float">
            <text:p>0.374765639379528</text:p>
          </table:table-cell>
          <table:table-cell office:value-type="float" office:value="0.421762613621741" calcext:value-type="float">
            <text:p>0.421762613621741</text:p>
          </table:table-cell>
          <table:table-cell office:value-type="float" office:value="0.602429709912408" calcext:value-type="float">
            <text:p>0.602429709912408</text:p>
          </table:table-cell>
          <table:table-cell office:value-type="float" office:value="0.625234360620472" calcext:value-type="float">
            <text:p>0.625234360620472</text:p>
          </table:table-cell>
          <table:table-cell office:value-type="float" office:value="0.578237386378259" calcext:value-type="float">
            <text:p>0.5782373863782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942150173143" calcext:value-type="float">
            <text:p>-0.369942150173143</text:p>
          </table:table-cell>
          <table:table-cell office:value-type="float" office:value="-0.426405593384034" calcext:value-type="float">
            <text:p>-0.426405593384034</text:p>
          </table:table-cell>
          <table:table-cell office:value-type="float" office:value="-0.313478706962253" calcext:value-type="float">
            <text:p>-0.313478706962253</text:p>
          </table:table-cell>
          <table:table-cell office:value-type="float" office:value="0.690774290654615" calcext:value-type="float">
            <text:p>0.690774290654615</text:p>
          </table:table-cell>
          <table:table-cell office:value-type="float" office:value="0.652851496166821" calcext:value-type="float">
            <text:p>0.652851496166821</text:p>
          </table:table-cell>
          <table:table-cell office:value-type="float" office:value="0.730899941917965" calcext:value-type="float">
            <text:p>0.730899941917965</text:p>
          </table:table-cell>
          <table:table-cell office:value-type="float" office:value="0.309225709345385" calcext:value-type="float">
            <text:p>0.309225709345385</text:p>
          </table:table-cell>
          <table:table-cell office:value-type="float" office:value="0.347148503833179" calcext:value-type="float">
            <text:p>0.347148503833179</text:p>
          </table:table-cell>
          <table:table-cell office:value-type="float" office:value="0.269100058082035" calcext:value-type="float">
            <text:p>0.26910005808203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040458010128" calcext:value-type="float">
            <text:p>0.329040458010128</text:p>
          </table:table-cell>
          <table:table-cell office:value-type="float" office:value="0.233469123463516" calcext:value-type="float">
            <text:p>0.233469123463516</text:p>
          </table:table-cell>
          <table:table-cell office:value-type="float" office:value="0.424611792556739" calcext:value-type="float">
            <text:p>0.424611792556739</text:p>
          </table:table-cell>
          <table:table-cell office:value-type="float" office:value="1.38963407627985" calcext:value-type="float">
            <text:p>1.38963407627985</text:p>
          </table:table-cell>
          <table:table-cell office:value-type="float" office:value="1.2629738310313" calcext:value-type="float">
            <text:p>1.2629738310313</text:p>
          </table:table-cell>
          <table:table-cell office:value-type="float" office:value="1.52899673652089" calcext:value-type="float">
            <text:p>1.52899673652089</text:p>
          </table:table-cell>
          <table:table-cell office:value-type="float" office:value="-0.389634076279846" calcext:value-type="float">
            <text:p>-0.389634076279846</text:p>
          </table:table-cell>
          <table:table-cell office:value-type="float" office:value="-0.2629738310313" calcext:value-type="float">
            <text:p>-0.2629738310313</text:p>
          </table:table-cell>
          <table:table-cell office:value-type="float" office:value="-0.528996736520887" calcext:value-type="float">
            <text:p>-0.52899673652088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356021873995423" calcext:value-type="float">
            <text:p>-0.356021873995423</text:p>
          </table:table-cell>
          <table:table-cell office:value-type="float" office:value="-1.74455011297421" calcext:value-type="float">
            <text:p>-1.74455011297421</text:p>
          </table:table-cell>
          <table:table-cell office:value-type="float" office:value="1.03250636498337" calcext:value-type="float">
            <text:p>1.03250636498337</text:p>
          </table:table-cell>
          <table:table-cell office:value-type="float" office:value="0.700457298267941" calcext:value-type="float">
            <text:p>0.700457298267941</text:p>
          </table:table-cell>
          <table:table-cell office:value-type="float" office:value="0.174723577158045" calcext:value-type="float">
            <text:p>0.174723577158045</text:p>
          </table:table-cell>
          <table:table-cell office:value-type="float" office:value="2.80809513333749" calcext:value-type="float">
            <text:p>2.80809513333749</text:p>
          </table:table-cell>
          <table:table-cell office:value-type="float" office:value="0.299542701732059" calcext:value-type="float">
            <text:p>0.299542701732059</text:p>
          </table:table-cell>
          <table:table-cell office:value-type="float" office:value="0.825276422841955" calcext:value-type="float">
            <text:p>0.825276422841955</text:p>
          </table:table-cell>
          <table:table-cell office:value-type="float" office:value="-1.80809513333749" calcext:value-type="float">
            <text:p>-1.8080951333374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14637720228" calcext:value-type="float">
            <text:p>-0.456914637720228</text:p>
          </table:table-cell>
          <table:table-cell office:value-type="float" office:value="-0.581154387589943" calcext:value-type="float">
            <text:p>-0.581154387589943</text:p>
          </table:table-cell>
          <table:table-cell office:value-type="float" office:value="-0.332674887850513" calcext:value-type="float">
            <text:p>-0.332674887850513</text:p>
          </table:table-cell>
          <table:table-cell office:value-type="float" office:value="0.633234392087063" calcext:value-type="float">
            <text:p>0.633234392087063</text:p>
          </table:table-cell>
          <table:table-cell office:value-type="float" office:value="0.559252399759177" calcext:value-type="float">
            <text:p>0.559252399759177</text:p>
          </table:table-cell>
          <table:table-cell office:value-type="float" office:value="0.71700326273887" calcext:value-type="float">
            <text:p>0.71700326273887</text:p>
          </table:table-cell>
          <table:table-cell office:value-type="float" office:value="0.366765607912937" calcext:value-type="float">
            <text:p>0.366765607912937</text:p>
          </table:table-cell>
          <table:table-cell office:value-type="float" office:value="0.440747600240823" calcext:value-type="float">
            <text:p>0.440747600240823</text:p>
          </table:table-cell>
          <table:table-cell office:value-type="float" office:value="0.28299673726113" calcext:value-type="float">
            <text:p>0.2829967372611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86652415152" calcext:value-type="float">
            <text:p>-0.318086652415152</text:p>
          </table:table-cell>
          <table:table-cell office:value-type="float" office:value="-0.428776440682902" calcext:value-type="float">
            <text:p>-0.428776440682902</text:p>
          </table:table-cell>
          <table:table-cell office:value-type="float" office:value="-0.207396864147402" calcext:value-type="float">
            <text:p>-0.207396864147402</text:p>
          </table:table-cell>
          <table:table-cell office:value-type="float" office:value="0.727539742607283" calcext:value-type="float">
            <text:p>0.727539742607283</text:p>
          </table:table-cell>
          <table:table-cell office:value-type="float" office:value="0.65130551832342" calcext:value-type="float">
            <text:p>0.65130551832342</text:p>
          </table:table-cell>
          <table:table-cell office:value-type="float" office:value="0.812697055654654" calcext:value-type="float">
            <text:p>0.812697055654654</text:p>
          </table:table-cell>
          <table:table-cell office:value-type="float" office:value="0.272460257392717" calcext:value-type="float">
            <text:p>0.272460257392717</text:p>
          </table:table-cell>
          <table:table-cell office:value-type="float" office:value="0.34869448167658" calcext:value-type="float">
            <text:p>0.34869448167658</text:p>
          </table:table-cell>
          <table:table-cell office:value-type="float" office:value="0.187302944345346" calcext:value-type="float">
            <text:p>0.187302944345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366403305872" calcext:value-type="float">
            <text:p>-0.0840366403305872</text:p>
          </table:table-cell>
          <table:table-cell office:value-type="float" office:value="-0.160408742372236" calcext:value-type="float">
            <text:p>-0.160408742372236</text:p>
          </table:table-cell>
          <table:table-cell office:value-type="float" office:value="-0.00766453828893802" calcext:value-type="float">
            <text:p>-0.00766453828893802</text:p>
          </table:table-cell>
          <table:table-cell office:value-type="float" office:value="0.919397568447116" calcext:value-type="float">
            <text:p>0.919397568447116</text:p>
          </table:table-cell>
          <table:table-cell office:value-type="float" office:value="0.851795552866696" calcext:value-type="float">
            <text:p>0.851795552866696</text:p>
          </table:table-cell>
          <table:table-cell office:value-type="float" office:value="0.992364759385819" calcext:value-type="float">
            <text:p>0.992364759385819</text:p>
          </table:table-cell>
          <table:table-cell office:value-type="float" office:value="0.0806024315528838" calcext:value-type="float">
            <text:p>0.0806024315528838</text:p>
          </table:table-cell>
          <table:table-cell office:value-type="float" office:value="0.148204447133304" calcext:value-type="float">
            <text:p>0.148204447133304</text:p>
          </table:table-cell>
          <table:table-cell office:value-type="float" office:value="0.00763524061418053" calcext:value-type="float">
            <text:p>0.00763524061418053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436561312443" calcext:value-type="float">
            <text:p>-0.0158436561312443</text:p>
          </table:table-cell>
          <table:table-cell office:value-type="float" office:value="-0.077727873002204" calcext:value-type="float">
            <text:p>-0.077727873002204</text:p>
          </table:table-cell>
          <table:table-cell office:value-type="float" office:value="0.0460405607397155" calcext:value-type="float">
            <text:p>0.0460405607397155</text:p>
          </table:table-cell>
          <table:table-cell office:value-type="float" office:value="0.984281194356189" calcext:value-type="float">
            <text:p>0.984281194356189</text:p>
          </table:table-cell>
          <table:table-cell office:value-type="float" office:value="0.925216168587352" calcext:value-type="float">
            <text:p>0.925216168587352</text:p>
          </table:table-cell>
          <table:table-cell office:value-type="float" office:value="1.0471168819309" calcext:value-type="float">
            <text:p>1.0471168819309</text:p>
          </table:table-cell>
          <table:table-cell office:value-type="float" office:value="0.0157188056438109" calcext:value-type="float">
            <text:p>0.0157188056438109</text:p>
          </table:table-cell>
          <table:table-cell office:value-type="float" office:value="0.0747838314126476" calcext:value-type="float">
            <text:p>0.0747838314126476</text:p>
          </table:table-cell>
          <table:table-cell office:value-type="float" office:value="-0.047116881930904" calcext:value-type="float">
            <text:p>-0.047116881930904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044147717958" calcext:value-type="float">
            <text:p>0.255044147717958</text:p>
          </table:table-cell>
          <table:table-cell office:value-type="float" office:value="0.158125334966928" calcext:value-type="float">
            <text:p>0.158125334966928</text:p>
          </table:table-cell>
          <table:table-cell office:value-type="float" office:value="0.351962960468987" calcext:value-type="float">
            <text:p>0.351962960468987</text:p>
          </table:table-cell>
          <table:table-cell office:value-type="float" office:value="1.29051859306615" calcext:value-type="float">
            <text:p>1.29051859306615</text:p>
          </table:table-cell>
          <table:table-cell office:value-type="float" office:value="1.17131299198317" calcext:value-type="float">
            <text:p>1.17131299198317</text:p>
          </table:table-cell>
          <table:table-cell office:value-type="float" office:value="1.42185585786908" calcext:value-type="float">
            <text:p>1.42185585786908</text:p>
          </table:table-cell>
          <table:table-cell office:value-type="float" office:value="-0.29051859306615" calcext:value-type="float">
            <text:p>-0.29051859306615</text:p>
          </table:table-cell>
          <table:table-cell office:value-type="float" office:value="-0.171312991983174" calcext:value-type="float">
            <text:p>-0.171312991983174</text:p>
          </table:table-cell>
          <table:table-cell office:value-type="float" office:value="-0.421855857869081" calcext:value-type="float">
            <text:p>-0.42185585786908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072209651067" calcext:value-type="float">
            <text:p>0.390072209651067</text:p>
          </table:table-cell>
          <table:table-cell office:value-type="float" office:value="0.192058647410438" calcext:value-type="float">
            <text:p>0.192058647410438</text:p>
          </table:table-cell>
          <table:table-cell office:value-type="float" office:value="0.588085771891696" calcext:value-type="float">
            <text:p>0.588085771891696</text:p>
          </table:table-cell>
          <table:table-cell office:value-type="float" office:value="1.47708745000116" calcext:value-type="float">
            <text:p>1.47708745000116</text:p>
          </table:table-cell>
          <table:table-cell office:value-type="float" office:value="1.21174158038685" calcext:value-type="float">
            <text:p>1.21174158038685</text:p>
          </table:table-cell>
          <table:table-cell office:value-type="float" office:value="1.80053847310776" calcext:value-type="float">
            <text:p>1.80053847310776</text:p>
          </table:table-cell>
          <table:table-cell office:value-type="float" office:value="-0.477087450001156" calcext:value-type="float">
            <text:p>-0.477087450001156</text:p>
          </table:table-cell>
          <table:table-cell office:value-type="float" office:value="-0.211741580386847" calcext:value-type="float">
            <text:p>-0.211741580386847</text:p>
          </table:table-cell>
          <table:table-cell office:value-type="float" office:value="-0.80053847310776" calcext:value-type="float">
            <text:p>-0.8005384731077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595422871109" calcext:value-type="float">
            <text:p>0.826595422871109</text:p>
          </table:table-cell>
          <table:table-cell office:value-type="float" office:value="0.42401739363368" calcext:value-type="float">
            <text:p>0.42401739363368</text:p>
          </table:table-cell>
          <table:table-cell office:value-type="float" office:value="1.22917345210854" calcext:value-type="float">
            <text:p>1.22917345210854</text:p>
          </table:table-cell>
          <table:table-cell office:value-type="float" office:value="2.28552423575665" calcext:value-type="float">
            <text:p>2.28552423575665</text:p>
          </table:table-cell>
          <table:table-cell office:value-type="float" office:value="1.52808817255881" calcext:value-type="float">
            <text:p>1.52808817255881</text:p>
          </table:table-cell>
          <table:table-cell office:value-type="float" office:value="3.41840289456855" calcext:value-type="float">
            <text:p>3.41840289456855</text:p>
          </table:table-cell>
          <table:table-cell office:value-type="float" office:value="-1.28552423575665" calcext:value-type="float">
            <text:p>-1.28552423575665</text:p>
          </table:table-cell>
          <table:table-cell office:value-type="float" office:value="-0.52808817255881" calcext:value-type="float">
            <text:p>-0.52808817255881</text:p>
          </table:table-cell>
          <table:table-cell office:value-type="float" office:value="-2.41840289456855" calcext:value-type="float">
            <text:p>-2.4184028945685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917038521928" calcext:value-type="float">
            <text:p>1.58917038521928</text:p>
          </table:table-cell>
          <table:table-cell office:value-type="float" office:value="-0.372960463285877" calcext:value-type="float">
            <text:p>-0.372960463285877</text:p>
          </table:table-cell>
          <table:table-cell office:value-type="float" office:value="3.55130123372444" calcext:value-type="float">
            <text:p>3.55130123372444</text:p>
          </table:table-cell>
          <table:table-cell office:value-type="float" office:value="4.89968239279698" calcext:value-type="float">
            <text:p>4.89968239279698</text:p>
          </table:table-cell>
          <table:table-cell office:value-type="float" office:value="0.688692460942644" calcext:value-type="float">
            <text:p>0.688692460942644</text:p>
          </table:table-cell>
          <table:table-cell office:value-type="float" office:value="34.8586472362793" calcext:value-type="float">
            <text:p>34.8586472362793</text:p>
          </table:table-cell>
          <table:table-cell office:value-type="float" office:value="-3.89968239279698" calcext:value-type="float">
            <text:p>-3.89968239279698</text:p>
          </table:table-cell>
          <table:table-cell office:value-type="float" office:value="0.311307539057356" calcext:value-type="float">
            <text:p>0.311307539057356</text:p>
          </table:table-cell>
          <table:table-cell office:value-type="float" office:value="-33.8586472362793" calcext:value-type="float">
            <text:p>-33.858647236279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3777981661" calcext:value-type="float">
            <text:p>-1.34813777981661</text:p>
          </table:table-cell>
          <table:table-cell office:value-type="float" office:value="-1.47693608974484" calcext:value-type="float">
            <text:p>-1.47693608974484</text:p>
          </table:table-cell>
          <table:table-cell office:value-type="float" office:value="-1.21933946988839" calcext:value-type="float">
            <text:p>-1.21933946988839</text:p>
          </table:table-cell>
          <table:table-cell office:value-type="float" office:value="0.259723472875754" calcext:value-type="float">
            <text:p>0.259723472875754</text:p>
          </table:table-cell>
          <table:table-cell office:value-type="float" office:value="0.228336219403433" calcext:value-type="float">
            <text:p>0.228336219403433</text:p>
          </table:table-cell>
          <table:table-cell office:value-type="float" office:value="0.295425239757772" calcext:value-type="float">
            <text:p>0.295425239757772</text:p>
          </table:table-cell>
          <table:table-cell office:value-type="float" office:value="0.740276527124246" calcext:value-type="float">
            <text:p>0.740276527124246</text:p>
          </table:table-cell>
          <table:table-cell office:value-type="float" office:value="0.771663780596567" calcext:value-type="float">
            <text:p>0.771663780596567</text:p>
          </table:table-cell>
          <table:table-cell office:value-type="float" office:value="0.704574760242228" calcext:value-type="float">
            <text:p>0.70457476024222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348322439098" calcext:value-type="float">
            <text:p>-0.855348322439098</text:p>
          </table:table-cell>
          <table:table-cell office:value-type="float" office:value="-0.984353384536765" calcext:value-type="float">
            <text:p>-0.984353384536765</text:p>
          </table:table-cell>
          <table:table-cell office:value-type="float" office:value="-0.726343260341431" calcext:value-type="float">
            <text:p>-0.726343260341431</text:p>
          </table:table-cell>
          <table:table-cell office:value-type="float" office:value="0.425135081200344" calcext:value-type="float">
            <text:p>0.425135081200344</text:p>
          </table:table-cell>
          <table:table-cell office:value-type="float" office:value="0.373680776601835" calcext:value-type="float">
            <text:p>0.373680776601835</text:p>
          </table:table-cell>
          <table:table-cell office:value-type="float" office:value="0.483674431719043" calcext:value-type="float">
            <text:p>0.483674431719043</text:p>
          </table:table-cell>
          <table:table-cell office:value-type="float" office:value="0.574864918799656" calcext:value-type="float">
            <text:p>0.574864918799656</text:p>
          </table:table-cell>
          <table:table-cell office:value-type="float" office:value="0.626319223398165" calcext:value-type="float">
            <text:p>0.626319223398165</text:p>
          </table:table-cell>
          <table:table-cell office:value-type="float" office:value="0.516325568280957" calcext:value-type="float">
            <text:p>0.51632556828095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964590766354" calcext:value-type="float">
            <text:p>-0.607964590766354</text:p>
          </table:table-cell>
          <table:table-cell office:value-type="float" office:value="-0.969243994232505" calcext:value-type="float">
            <text:p>-0.969243994232505</text:p>
          </table:table-cell>
          <table:table-cell office:value-type="float" office:value="-0.246685187300203" calcext:value-type="float">
            <text:p>-0.246685187300203</text:p>
          </table:table-cell>
          <table:table-cell office:value-type="float" office:value="0.544457936736189" calcext:value-type="float">
            <text:p>0.544457936736189</text:p>
          </table:table-cell>
          <table:table-cell office:value-type="float" office:value="0.379369735425324" calcext:value-type="float">
            <text:p>0.379369735425324</text:p>
          </table:table-cell>
          <table:table-cell office:value-type="float" office:value="0.78138664525436" calcext:value-type="float">
            <text:p>0.78138664525436</text:p>
          </table:table-cell>
          <table:table-cell office:value-type="float" office:value="0.455542063263811" calcext:value-type="float">
            <text:p>0.455542063263811</text:p>
          </table:table-cell>
          <table:table-cell office:value-type="float" office:value="0.620630264574676" calcext:value-type="float">
            <text:p>0.620630264574676</text:p>
          </table:table-cell>
          <table:table-cell office:value-type="float" office:value="0.21861335474564" calcext:value-type="float">
            <text:p>0.21861335474564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06924768926" calcext:value-type="float">
            <text:p>-1.31606924768926</text:p>
          </table:table-cell>
          <table:table-cell office:value-type="float" office:value="-1.62798875213187" calcext:value-type="float">
            <text:p>-1.62798875213187</text:p>
          </table:table-cell>
          <table:table-cell office:value-type="float" office:value="-1.00414974324664" calcext:value-type="float">
            <text:p>-1.00414974324664</text:p>
          </table:table-cell>
          <table:table-cell office:value-type="float" office:value="0.26818741110689" calcext:value-type="float">
            <text:p>0.26818741110689</text:p>
          </table:table-cell>
          <table:table-cell office:value-type="float" office:value="0.196324033610103" calcext:value-type="float">
            <text:p>0.196324033610103</text:p>
          </table:table-cell>
          <table:table-cell office:value-type="float" office:value="0.366355999077818" calcext:value-type="float">
            <text:p>0.366355999077818</text:p>
          </table:table-cell>
          <table:table-cell office:value-type="float" office:value="0.73181258889311" calcext:value-type="float">
            <text:p>0.73181258889311</text:p>
          </table:table-cell>
          <table:table-cell office:value-type="float" office:value="0.803675966389897" calcext:value-type="float">
            <text:p>0.803675966389897</text:p>
          </table:table-cell>
          <table:table-cell office:value-type="float" office:value="0.633644000922182" calcext:value-type="float">
            <text:p>0.6336440009221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8342222367" calcext:value-type="float">
            <text:p>-1.55838342222367</text:p>
          </table:table-cell>
          <table:table-cell office:value-type="float" office:value="-1.72372372116169" calcext:value-type="float">
            <text:p>-1.72372372116169</text:p>
          </table:table-cell>
          <table:table-cell office:value-type="float" office:value="-1.39304312328564" calcext:value-type="float">
            <text:p>-1.39304312328564</text:p>
          </table:table-cell>
          <table:table-cell office:value-type="float" office:value="0.21047604722828" calcext:value-type="float">
            <text:p>0.21047604722828</text:p>
          </table:table-cell>
          <table:table-cell office:value-type="float" office:value="0.178400595442131" calcext:value-type="float">
            <text:p>0.178400595442131</text:p>
          </table:table-cell>
          <table:table-cell office:value-type="float" office:value="0.248318489896584" calcext:value-type="float">
            <text:p>0.248318489896584</text:p>
          </table:table-cell>
          <table:table-cell office:value-type="float" office:value="0.789523952771719" calcext:value-type="float">
            <text:p>0.789523952771719</text:p>
          </table:table-cell>
          <table:table-cell office:value-type="float" office:value="0.821599404557869" calcext:value-type="float">
            <text:p>0.821599404557869</text:p>
          </table:table-cell>
          <table:table-cell office:value-type="float" office:value="0.751681510103416" calcext:value-type="float">
            <text:p>0.75168151010341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8962527336" calcext:value-type="float">
            <text:p>-0.618148962527336</text:p>
          </table:table-cell>
          <table:table-cell office:value-type="float" office:value="-0.751448404889042" calcext:value-type="float">
            <text:p>-0.751448404889042</text:p>
          </table:table-cell>
          <table:table-cell office:value-type="float" office:value="-0.484849520165631" calcext:value-type="float">
            <text:p>-0.484849520165631</text:p>
          </table:table-cell>
          <table:table-cell office:value-type="float" office:value="0.538941115065967" calcext:value-type="float">
            <text:p>0.538941115065967</text:p>
          </table:table-cell>
          <table:table-cell office:value-type="float" office:value="0.471682869960869" calcext:value-type="float">
            <text:p>0.471682869960869</text:p>
          </table:table-cell>
          <table:table-cell office:value-type="float" office:value="0.615789853747805" calcext:value-type="float">
            <text:p>0.615789853747805</text:p>
          </table:table-cell>
          <table:table-cell office:value-type="float" office:value="0.461058884934033" calcext:value-type="float">
            <text:p>0.461058884934033</text:p>
          </table:table-cell>
          <table:table-cell office:value-type="float" office:value="0.528317130039131" calcext:value-type="float">
            <text:p>0.528317130039131</text:p>
          </table:table-cell>
          <table:table-cell office:value-type="float" office:value="0.384210146252195" calcext:value-type="float">
            <text:p>0.38421014625219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34089592625" calcext:value-type="float">
            <text:p>-0.312234089592625</text:p>
          </table:table-cell>
          <table:table-cell office:value-type="float" office:value="-0.437133835994972" calcext:value-type="float">
            <text:p>-0.437133835994972</text:p>
          </table:table-cell>
          <table:table-cell office:value-type="float" office:value="-0.187334343190278" calcext:value-type="float">
            <text:p>-0.187334343190278</text:p>
          </table:table-cell>
          <table:table-cell office:value-type="float" office:value="0.731810199024535" calcext:value-type="float">
            <text:p>0.731810199024535</text:p>
          </table:table-cell>
          <table:table-cell office:value-type="float" office:value="0.645884982966464" calcext:value-type="float">
            <text:p>0.645884982966464</text:p>
          </table:table-cell>
          <table:table-cell office:value-type="float" office:value="0.829166463875095" calcext:value-type="float">
            <text:p>0.829166463875095</text:p>
          </table:table-cell>
          <table:table-cell office:value-type="float" office:value="0.268189800975465" calcext:value-type="float">
            <text:p>0.268189800975465</text:p>
          </table:table-cell>
          <table:table-cell office:value-type="float" office:value="0.354115017033536" calcext:value-type="float">
            <text:p>0.354115017033536</text:p>
          </table:table-cell>
          <table:table-cell office:value-type="float" office:value="0.170833536124905" calcext:value-type="float">
            <text:p>0.1708335361249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7961895555235" calcext:value-type="float">
            <text:p>-0.0247961895555235</text:p>
          </table:table-cell>
          <table:table-cell office:value-type="float" office:value="-0.240813930870484" calcext:value-type="float">
            <text:p>-0.240813930870484</text:p>
          </table:table-cell>
          <table:table-cell office:value-type="float" office:value="0.191221551759438" calcext:value-type="float">
            <text:p>0.191221551759438</text:p>
          </table:table-cell>
          <table:table-cell office:value-type="float" office:value="0.975508710632933" calcext:value-type="float">
            <text:p>0.975508710632933</text:p>
          </table:table-cell>
          <table:table-cell office:value-type="float" office:value="0.785987860860143" calcext:value-type="float">
            <text:p>0.785987860860143</text:p>
          </table:table-cell>
          <table:table-cell office:value-type="float" office:value="1.21072766121264" calcext:value-type="float">
            <text:p>1.21072766121264</text:p>
          </table:table-cell>
          <table:table-cell office:value-type="float" office:value="0.0244912893670667" calcext:value-type="float">
            <text:p>0.0244912893670667</text:p>
          </table:table-cell>
          <table:table-cell office:value-type="float" office:value="0.214012139139857" calcext:value-type="float">
            <text:p>0.214012139139857</text:p>
          </table:table-cell>
          <table:table-cell office:value-type="float" office:value="-0.210727661212641" calcext:value-type="float">
            <text:p>-0.2107276612126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19935336792194" calcext:value-type="float">
            <text:p>0.319935336792194</text:p>
          </table:table-cell>
          <table:table-cell office:value-type="float" office:value="-0.0903509668954766" calcext:value-type="float">
            <text:p>-0.0903509668954766</text:p>
          </table:table-cell>
          <table:table-cell office:value-type="float" office:value="0.730221640479865" calcext:value-type="float">
            <text:p>0.730221640479865</text:p>
          </table:table-cell>
          <table:table-cell office:value-type="float" office:value="1.37703871771621" calcext:value-type="float">
            <text:p>1.37703871771621</text:p>
          </table:table-cell>
          <table:table-cell office:value-type="float" office:value="0.913610481961869" calcext:value-type="float">
            <text:p>0.913610481961869</text:p>
          </table:table-cell>
          <table:table-cell office:value-type="float" office:value="2.07554058050818" calcext:value-type="float">
            <text:p>2.07554058050818</text:p>
          </table:table-cell>
          <table:table-cell office:value-type="float" office:value="-0.377038717716208" calcext:value-type="float">
            <text:p>-0.377038717716208</text:p>
          </table:table-cell>
          <table:table-cell office:value-type="float" office:value="0.0863895180381313" calcext:value-type="float">
            <text:p>0.0863895180381313</text:p>
          </table:table-cell>
          <table:table-cell office:value-type="float" office:value="-1.07554058050818" calcext:value-type="float">
            <text:p>-1.0755405805081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2094386380087" calcext:value-type="float">
            <text:p>-0.232094386380087</text:p>
          </table:table-cell>
          <table:table-cell office:value-type="float" office:value="-1.6186721005019" calcext:value-type="float">
            <text:p>-1.6186721005019</text:p>
          </table:table-cell>
          <table:table-cell office:value-type="float" office:value="1.15448332774172" calcext:value-type="float">
            <text:p>1.15448332774172</text:p>
          </table:table-cell>
          <table:table-cell office:value-type="float" office:value="0.792871283524485" calcext:value-type="float">
            <text:p>0.792871283524485</text:p>
          </table:table-cell>
          <table:table-cell office:value-type="float" office:value="0.198161663223137" calcext:value-type="float">
            <text:p>0.198161663223137</text:p>
          </table:table-cell>
          <table:table-cell office:value-type="float" office:value="3.17238391126082" calcext:value-type="float">
            <text:p>3.17238391126082</text:p>
          </table:table-cell>
          <table:table-cell office:value-type="float" office:value="0.207128716475515" calcext:value-type="float">
            <text:p>0.207128716475515</text:p>
          </table:table-cell>
          <table:table-cell office:value-type="float" office:value="0.801838336776863" calcext:value-type="float">
            <text:p>0.801838336776863</text:p>
          </table:table-cell>
          <table:table-cell office:value-type="float" office:value="-2.17238391126082" calcext:value-type="float">
            <text:p>-2.17238391126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7364897662" calcext:value-type="float">
            <text:p>-0.875157364897662</text:p>
          </table:table-cell>
          <table:table-cell office:value-type="float" office:value="-1.01131328634444" calcext:value-type="float">
            <text:p>-1.01131328634444</text:p>
          </table:table-cell>
          <table:table-cell office:value-type="float" office:value="-0.739001443450883" calcext:value-type="float">
            <text:p>-0.739001443450883</text:p>
          </table:table-cell>
          <table:table-cell office:value-type="float" office:value="0.416796425390697" calcext:value-type="float">
            <text:p>0.416796425390697</text:p>
          </table:table-cell>
          <table:table-cell office:value-type="float" office:value="0.36374096970988" calcext:value-type="float">
            <text:p>0.36374096970988</text:p>
          </table:table-cell>
          <table:table-cell office:value-type="float" office:value="0.477590578694012" calcext:value-type="float">
            <text:p>0.477590578694012</text:p>
          </table:table-cell>
          <table:table-cell office:value-type="float" office:value="0.583203574609303" calcext:value-type="float">
            <text:p>0.583203574609303</text:p>
          </table:table-cell>
          <table:table-cell office:value-type="float" office:value="0.63625903029012" calcext:value-type="float">
            <text:p>0.63625903029012</text:p>
          </table:table-cell>
          <table:table-cell office:value-type="float" office:value="0.522409421305988" calcext:value-type="float">
            <text:p>0.52240942130598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1069448482011" calcext:value-type="float">
            <text:p>-0.621069448482011</text:p>
          </table:table-cell>
          <table:table-cell office:value-type="float" office:value="-0.873550496737117" calcext:value-type="float">
            <text:p>-0.873550496737117</text:p>
          </table:table-cell>
          <table:table-cell office:value-type="float" office:value="-0.368588400226905" calcext:value-type="float">
            <text:p>-0.368588400226905</text:p>
          </table:table-cell>
          <table:table-cell office:value-type="float" office:value="0.537369441251769" calcext:value-type="float">
            <text:p>0.537369441251769</text:p>
          </table:table-cell>
          <table:table-cell office:value-type="float" office:value="0.41746670067387" calcext:value-type="float">
            <text:p>0.41746670067387</text:p>
          </table:table-cell>
          <table:table-cell office:value-type="float" office:value="0.6917100595691" calcext:value-type="float">
            <text:p>0.6917100595691</text:p>
          </table:table-cell>
          <table:table-cell office:value-type="float" office:value="0.462630558748231" calcext:value-type="float">
            <text:p>0.462630558748231</text:p>
          </table:table-cell>
          <table:table-cell office:value-type="float" office:value="0.58253329932613" calcext:value-type="float">
            <text:p>0.58253329932613</text:p>
          </table:table-cell>
          <table:table-cell office:value-type="float" office:value="0.3082899404309" calcext:value-type="float">
            <text:p>0.3082899404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556545164684" calcext:value-type="float">
            <text:p>-0.220556545164684</text:p>
          </table:table-cell>
          <table:table-cell office:value-type="float" office:value="-0.91449430023921" calcext:value-type="float">
            <text:p>-0.91449430023921</text:p>
          </table:table-cell>
          <table:table-cell office:value-type="float" office:value="0.473381209909843" calcext:value-type="float">
            <text:p>0.473381209909843</text:p>
          </table:table-cell>
          <table:table-cell office:value-type="float" office:value="0.802072284269948" calcext:value-type="float">
            <text:p>0.802072284269948</text:p>
          </table:table-cell>
          <table:table-cell office:value-type="float" office:value="0.400719218473968" calcext:value-type="float">
            <text:p>0.400719218473968</text:p>
          </table:table-cell>
          <table:table-cell office:value-type="float" office:value="1.60541326578726" calcext:value-type="float">
            <text:p>1.60541326578726</text:p>
          </table:table-cell>
          <table:table-cell office:value-type="float" office:value="0.197927715730052" calcext:value-type="float">
            <text:p>0.197927715730052</text:p>
          </table:table-cell>
          <table:table-cell office:value-type="float" office:value="0.599280781526032" calcext:value-type="float">
            <text:p>0.599280781526032</text:p>
          </table:table-cell>
          <table:table-cell office:value-type="float" office:value="-0.605413265787265" calcext:value-type="float">
            <text:p>-0.60541326578726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851247737703" calcext:value-type="float">
            <text:p>-0.248851247737703</text:p>
          </table:table-cell>
          <table:table-cell office:value-type="float" office:value="-0.577593067107126" calcext:value-type="float">
            <text:p>-0.577593067107126</text:p>
          </table:table-cell>
          <table:table-cell office:value-type="float" office:value="0.0798905716317207" calcext:value-type="float">
            <text:p>0.0798905716317207</text:p>
          </table:table-cell>
          <table:table-cell office:value-type="float" office:value="0.779695946294786" calcext:value-type="float">
            <text:p>0.779695946294786</text:p>
          </table:table-cell>
          <table:table-cell office:value-type="float" office:value="0.561247627499424" calcext:value-type="float">
            <text:p>0.561247627499424</text:p>
          </table:table-cell>
          <table:table-cell office:value-type="float" office:value="1.08316853182448" calcext:value-type="float">
            <text:p>1.08316853182448</text:p>
          </table:table-cell>
          <table:table-cell office:value-type="float" office:value="0.220304053705214" calcext:value-type="float">
            <text:p>0.220304053705214</text:p>
          </table:table-cell>
          <table:table-cell office:value-type="float" office:value="0.438752372500576" calcext:value-type="float">
            <text:p>0.438752372500576</text:p>
          </table:table-cell>
          <table:table-cell office:value-type="float" office:value="-0.0831685318244755" calcext:value-type="float">
            <text:p>-0.083168531824475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07379506031" calcext:value-type="float">
            <text:p>-0.11707379506031</text:p>
          </table:table-cell>
          <table:table-cell office:value-type="float" office:value="-0.262001052751705" calcext:value-type="float">
            <text:p>-0.262001052751705</text:p>
          </table:table-cell>
          <table:table-cell office:value-type="float" office:value="0.0278534626310843" calcext:value-type="float">
            <text:p>0.0278534626310843</text:p>
          </table:table-cell>
          <table:table-cell office:value-type="float" office:value="0.889519548592583" calcext:value-type="float">
            <text:p>0.889519548592583</text:p>
          </table:table-cell>
          <table:table-cell office:value-type="float" office:value="0.76951021360396" calcext:value-type="float">
            <text:p>0.76951021360396</text:p>
          </table:table-cell>
          <table:table-cell office:value-type="float" office:value="1.02824499706456" calcext:value-type="float">
            <text:p>1.02824499706456</text:p>
          </table:table-cell>
          <table:table-cell office:value-type="float" office:value="0.110480451407417" calcext:value-type="float">
            <text:p>0.110480451407417</text:p>
          </table:table-cell>
          <table:table-cell office:value-type="float" office:value="0.23048978639604" calcext:value-type="float">
            <text:p>0.23048978639604</text:p>
          </table:table-cell>
          <table:table-cell office:value-type="float" office:value="-0.0282449970645597" calcext:value-type="float">
            <text:p>-0.02824499706455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181927629262" calcext:value-type="float">
            <text:p>0.0786181927629262</text:p>
          </table:table-cell>
          <table:table-cell office:value-type="float" office:value="-0.060583595361525" calcext:value-type="float">
            <text:p>-0.060583595361525</text:p>
          </table:table-cell>
          <table:table-cell office:value-type="float" office:value="0.217819980887377" calcext:value-type="float">
            <text:p>0.217819980887377</text:p>
          </table:table-cell>
          <table:table-cell office:value-type="float" office:value="1.08179120749824" calcext:value-type="float">
            <text:p>1.08179120749824</text:p>
          </table:table-cell>
          <table:table-cell office:value-type="float" office:value="0.941215084514359" calcext:value-type="float">
            <text:p>0.941215084514359</text:p>
          </table:table-cell>
          <table:table-cell office:value-type="float" office:value="1.24336321832786" calcext:value-type="float">
            <text:p>1.24336321832786</text:p>
          </table:table-cell>
          <table:table-cell office:value-type="float" office:value="-0.081791207498241" calcext:value-type="float">
            <text:p>-0.081791207498241</text:p>
          </table:table-cell>
          <table:table-cell office:value-type="float" office:value="0.0587849154856411" calcext:value-type="float">
            <text:p>0.0587849154856411</text:p>
          </table:table-cell>
          <table:table-cell office:value-type="float" office:value="-0.24336321832786" calcext:value-type="float">
            <text:p>-0.2433632183278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3731538543" calcext:value-type="float">
            <text:p>0.223603731538543</text:p>
          </table:table-cell>
          <table:table-cell office:value-type="float" office:value="0.0731792555039925" calcext:value-type="float">
            <text:p>0.0731792555039925</text:p>
          </table:table-cell>
          <table:table-cell office:value-type="float" office:value="0.374028207573093" calcext:value-type="float">
            <text:p>0.374028207573093</text:p>
          </table:table-cell>
          <table:table-cell office:value-type="float" office:value="1.25057535765437" calcext:value-type="float">
            <text:p>1.25057535765437</text:p>
          </table:table-cell>
          <table:table-cell office:value-type="float" office:value="1.07592338481827" calcext:value-type="float">
            <text:p>1.07592338481827</text:p>
          </table:table-cell>
          <table:table-cell office:value-type="float" office:value="1.45357815179054" calcext:value-type="float">
            <text:p>1.45357815179054</text:p>
          </table:table-cell>
          <table:table-cell office:value-type="float" office:value="-0.25057535765437" calcext:value-type="float">
            <text:p>-0.25057535765437</text:p>
          </table:table-cell>
          <table:table-cell office:value-type="float" office:value="-0.0759233848182659" calcext:value-type="float">
            <text:p>-0.0759233848182659</text:p>
          </table:table-cell>
          <table:table-cell office:value-type="float" office:value="-0.453578151790539" calcext:value-type="float">
            <text:p>-0.45357815179053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31960735418" calcext:value-type="float">
            <text:p>0.141731960735418</text:p>
          </table:table-cell>
          <table:table-cell office:value-type="float" office:value="-0.104246987974357" calcext:value-type="float">
            <text:p>-0.104246987974357</text:p>
          </table:table-cell>
          <table:table-cell office:value-type="float" office:value="0.387710909445193" calcext:value-type="float">
            <text:p>0.387710909445193</text:p>
          </table:table-cell>
          <table:table-cell office:value-type="float" office:value="1.15226775413952" calcext:value-type="float">
            <text:p>1.15226775413952</text:p>
          </table:table-cell>
          <table:table-cell office:value-type="float" office:value="0.901002733097042" calcext:value-type="float">
            <text:p>0.901002733097042</text:p>
          </table:table-cell>
          <table:table-cell office:value-type="float" office:value="1.47360371778887" calcext:value-type="float">
            <text:p>1.47360371778887</text:p>
          </table:table-cell>
          <table:table-cell office:value-type="float" office:value="-0.15226775413952" calcext:value-type="float">
            <text:p>-0.15226775413952</text:p>
          </table:table-cell>
          <table:table-cell office:value-type="float" office:value="0.0989972669029576" calcext:value-type="float">
            <text:p>0.0989972669029576</text:p>
          </table:table-cell>
          <table:table-cell office:value-type="float" office:value="-0.473603717788868" calcext:value-type="float">
            <text:p>-0.473603717788868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8629150812" calcext:value-type="float">
            <text:p>-3.40188629150812</text:p>
          </table:table-cell>
          <table:table-cell office:value-type="float" office:value="-3.6115597888709" calcext:value-type="float">
            <text:p>-3.6115597888709</text:p>
          </table:table-cell>
          <table:table-cell office:value-type="float" office:value="-3.19221279414533" calcext:value-type="float">
            <text:p>-3.19221279414533</text:p>
          </table:table-cell>
          <table:table-cell office:value-type="float" office:value="0.0333103775799314" calcext:value-type="float">
            <text:p>0.0333103775799314</text:p>
          </table:table-cell>
          <table:table-cell office:value-type="float" office:value="0.0270096845873459" calcext:value-type="float">
            <text:p>0.0270096845873459</text:p>
          </table:table-cell>
          <table:table-cell office:value-type="float" office:value="0.041080866787961" calcext:value-type="float">
            <text:p>0.041080866787961</text:p>
          </table:table-cell>
          <table:table-cell office:value-type="float" office:value="0.966689622420069" calcext:value-type="float">
            <text:p>0.966689622420069</text:p>
          </table:table-cell>
          <table:table-cell office:value-type="float" office:value="0.972990315412654" calcext:value-type="float">
            <text:p>0.972990315412654</text:p>
          </table:table-cell>
          <table:table-cell office:value-type="float" office:value="0.958919133212039" calcext:value-type="float">
            <text:p>0.95891913321203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54174643136" calcext:value-type="float">
            <text:p>-2.12554174643136</text:p>
          </table:table-cell>
          <table:table-cell office:value-type="float" office:value="-2.34688953766396" calcext:value-type="float">
            <text:p>-2.34688953766396</text:p>
          </table:table-cell>
          <table:table-cell office:value-type="float" office:value="-1.90419395519877" calcext:value-type="float">
            <text:p>-1.90419395519877</text:p>
          </table:table-cell>
          <table:table-cell office:value-type="float" office:value="0.119368283405353" calcext:value-type="float">
            <text:p>0.119368283405353</text:p>
          </table:table-cell>
          <table:table-cell office:value-type="float" office:value="0.0956662662285226" calcext:value-type="float">
            <text:p>0.0956662662285226</text:p>
          </table:table-cell>
          <table:table-cell office:value-type="float" office:value="0.148942648698171" calcext:value-type="float">
            <text:p>0.148942648698171</text:p>
          </table:table-cell>
          <table:table-cell office:value-type="float" office:value="0.880631716594647" calcext:value-type="float">
            <text:p>0.880631716594647</text:p>
          </table:table-cell>
          <table:table-cell office:value-type="float" office:value="0.904333733771477" calcext:value-type="float">
            <text:p>0.904333733771477</text:p>
          </table:table-cell>
          <table:table-cell office:value-type="float" office:value="0.851057351301829" calcext:value-type="float">
            <text:p>0.85105735130182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95512314675" calcext:value-type="float">
            <text:p>-2.02795512314675</text:p>
          </table:table-cell>
          <table:table-cell office:value-type="float" office:value="-2.35097611582944" calcext:value-type="float">
            <text:p>-2.35097611582944</text:p>
          </table:table-cell>
          <table:table-cell office:value-type="float" office:value="-1.70493413046406" calcext:value-type="float">
            <text:p>-1.70493413046406</text:p>
          </table:table-cell>
          <table:table-cell office:value-type="float" office:value="0.131604360894105" calcext:value-type="float">
            <text:p>0.131604360894105</text:p>
          </table:table-cell>
          <table:table-cell office:value-type="float" office:value="0.0952761162858607" calcext:value-type="float">
            <text:p>0.0952761162858607</text:p>
          </table:table-cell>
          <table:table-cell office:value-type="float" office:value="0.181784359832436" calcext:value-type="float">
            <text:p>0.181784359832436</text:p>
          </table:table-cell>
          <table:table-cell office:value-type="float" office:value="0.868395639105895" calcext:value-type="float">
            <text:p>0.868395639105895</text:p>
          </table:table-cell>
          <table:table-cell office:value-type="float" office:value="0.904723883714139" calcext:value-type="float">
            <text:p>0.904723883714139</text:p>
          </table:table-cell>
          <table:table-cell office:value-type="float" office:value="0.818215640167564" calcext:value-type="float">
            <text:p>0.81821564016756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80475301523" calcext:value-type="float">
            <text:p>-0.893980475301523</text:p>
          </table:table-cell>
          <table:table-cell office:value-type="float" office:value="-1.00585981921418" calcext:value-type="float">
            <text:p>-1.00585981921418</text:p>
          </table:table-cell>
          <table:table-cell office:value-type="float" office:value="-0.782101131388866" calcext:value-type="float">
            <text:p>-0.782101131388866</text:p>
          </table:table-cell>
          <table:table-cell office:value-type="float" office:value="0.409024396611458" calcext:value-type="float">
            <text:p>0.409024396611458</text:p>
          </table:table-cell>
          <table:table-cell office:value-type="float" office:value="0.365730037861392" calcext:value-type="float">
            <text:p>0.365730037861392</text:p>
          </table:table-cell>
          <table:table-cell office:value-type="float" office:value="0.457443851212387" calcext:value-type="float">
            <text:p>0.457443851212387</text:p>
          </table:table-cell>
          <table:table-cell office:value-type="float" office:value="0.590975603388542" calcext:value-type="float">
            <text:p>0.590975603388542</text:p>
          </table:table-cell>
          <table:table-cell office:value-type="float" office:value="0.634269962138608" calcext:value-type="float">
            <text:p>0.634269962138608</text:p>
          </table:table-cell>
          <table:table-cell office:value-type="float" office:value="0.542556148787613" calcext:value-type="float">
            <text:p>0.54255614878761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57080280309" calcext:value-type="float">
            <text:p>-0.546057080280309</text:p>
          </table:table-cell>
          <table:table-cell office:value-type="float" office:value="-0.646150910896202" calcext:value-type="float">
            <text:p>-0.646150910896202</text:p>
          </table:table-cell>
          <table:table-cell office:value-type="float" office:value="-0.445963249664416" calcext:value-type="float">
            <text:p>-0.445963249664416</text:p>
          </table:table-cell>
          <table:table-cell office:value-type="float" office:value="0.579229167873889" calcext:value-type="float">
            <text:p>0.579229167873889</text:p>
          </table:table-cell>
          <table:table-cell office:value-type="float" office:value="0.524059049619708" calcext:value-type="float">
            <text:p>0.524059049619708</text:p>
          </table:table-cell>
          <table:table-cell office:value-type="float" office:value="0.640207299462423" calcext:value-type="float">
            <text:p>0.640207299462423</text:p>
          </table:table-cell>
          <table:table-cell office:value-type="float" office:value="0.420770832126111" calcext:value-type="float">
            <text:p>0.420770832126111</text:p>
          </table:table-cell>
          <table:table-cell office:value-type="float" office:value="0.475940950380292" calcext:value-type="float">
            <text:p>0.475940950380292</text:p>
          </table:table-cell>
          <table:table-cell office:value-type="float" office:value="0.359792700537577" calcext:value-type="float">
            <text:p>0.35979270053757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49676066799" calcext:value-type="float">
            <text:p>-0.281449676066799</text:p>
          </table:table-cell>
          <table:table-cell office:value-type="float" office:value="-0.369422919979785" calcext:value-type="float">
            <text:p>-0.369422919979785</text:p>
          </table:table-cell>
          <table:table-cell office:value-type="float" office:value="-0.193476432153812" calcext:value-type="float">
            <text:p>-0.193476432153812</text:p>
          </table:table-cell>
          <table:table-cell office:value-type="float" office:value="0.754688893633145" calcext:value-type="float">
            <text:p>0.754688893633145</text:p>
          </table:table-cell>
          <table:table-cell office:value-type="float" office:value="0.691133054655609" calcext:value-type="float">
            <text:p>0.691133054655609</text:p>
          </table:table-cell>
          <table:table-cell office:value-type="float" office:value="0.824089257975122" calcext:value-type="float">
            <text:p>0.824089257975122</text:p>
          </table:table-cell>
          <table:table-cell office:value-type="float" office:value="0.245311106366855" calcext:value-type="float">
            <text:p>0.245311106366855</text:p>
          </table:table-cell>
          <table:table-cell office:value-type="float" office:value="0.308866945344391" calcext:value-type="float">
            <text:p>0.308866945344391</text:p>
          </table:table-cell>
          <table:table-cell office:value-type="float" office:value="0.175910742024878" calcext:value-type="float">
            <text:p>0.17591074202487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998362344142" calcext:value-type="float">
            <text:p>-0.0904998362344142</text:p>
          </table:table-cell>
          <table:table-cell office:value-type="float" office:value="-0.173263876573112" calcext:value-type="float">
            <text:p>-0.173263876573112</text:p>
          </table:table-cell>
          <table:table-cell office:value-type="float" office:value="-0.00773579589571627" calcext:value-type="float">
            <text:p>-0.00773579589571627</text:p>
          </table:table-cell>
          <table:table-cell office:value-type="float" office:value="0.913474483496625" calcext:value-type="float">
            <text:p>0.913474483496625</text:p>
          </table:table-cell>
          <table:table-cell office:value-type="float" office:value="0.840915687615288" calcext:value-type="float">
            <text:p>0.840915687615288</text:p>
          </table:table-cell>
          <table:table-cell office:value-type="float" office:value="0.992294048367394" calcext:value-type="float">
            <text:p>0.992294048367394</text:p>
          </table:table-cell>
          <table:table-cell office:value-type="float" office:value="0.0865255165033755" calcext:value-type="float">
            <text:p>0.0865255165033755</text:p>
          </table:table-cell>
          <table:table-cell office:value-type="float" office:value="0.159084312384712" calcext:value-type="float">
            <text:p>0.159084312384712</text:p>
          </table:table-cell>
          <table:table-cell office:value-type="float" office:value="0.00770595163260646" calcext:value-type="float">
            <text:p>0.0077059516326064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43551986997" calcext:value-type="float">
            <text:p>0.305443551986997</text:p>
          </table:table-cell>
          <table:table-cell office:value-type="float" office:value="0.233142721013714" calcext:value-type="float">
            <text:p>0.233142721013714</text:p>
          </table:table-cell>
          <table:table-cell office:value-type="float" office:value="0.37774438296028" calcext:value-type="float">
            <text:p>0.37774438296028</text:p>
          </table:table-cell>
          <table:table-cell office:value-type="float" office:value="1.35722687019174" calcext:value-type="float">
            <text:p>1.35722687019174</text:p>
          </table:table-cell>
          <table:table-cell office:value-type="float" office:value="1.2625616605492" calcext:value-type="float">
            <text:p>1.2625616605492</text:p>
          </table:table-cell>
          <table:table-cell office:value-type="float" office:value="1.45898995251384" calcext:value-type="float">
            <text:p>1.45898995251384</text:p>
          </table:table-cell>
          <table:table-cell office:value-type="float" office:value="-0.357226870191743" calcext:value-type="float">
            <text:p>-0.357226870191743</text:p>
          </table:table-cell>
          <table:table-cell office:value-type="float" office:value="-0.262561660549203" calcext:value-type="float">
            <text:p>-0.262561660549203</text:p>
          </table:table-cell>
          <table:table-cell office:value-type="float" office:value="-0.458989952513838" calcext:value-type="float">
            <text:p>-0.45898995251383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813008517507" calcext:value-type="float">
            <text:p>0.356813008517507</text:p>
          </table:table-cell>
          <table:table-cell office:value-type="float" office:value="0.281767301050645" calcext:value-type="float">
            <text:p>0.281767301050645</text:p>
          </table:table-cell>
          <table:table-cell office:value-type="float" office:value="0.431858715984368" calcext:value-type="float">
            <text:p>0.431858715984368</text:p>
          </table:table-cell>
          <table:table-cell office:value-type="float" office:value="1.42876867730018" calcext:value-type="float">
            <text:p>1.42876867730018</text:p>
          </table:table-cell>
          <table:table-cell office:value-type="float" office:value="1.32547024856345" calcext:value-type="float">
            <text:p>1.32547024856345</text:p>
          </table:table-cell>
          <table:table-cell office:value-type="float" office:value="1.54011750580336" calcext:value-type="float">
            <text:p>1.54011750580336</text:p>
          </table:table-cell>
          <table:table-cell office:value-type="float" office:value="-0.428768677300181" calcext:value-type="float">
            <text:p>-0.428768677300181</text:p>
          </table:table-cell>
          <table:table-cell office:value-type="float" office:value="-0.325470248563453" calcext:value-type="float">
            <text:p>-0.325470248563453</text:p>
          </table:table-cell>
          <table:table-cell office:value-type="float" office:value="-0.540117505803363" calcext:value-type="float">
            <text:p>-0.54011750580336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440794811" calcext:value-type="float">
            <text:p>0.4386440794811</text:p>
          </table:table-cell>
          <table:table-cell office:value-type="float" office:value="0.364818648557572" calcext:value-type="float">
            <text:p>0.364818648557572</text:p>
          </table:table-cell>
          <table:table-cell office:value-type="float" office:value="0.512469510404628" calcext:value-type="float">
            <text:p>0.512469510404628</text:p>
          </table:table-cell>
          <table:table-cell office:value-type="float" office:value="1.550603297631" calcext:value-type="float">
            <text:p>1.550603297631</text:p>
          </table:table-cell>
          <table:table-cell office:value-type="float" office:value="1.44025279254263" calcext:value-type="float">
            <text:p>1.44025279254263</text:p>
          </table:table-cell>
          <table:table-cell office:value-type="float" office:value="1.66940873093496" calcext:value-type="float">
            <text:p>1.66940873093496</text:p>
          </table:table-cell>
          <table:table-cell office:value-type="float" office:value="-0.550603297631" calcext:value-type="float">
            <text:p>-0.550603297631</text:p>
          </table:table-cell>
          <table:table-cell office:value-type="float" office:value="-0.440252792542631" calcext:value-type="float">
            <text:p>-0.440252792542631</text:p>
          </table:table-cell>
          <table:table-cell office:value-type="float" office:value="-0.669408730934965" calcext:value-type="float">
            <text:p>-0.66940873093496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78228663625" calcext:value-type="float">
            <text:p>0.194478228663625</text:p>
          </table:table-cell>
          <table:table-cell office:value-type="float" office:value="0.11504143759255" calcext:value-type="float">
            <text:p>0.11504143759255</text:p>
          </table:table-cell>
          <table:table-cell office:value-type="float" office:value="0.273915019734699" calcext:value-type="float">
            <text:p>0.273915019734699</text:p>
          </table:table-cell>
          <table:table-cell office:value-type="float" office:value="1.2146770374548" calcext:value-type="float">
            <text:p>1.2146770374548</text:p>
          </table:table-cell>
          <table:table-cell office:value-type="float" office:value="1.12191992626952" calcext:value-type="float">
            <text:p>1.12191992626952</text:p>
          </table:table-cell>
          <table:table-cell office:value-type="float" office:value="1.31510303968478" calcext:value-type="float">
            <text:p>1.31510303968478</text:p>
          </table:table-cell>
          <table:table-cell office:value-type="float" office:value="-0.214677037454798" calcext:value-type="float">
            <text:p>-0.214677037454798</text:p>
          </table:table-cell>
          <table:table-cell office:value-type="float" office:value="-0.121919926269521" calcext:value-type="float">
            <text:p>-0.121919926269521</text:p>
          </table:table-cell>
          <table:table-cell office:value-type="float" office:value="-0.315103039684775" calcext:value-type="float">
            <text:p>-0.31510303968477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368063708746" calcext:value-type="float">
            <text:p>-0.0659368063708746</text:p>
          </table:table-cell>
          <table:table-cell office:value-type="float" office:value="-0.149121602087531" calcext:value-type="float">
            <text:p>-0.149121602087531</text:p>
          </table:table-cell>
          <table:table-cell office:value-type="float" office:value="0.0172479893457822" calcext:value-type="float">
            <text:p>0.0172479893457822</text:p>
          </table:table-cell>
          <table:table-cell office:value-type="float" office:value="0.936190023667498" calcext:value-type="float">
            <text:p>0.936190023667498</text:p>
          </table:table-cell>
          <table:table-cell office:value-type="float" office:value="0.861464352665816" calcext:value-type="float">
            <text:p>0.861464352665816</text:p>
          </table:table-cell>
          <table:table-cell office:value-type="float" office:value="1.01739759480744" calcext:value-type="float">
            <text:p>1.01739759480744</text:p>
          </table:table-cell>
          <table:table-cell office:value-type="float" office:value="0.0638099763325021" calcext:value-type="float">
            <text:p>0.0638099763325021</text:p>
          </table:table-cell>
          <table:table-cell office:value-type="float" office:value="0.138535647334184" calcext:value-type="float">
            <text:p>0.138535647334184</text:p>
          </table:table-cell>
          <table:table-cell office:value-type="float" office:value="-0.0173975948074407" calcext:value-type="float">
            <text:p>-0.017397594807440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394121640409" calcext:value-type="float">
            <text:p>-0.111394121640409</text:p>
          </table:table-cell>
          <table:table-cell office:value-type="float" office:value="-0.196654127618894" calcext:value-type="float">
            <text:p>-0.196654127618894</text:p>
          </table:table-cell>
          <table:table-cell office:value-type="float" office:value="-0.0261341156619244" calcext:value-type="float">
            <text:p>-0.0261341156619244</text:p>
          </table:table-cell>
          <table:table-cell office:value-type="float" office:value="0.894586103698361" calcext:value-type="float">
            <text:p>0.894586103698361</text:p>
          </table:table-cell>
          <table:table-cell office:value-type="float" office:value="0.821474709596583" calcext:value-type="float">
            <text:p>0.821474709596583</text:p>
          </table:table-cell>
          <table:table-cell office:value-type="float" office:value="0.974204424775566" calcext:value-type="float">
            <text:p>0.974204424775566</text:p>
          </table:table-cell>
          <table:table-cell office:value-type="float" office:value="0.105413896301639" calcext:value-type="float">
            <text:p>0.105413896301639</text:p>
          </table:table-cell>
          <table:table-cell office:value-type="float" office:value="0.178525290403417" calcext:value-type="float">
            <text:p>0.178525290403417</text:p>
          </table:table-cell>
          <table:table-cell office:value-type="float" office:value="0.0257955752244335" calcext:value-type="float">
            <text:p>0.025795575224433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8663871396219" calcext:value-type="float">
            <text:p>-0.0268663871396219</text:p>
          </table:table-cell>
          <table:table-cell office:value-type="float" office:value="-0.118686499107342" calcext:value-type="float">
            <text:p>-0.118686499107342</text:p>
          </table:table-cell>
          <table:table-cell office:value-type="float" office:value="0.0649537248280985" calcext:value-type="float">
            <text:p>0.0649537248280985</text:p>
          </table:table-cell>
          <table:table-cell office:value-type="float" office:value="0.9734913037928" calcext:value-type="float">
            <text:p>0.9734913037928</text:p>
          </table:table-cell>
          <table:table-cell office:value-type="float" office:value="0.888086172932679" calcext:value-type="float">
            <text:p>0.888086172932679</text:p>
          </table:table-cell>
          <table:table-cell office:value-type="float" office:value="1.06710964255948" calcext:value-type="float">
            <text:p>1.06710964255948</text:p>
          </table:table-cell>
          <table:table-cell office:value-type="float" office:value="0.0265086962071996" calcext:value-type="float">
            <text:p>0.0265086962071996</text:p>
          </table:table-cell>
          <table:table-cell office:value-type="float" office:value="0.111913827067321" calcext:value-type="float">
            <text:p>0.111913827067321</text:p>
          </table:table-cell>
          <table:table-cell office:value-type="float" office:value="-0.0671096425594779" calcext:value-type="float">
            <text:p>-0.067109642559477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6867552158991" calcext:value-type="float">
            <text:p>-0.0426867552158991</text:p>
          </table:table-cell>
          <table:table-cell office:value-type="float" office:value="-0.129389580251299" calcext:value-type="float">
            <text:p>-0.129389580251299</text:p>
          </table:table-cell>
          <table:table-cell office:value-type="float" office:value="0.0440160698195007" calcext:value-type="float">
            <text:p>0.0440160698195007</text:p>
          </table:table-cell>
          <table:table-cell office:value-type="float" office:value="0.958211497814739" calcext:value-type="float">
            <text:p>0.958211497814739</text:p>
          </table:table-cell>
          <table:table-cell office:value-type="float" office:value="0.878631601340697" calcext:value-type="float">
            <text:p>0.878631601340697</text:p>
          </table:table-cell>
          <table:table-cell office:value-type="float" office:value="1.0449991477012" calcext:value-type="float">
            <text:p>1.0449991477012</text:p>
          </table:table-cell>
          <table:table-cell office:value-type="float" office:value="0.0417885021852606" calcext:value-type="float">
            <text:p>0.0417885021852606</text:p>
          </table:table-cell>
          <table:table-cell office:value-type="float" office:value="0.121368398659303" calcext:value-type="float">
            <text:p>0.121368398659303</text:p>
          </table:table-cell>
          <table:table-cell office:value-type="float" office:value="-0.0449991477011966" calcext:value-type="float">
            <text:p>-0.04499914770119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75773572716" calcext:value-type="float">
            <text:p>-0.378375773572716</text:p>
          </table:table-cell>
          <table:table-cell office:value-type="float" office:value="-0.412438280485854" calcext:value-type="float">
            <text:p>-0.412438280485854</text:p>
          </table:table-cell>
          <table:table-cell office:value-type="float" office:value="-0.344313266659577" calcext:value-type="float">
            <text:p>-0.344313266659577</text:p>
          </table:table-cell>
          <table:table-cell office:value-type="float" office:value="0.684973057525695" calcext:value-type="float">
            <text:p>0.684973057525695</text:p>
          </table:table-cell>
          <table:table-cell office:value-type="float" office:value="0.662034055850192" calcext:value-type="float">
            <text:p>0.662034055850192</text:p>
          </table:table-cell>
          <table:table-cell office:value-type="float" office:value="0.708706879034436" calcext:value-type="float">
            <text:p>0.708706879034436</text:p>
          </table:table-cell>
          <table:table-cell office:value-type="float" office:value="0.315026942474305" calcext:value-type="float">
            <text:p>0.315026942474305</text:p>
          </table:table-cell>
          <table:table-cell office:value-type="float" office:value="0.337965944149808" calcext:value-type="float">
            <text:p>0.337965944149808</text:p>
          </table:table-cell>
          <table:table-cell office:value-type="float" office:value="0.291293120965564" calcext:value-type="float">
            <text:p>0.291293120965564</text:p>
          </table:table-cell>
        </table:table-row>
      </table:table>
      <table:table table:name="LCAl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1066412346758" calcext:value-type="float">
            <text:p>0.62106641234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08674079575319" calcext:value-type="float">
            <text:p>0.308674079575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0371825319611996" calcext:value-type="float">
            <text:p>-0.0037182531961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316110585967559" calcext:value-type="float">
            <text:p>-0.31611058596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33363735771105" calcext:value-type="float">
            <text:p>0.43336373577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65577059376897" calcext:value-type="float">
            <text:p>0.36557705937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297790382982688" calcext:value-type="float">
            <text:p>0.29779038298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3000370658848" calcext:value-type="float">
            <text:p>0.2300037065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62217030194271" calcext:value-type="float">
            <text:p>0.16221703019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944303538000623" calcext:value-type="float">
            <text:p>0.0944303538000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.0266436774058536" calcext:value-type="float">
            <text:p>0.0266436774058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0411429989883549" calcext:value-type="float">
            <text:p>-0.041142998988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93793131027" calcext:value-type="float">
            <text:p>0.74499379313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62205595717" calcext:value-type="float">
            <text:p>0.596662205595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30618060406" calcext:value-type="float">
            <text:p>0.448330618060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67938947026" calcext:value-type="float">
            <text:p>0.952667938947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88807737873" calcext:value-type="float">
            <text:p>0.765888807737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967652872" calcext:value-type="float">
            <text:p>0.57910967652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545319567" calcext:value-type="float">
            <text:p>0.392330545319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1414110414" calcext:value-type="float">
            <text:p>0.205551414110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722829012603" calcext:value-type="float">
            <text:p>0.018772282901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8006848307893" calcext:value-type="float">
            <text:p>-0.168006848307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506781631679816" calcext:value-type="float">
            <text:p>0.506781631679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329207225664967" calcext:value-type="float">
            <text:p>0.329207225664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84-244</text:p>
          </table:table-cell>
          <table:table-cell office:value-type="float" office:value="0.151632819650119" calcext:value-type="float">
            <text:p>0.151632819650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245-305</text:p>
          </table:table-cell>
          <table:table-cell office:value-type="float" office:value="-0.0259415863647297" calcext:value-type="float">
            <text:p>-0.0259415863647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06-366</text:p>
          </table:table-cell>
          <table:table-cell office:value-type="float" office:value="-0.203515992379578" calcext:value-type="float">
            <text:p>-0.203515992379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67-427</text:p>
          </table:table-cell>
          <table:table-cell office:value-type="float" office:value="-0.381090398394427" calcext:value-type="float">
            <text:p>-0.381090398394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28-488</text:p>
          </table:table-cell>
          <table:table-cell office:value-type="float" office:value="-0.558664804409275" calcext:value-type="float">
            <text:p>-0.5586648044092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89-549</text:p>
          </table:table-cell>
          <table:table-cell office:value-type="float" office:value="-0.736239210424124" calcext:value-type="float">
            <text:p>-0.736239210424124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331240622285571" calcext:value-type="float">
            <text:p>-0.331240622285571</text:p>
          </table:table-cell>
          <table:table-cell office:value-type="float" office:value="-0.386832826560142" calcext:value-type="float">
            <text:p>-0.386832826560142</text:p>
          </table:table-cell>
          <table:table-cell office:value-type="float" office:value="-0.275648418011001" calcext:value-type="float">
            <text:p>-0.275648418011001</text:p>
          </table:table-cell>
          <table:table-cell office:value-type="float" office:value="0.71803237366133" calcext:value-type="float">
            <text:p>0.71803237366133</text:p>
          </table:table-cell>
          <table:table-cell office:value-type="float" office:value="0.679204630410747" calcext:value-type="float">
            <text:p>0.679204630410747</text:p>
          </table:table-cell>
          <table:table-cell office:value-type="float" office:value="0.759079762624606" calcext:value-type="float">
            <text:p>0.759079762624606</text:p>
          </table:table-cell>
          <table:table-cell office:value-type="float" office:value="0.28196762633867" calcext:value-type="float">
            <text:p>0.28196762633867</text:p>
          </table:table-cell>
          <table:table-cell office:value-type="float" office:value="0.320795369589253" calcext:value-type="float">
            <text:p>0.320795369589253</text:p>
          </table:table-cell>
          <table:table-cell office:value-type="float" office:value="0.240920237375394" calcext:value-type="float">
            <text:p>0.24092023737539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27856683570234" calcext:value-type="float">
            <text:p>-0.227856683570234</text:p>
          </table:table-cell>
          <table:table-cell office:value-type="float" office:value="-0.280117261414135" calcext:value-type="float">
            <text:p>-0.280117261414135</text:p>
          </table:table-cell>
          <table:table-cell office:value-type="float" office:value="-0.175596105726333" calcext:value-type="float">
            <text:p>-0.175596105726333</text:p>
          </table:table-cell>
          <table:table-cell office:value-type="float" office:value="0.796238365698451" calcext:value-type="float">
            <text:p>0.796238365698451</text:p>
          </table:table-cell>
          <table:table-cell office:value-type="float" office:value="0.755695122381323" calcext:value-type="float">
            <text:p>0.755695122381323</text:p>
          </table:table-cell>
          <table:table-cell office:value-type="float" office:value="0.838956764749669" calcext:value-type="float">
            <text:p>0.838956764749669</text:p>
          </table:table-cell>
          <table:table-cell office:value-type="float" office:value="0.203761634301549" calcext:value-type="float">
            <text:p>0.203761634301549</text:p>
          </table:table-cell>
          <table:table-cell office:value-type="float" office:value="0.244304877618677" calcext:value-type="float">
            <text:p>0.244304877618677</text:p>
          </table:table-cell>
          <table:table-cell office:value-type="float" office:value="0.161043235250331" calcext:value-type="float">
            <text:p>0.16104323525033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22920775772084" calcext:value-type="float">
            <text:p>-0.122920775772084</text:p>
          </table:table-cell>
          <table:table-cell office:value-type="float" office:value="-0.200296890184169" calcext:value-type="float">
            <text:p>-0.200296890184169</text:p>
          </table:table-cell>
          <table:table-cell office:value-type="float" office:value="-0.0455446613599987" calcext:value-type="float">
            <text:p>-0.0455446613599987</text:p>
          </table:table-cell>
          <table:table-cell office:value-type="float" office:value="0.884333720441866" calcext:value-type="float">
            <text:p>0.884333720441866</text:p>
          </table:table-cell>
          <table:table-cell office:value-type="float" office:value="0.818487716033358" calcext:value-type="float">
            <text:p>0.818487716033358</text:p>
          </table:table-cell>
          <table:table-cell office:value-type="float" office:value="0.955476928719941" calcext:value-type="float">
            <text:p>0.955476928719941</text:p>
          </table:table-cell>
          <table:table-cell office:value-type="float" office:value="0.115666279558134" calcext:value-type="float">
            <text:p>0.115666279558134</text:p>
          </table:table-cell>
          <table:table-cell office:value-type="float" office:value="0.181512283966642" calcext:value-type="float">
            <text:p>0.181512283966642</text:p>
          </table:table-cell>
          <table:table-cell office:value-type="float" office:value="0.0445230712800585" calcext:value-type="float">
            <text:p>0.044523071280058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729281601211691" calcext:value-type="float">
            <text:p>-0.0729281601211691</text:p>
          </table:table-cell>
          <table:table-cell office:value-type="float" office:value="-0.167042697063124" calcext:value-type="float">
            <text:p>-0.167042697063124</text:p>
          </table:table-cell>
          <table:table-cell office:value-type="float" office:value="0.0211863768207858" calcext:value-type="float">
            <text:p>0.0211863768207858</text:p>
          </table:table-cell>
          <table:table-cell office:value-type="float" office:value="0.92966761483566" calcext:value-type="float">
            <text:p>0.92966761483566</text:p>
          </table:table-cell>
          <table:table-cell office:value-type="float" office:value="0.846163481870284" calcext:value-type="float">
            <text:p>0.846163481870284</text:p>
          </table:table-cell>
          <table:table-cell office:value-type="float" office:value="1.02141240149468" calcext:value-type="float">
            <text:p>1.02141240149468</text:p>
          </table:table-cell>
          <table:table-cell office:value-type="float" office:value="0.0703323851643396" calcext:value-type="float">
            <text:p>0.0703323851643396</text:p>
          </table:table-cell>
          <table:table-cell office:value-type="float" office:value="0.153836518129716" calcext:value-type="float">
            <text:p>0.153836518129716</text:p>
          </table:table-cell>
          <table:table-cell office:value-type="float" office:value="-0.0214124014946788" calcext:value-type="float">
            <text:p>-0.0214124014946788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0566296712979613" calcext:value-type="float">
            <text:p>-0.0566296712979613</text:p>
          </table:table-cell>
          <table:table-cell office:value-type="float" office:value="-0.160652354172958" calcext:value-type="float">
            <text:p>-0.160652354172958</text:p>
          </table:table-cell>
          <table:table-cell office:value-type="float" office:value="0.0473930115770354" calcext:value-type="float">
            <text:p>0.0473930115770354</text:p>
          </table:table-cell>
          <table:table-cell office:value-type="float" office:value="0.944943944442578" calcext:value-type="float">
            <text:p>0.944943944442578</text:p>
          </table:table-cell>
          <table:table-cell office:value-type="float" office:value="0.851588070691795" calcext:value-type="float">
            <text:p>0.851588070691795</text:p>
          </table:table-cell>
          <table:table-cell office:value-type="float" office:value="1.04853401411944" calcext:value-type="float">
            <text:p>1.04853401411944</text:p>
          </table:table-cell>
          <table:table-cell office:value-type="float" office:value="0.0550560555574219" calcext:value-type="float">
            <text:p>0.0550560555574219</text:p>
          </table:table-cell>
          <table:table-cell office:value-type="float" office:value="0.148411929308205" calcext:value-type="float">
            <text:p>0.148411929308205</text:p>
          </table:table-cell>
          <table:table-cell office:value-type="float" office:value="-0.0485340141194417" calcext:value-type="float">
            <text:p>-0.0485340141194417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961682227068561" calcext:value-type="float">
            <text:p>0.0961682227068561</text:p>
          </table:table-cell>
          <table:table-cell office:value-type="float" office:value="-0.092578698878191" calcext:value-type="float">
            <text:p>-0.092578698878191</text:p>
          </table:table-cell>
          <table:table-cell office:value-type="float" office:value="0.284915144291903" calcext:value-type="float">
            <text:p>0.284915144291903</text:p>
          </table:table-cell>
          <table:table-cell office:value-type="float" office:value="1.10094425223932" calcext:value-type="float">
            <text:p>1.10094425223932</text:p>
          </table:table-cell>
          <table:table-cell office:value-type="float" office:value="0.911577468017337" calcext:value-type="float">
            <text:p>0.911577468017337</text:p>
          </table:table-cell>
          <table:table-cell office:value-type="float" office:value="1.32964919501031" calcext:value-type="float">
            <text:p>1.32964919501031</text:p>
          </table:table-cell>
          <table:table-cell office:value-type="float" office:value="-0.100944252239318" calcext:value-type="float">
            <text:p>-0.100944252239318</text:p>
          </table:table-cell>
          <table:table-cell office:value-type="float" office:value="0.0884225319826631" calcext:value-type="float">
            <text:p>0.0884225319826631</text:p>
          </table:table-cell>
          <table:table-cell office:value-type="float" office:value="-0.329649195010312" calcext:value-type="float">
            <text:p>-0.329649195010312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200129039111087" calcext:value-type="float">
            <text:p>-0.200129039111087</text:p>
          </table:table-cell>
          <table:table-cell office:value-type="float" office:value="-0.319301142771316" calcext:value-type="float">
            <text:p>-0.319301142771316</text:p>
          </table:table-cell>
          <table:table-cell office:value-type="float" office:value="-0.0809569354508592" calcext:value-type="float">
            <text:p>-0.0809569354508592</text:p>
          </table:table-cell>
          <table:table-cell office:value-type="float" office:value="0.818625111605472" calcext:value-type="float">
            <text:p>0.818625111605472</text:p>
          </table:table-cell>
          <table:table-cell office:value-type="float" office:value="0.72665668894478" calcext:value-type="float">
            <text:p>0.72665668894478</text:p>
          </table:table-cell>
          <table:table-cell office:value-type="float" office:value="0.922233406155293" calcext:value-type="float">
            <text:p>0.922233406155293</text:p>
          </table:table-cell>
          <table:table-cell office:value-type="float" office:value="0.181374888394528" calcext:value-type="float">
            <text:p>0.181374888394528</text:p>
          </table:table-cell>
          <table:table-cell office:value-type="float" office:value="0.27334331105522" calcext:value-type="float">
            <text:p>0.27334331105522</text:p>
          </table:table-cell>
          <table:table-cell office:value-type="float" office:value="0.0777665938447074" calcext:value-type="float">
            <text:p>0.0777665938447074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988892353086604" calcext:value-type="float">
            <text:p>-0.0988892353086604</text:p>
          </table:table-cell>
          <table:table-cell office:value-type="float" office:value="-0.19960797783264" calcext:value-type="float">
            <text:p>-0.19960797783264</text:p>
          </table:table-cell>
          <table:table-cell office:value-type="float" office:value="0.00182950721531971" calcext:value-type="float">
            <text:p>0.00182950721531971</text:p>
          </table:table-cell>
          <table:table-cell office:value-type="float" office:value="0.905843037891437" calcext:value-type="float">
            <text:p>0.905843037891437</text:p>
          </table:table-cell>
          <table:table-cell office:value-type="float" office:value="0.819051776602345" calcext:value-type="float">
            <text:p>0.819051776602345</text:p>
          </table:table-cell>
          <table:table-cell office:value-type="float" office:value="1.0018311817847" calcext:value-type="float">
            <text:p>1.0018311817847</text:p>
          </table:table-cell>
          <table:table-cell office:value-type="float" office:value="0.0941569621085633" calcext:value-type="float">
            <text:p>0.0941569621085633</text:p>
          </table:table-cell>
          <table:table-cell office:value-type="float" office:value="0.180948223397655" calcext:value-type="float">
            <text:p>0.180948223397655</text:p>
          </table:table-cell>
          <table:table-cell office:value-type="float" office:value="-0.00183118178470165" calcext:value-type="float">
            <text:p>-0.0018311817847016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209547861461876" calcext:value-type="float">
            <text:p>-0.209547861461876</text:p>
          </table:table-cell>
          <table:table-cell office:value-type="float" office:value="-0.278778278338844" calcext:value-type="float">
            <text:p>-0.278778278338844</text:p>
          </table:table-cell>
          <table:table-cell office:value-type="float" office:value="-0.140317444584908" calcext:value-type="float">
            <text:p>-0.140317444584908</text:p>
          </table:table-cell>
          <table:table-cell office:value-type="float" office:value="0.810950825212243" calcext:value-type="float">
            <text:p>0.810950825212243</text:p>
          </table:table-cell>
          <table:table-cell office:value-type="float" office:value="0.756707663096432" calcext:value-type="float">
            <text:p>0.756707663096432</text:p>
          </table:table-cell>
          <table:table-cell office:value-type="float" office:value="0.869082306133076" calcext:value-type="float">
            <text:p>0.869082306133076</text:p>
          </table:table-cell>
          <table:table-cell office:value-type="float" office:value="0.189049174787757" calcext:value-type="float">
            <text:p>0.189049174787757</text:p>
          </table:table-cell>
          <table:table-cell office:value-type="float" office:value="0.243292336903568" calcext:value-type="float">
            <text:p>0.243292336903568</text:p>
          </table:table-cell>
          <table:table-cell office:value-type="float" office:value="0.130917693866924" calcext:value-type="float">
            <text:p>0.13091769386692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86204619346448" calcext:value-type="float">
            <text:p>-0.186204619346448</text:p>
          </table:table-cell>
          <table:table-cell office:value-type="float" office:value="-0.242414320047438" calcext:value-type="float">
            <text:p>-0.242414320047438</text:p>
          </table:table-cell>
          <table:table-cell office:value-type="float" office:value="-0.129994918645458" calcext:value-type="float">
            <text:p>-0.129994918645458</text:p>
          </table:table-cell>
          <table:table-cell office:value-type="float" office:value="0.830103722321763" calcext:value-type="float">
            <text:p>0.830103722321763</text:p>
          </table:table-cell>
          <table:table-cell office:value-type="float" office:value="0.784730980411604" calcext:value-type="float">
            <text:p>0.784730980411604</text:p>
          </table:table-cell>
          <table:table-cell office:value-type="float" office:value="0.878099892846104" calcext:value-type="float">
            <text:p>0.878099892846104</text:p>
          </table:table-cell>
          <table:table-cell office:value-type="float" office:value="0.169896277678237" calcext:value-type="float">
            <text:p>0.169896277678237</text:p>
          </table:table-cell>
          <table:table-cell office:value-type="float" office:value="0.215269019588396" calcext:value-type="float">
            <text:p>0.215269019588396</text:p>
          </table:table-cell>
          <table:table-cell office:value-type="float" office:value="0.121900107153896" calcext:value-type="float">
            <text:p>0.12190010715389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34999081329761" calcext:value-type="float">
            <text:p>-0.0134999081329761</text:p>
          </table:table-cell>
          <table:table-cell office:value-type="float" office:value="-0.0967467647053291" calcext:value-type="float">
            <text:p>-0.0967467647053291</text:p>
          </table:table-cell>
          <table:table-cell office:value-type="float" office:value="0.069746948439377" calcext:value-type="float">
            <text:p>0.069746948439377</text:p>
          </table:table-cell>
          <table:table-cell office:value-type="float" office:value="0.98659080695289" calcext:value-type="float">
            <text:p>0.98659080695289</text:p>
          </table:table-cell>
          <table:table-cell office:value-type="float" office:value="0.9077858604483" calcext:value-type="float">
            <text:p>0.9077858604483</text:p>
          </table:table-cell>
          <table:table-cell office:value-type="float" office:value="1.07223681572135" calcext:value-type="float">
            <text:p>1.07223681572135</text:p>
          </table:table-cell>
          <table:table-cell office:value-type="float" office:value="0.0134091930471103" calcext:value-type="float">
            <text:p>0.0134091930471103</text:p>
          </table:table-cell>
          <table:table-cell office:value-type="float" office:value="0.0922141395516995" calcext:value-type="float">
            <text:p>0.0922141395516995</text:p>
          </table:table-cell>
          <table:table-cell office:value-type="float" office:value="-0.0722368157213531" calcext:value-type="float">
            <text:p>-0.072236815721353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2432607278301" calcext:value-type="float">
            <text:p>-0.0492432607278301</text:p>
          </table:table-cell>
          <table:table-cell office:value-type="float" office:value="-0.179097179465574" calcext:value-type="float">
            <text:p>-0.179097179465574</text:p>
          </table:table-cell>
          <table:table-cell office:value-type="float" office:value="0.0806106580099137" calcext:value-type="float">
            <text:p>0.0806106580099137</text:p>
          </table:table-cell>
          <table:table-cell office:value-type="float" office:value="0.951949529594615" calcext:value-type="float">
            <text:p>0.951949529594615</text:p>
          </table:table-cell>
          <table:table-cell office:value-type="float" office:value="0.83602465102047" calcext:value-type="float">
            <text:p>0.83602465102047</text:p>
          </table:table-cell>
          <table:table-cell office:value-type="float" office:value="1.0839487876216" calcext:value-type="float">
            <text:p>1.0839487876216</text:p>
          </table:table-cell>
          <table:table-cell office:value-type="float" office:value="0.0480504704053847" calcext:value-type="float">
            <text:p>0.0480504704053847</text:p>
          </table:table-cell>
          <table:table-cell office:value-type="float" office:value="0.16397534897953" calcext:value-type="float">
            <text:p>0.16397534897953</text:p>
          </table:table-cell>
          <table:table-cell office:value-type="float" office:value="-0.0839487876216001" calcext:value-type="float">
            <text:p>-0.083948787621600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725641303509085" calcext:value-type="float">
            <text:p>0.0725641303509085</text:p>
          </table:table-cell>
          <table:table-cell office:value-type="float" office:value="-0.0767985515917853" calcext:value-type="float">
            <text:p>-0.0767985515917853</text:p>
          </table:table-cell>
          <table:table-cell office:value-type="float" office:value="0.221926812293602" calcext:value-type="float">
            <text:p>0.221926812293602</text:p>
          </table:table-cell>
          <table:table-cell office:value-type="float" office:value="1.07526176079312" calcext:value-type="float">
            <text:p>1.07526176079312</text:p>
          </table:table-cell>
          <table:table-cell office:value-type="float" office:value="0.92607639143193" calcext:value-type="float">
            <text:p>0.92607639143193</text:p>
          </table:table-cell>
          <table:table-cell office:value-type="float" office:value="1.24848000113273" calcext:value-type="float">
            <text:p>1.24848000113273</text:p>
          </table:table-cell>
          <table:table-cell office:value-type="float" office:value="-0.075261760793125" calcext:value-type="float">
            <text:p>-0.075261760793125</text:p>
          </table:table-cell>
          <table:table-cell office:value-type="float" office:value="0.0739236085680703" calcext:value-type="float">
            <text:p>0.0739236085680703</text:p>
          </table:table-cell>
          <table:table-cell office:value-type="float" office:value="-0.248480001132731" calcext:value-type="float">
            <text:p>-0.24848000113273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70793345117798" calcext:value-type="float">
            <text:p>0.170793345117798</text:p>
          </table:table-cell>
          <table:table-cell office:value-type="float" office:value="-0.0523393197118652" calcext:value-type="float">
            <text:p>-0.0523393197118652</text:p>
          </table:table-cell>
          <table:table-cell office:value-type="float" office:value="0.393926009947462" calcext:value-type="float">
            <text:p>0.393926009947462</text:p>
          </table:table-cell>
          <table:table-cell office:value-type="float" office:value="1.18624558024927" calcext:value-type="float">
            <text:p>1.18624558024927</text:p>
          </table:table-cell>
          <table:table-cell office:value-type="float" office:value="0.949006795490997" calcext:value-type="float">
            <text:p>0.949006795490997</text:p>
          </table:table-cell>
          <table:table-cell office:value-type="float" office:value="1.48279083284424" calcext:value-type="float">
            <text:p>1.48279083284424</text:p>
          </table:table-cell>
          <table:table-cell office:value-type="float" office:value="-0.186245580249274" calcext:value-type="float">
            <text:p>-0.186245580249274</text:p>
          </table:table-cell>
          <table:table-cell office:value-type="float" office:value="0.0509932045090035" calcext:value-type="float">
            <text:p>0.0509932045090035</text:p>
          </table:table-cell>
          <table:table-cell office:value-type="float" office:value="-0.482790832844237" calcext:value-type="float">
            <text:p>-0.482790832844237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389577203864131" calcext:value-type="float">
            <text:p>0.389577203864131</text:p>
          </table:table-cell>
          <table:table-cell office:value-type="float" office:value="-0.00162043498490283" calcext:value-type="float">
            <text:p>-0.00162043498490283</text:p>
          </table:table-cell>
          <table:table-cell office:value-type="float" office:value="0.780774842713165" calcext:value-type="float">
            <text:p>0.780774842713165</text:p>
          </table:table-cell>
          <table:table-cell office:value-type="float" office:value="1.47635646410165" calcext:value-type="float">
            <text:p>1.47635646410165</text:p>
          </table:table-cell>
          <table:table-cell office:value-type="float" office:value="0.998380877210996" calcext:value-type="float">
            <text:p>0.998380877210996</text:p>
          </table:table-cell>
          <table:table-cell office:value-type="float" office:value="2.18316321841376" calcext:value-type="float">
            <text:p>2.18316321841376</text:p>
          </table:table-cell>
          <table:table-cell office:value-type="float" office:value="-0.476356464101646" calcext:value-type="float">
            <text:p>-0.476356464101646</text:p>
          </table:table-cell>
          <table:table-cell office:value-type="float" office:value="0.00161912278900445" calcext:value-type="float">
            <text:p>0.00161912278900445</text:p>
          </table:table-cell>
          <table:table-cell office:value-type="float" office:value="-1.18316321841376" calcext:value-type="float">
            <text:p>-1.18316321841376</text:p>
          </table:table-cell>
        </table:table-row>
        <table:table-row table:style-name="ro1">
          <table:table-cell office:value-type="string" calcext:value-type="string">
            <text:p>Immunityfull_550+</text:p>
          </table:table-cell>
          <table:table-cell office:value-type="float" office:value="0.541301154672082" calcext:value-type="float">
            <text:p>0.541301154672082</text:p>
          </table:table-cell>
          <table:table-cell office:value-type="float" office:value="-0.338847758276914" calcext:value-type="float">
            <text:p>-0.338847758276914</text:p>
          </table:table-cell>
          <table:table-cell office:value-type="float" office:value="1.42145006762108" calcext:value-type="float">
            <text:p>1.42145006762108</text:p>
          </table:table-cell>
          <table:table-cell office:value-type="float" office:value="1.71824110576394" calcext:value-type="float">
            <text:p>1.71824110576394</text:p>
          </table:table-cell>
          <table:table-cell office:value-type="float" office:value="0.712590926902125" calcext:value-type="float">
            <text:p>0.712590926902125</text:p>
          </table:table-cell>
          <table:table-cell office:value-type="float" office:value="4.14312389630296" calcext:value-type="float">
            <text:p>4.14312389630296</text:p>
          </table:table-cell>
          <table:table-cell office:value-type="float" office:value="-0.718241105763936" calcext:value-type="float">
            <text:p>-0.718241105763936</text:p>
          </table:table-cell>
          <table:table-cell office:value-type="float" office:value="0.287409073097875" calcext:value-type="float">
            <text:p>0.287409073097875</text:p>
          </table:table-cell>
          <table:table-cell office:value-type="float" office:value="-3.14312389630296" calcext:value-type="float">
            <text:p>-3.14312389630296</text:p>
          </table:table-cell>
        </table:table-row>
        <table:table-row table:style-name="ro1">
          <table:table-cell office:value-type="string" calcext:value-type="string">
            <text:p>Immunitypartial_001-061</text:p>
          </table:table-cell>
          <table:table-cell office:value-type="float" office:value="-0.0678124408593165" calcext:value-type="float">
            <text:p>-0.0678124408593165</text:p>
          </table:table-cell>
          <table:table-cell office:value-type="float" office:value="-0.333862061782338" calcext:value-type="float">
            <text:p>-0.333862061782338</text:p>
          </table:table-cell>
          <table:table-cell office:value-type="float" office:value="0.198237180063705" calcext:value-type="float">
            <text:p>0.198237180063705</text:p>
          </table:table-cell>
          <table:table-cell office:value-type="float" office:value="0.934435719102749" calcext:value-type="float">
            <text:p>0.934435719102749</text:p>
          </table:table-cell>
          <table:table-cell office:value-type="float" office:value="0.716152560222153" calcext:value-type="float">
            <text:p>0.716152560222153</text:p>
          </table:table-cell>
          <table:table-cell office:value-type="float" office:value="1.21925154168856" calcext:value-type="float">
            <text:p>1.21925154168856</text:p>
          </table:table-cell>
          <table:table-cell office:value-type="float" office:value="0.0655642808972514" calcext:value-type="float">
            <text:p>0.0655642808972514</text:p>
          </table:table-cell>
          <table:table-cell office:value-type="float" office:value="0.283847439777847" calcext:value-type="float">
            <text:p>0.283847439777847</text:p>
          </table:table-cell>
          <table:table-cell office:value-type="float" office:value="-0.219251541688563" calcext:value-type="float">
            <text:p>-0.219251541688563</text:p>
          </table:table-cell>
        </table:table-row>
        <table:table-row table:style-name="ro1">
          <table:table-cell office:value-type="string" calcext:value-type="string">
            <text:p>Immunitypartial_062+</text:p>
          </table:table-cell>
          <table:table-cell office:value-type="float" office:value="0.157293607219405" calcext:value-type="float">
            <text:p>0.157293607219405</text:p>
          </table:table-cell>
          <table:table-cell office:value-type="float" office:value="-0.0587566994577448" calcext:value-type="float">
            <text:p>-0.0587566994577448</text:p>
          </table:table-cell>
          <table:table-cell office:value-type="float" office:value="0.373343913896555" calcext:value-type="float">
            <text:p>0.373343913896555</text:p>
          </table:table-cell>
          <table:table-cell office:value-type="float" office:value="1.17033918349462" calcext:value-type="float">
            <text:p>1.17033918349462</text:p>
          </table:table-cell>
          <table:table-cell office:value-type="float" office:value="0.942936158129323" calcext:value-type="float">
            <text:p>0.942936158129323</text:p>
          </table:table-cell>
          <table:table-cell office:value-type="float" office:value="1.45258381769998" calcext:value-type="float">
            <text:p>1.45258381769998</text:p>
          </table:table-cell>
          <table:table-cell office:value-type="float" office:value="-0.170339183494616" calcext:value-type="float">
            <text:p>-0.170339183494616</text:p>
          </table:table-cell>
          <table:table-cell office:value-type="float" office:value="0.0570638418706775" calcext:value-type="float">
            <text:p>0.0570638418706775</text:p>
          </table:table-cell>
          <table:table-cell office:value-type="float" office:value="-0.45258381769998" calcext:value-type="float">
            <text:p>-0.45258381769998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340013296313973" calcext:value-type="float">
            <text:p>-0.340013296313973</text:p>
          </table:table-cell>
          <table:table-cell office:value-type="float" office:value="-0.712516243607964" calcext:value-type="float">
            <text:p>-0.712516243607964</text:p>
          </table:table-cell>
          <table:table-cell office:value-type="float" office:value="0.0324896509800178" calcext:value-type="float">
            <text:p>0.0324896509800178</text:p>
          </table:table-cell>
          <table:table-cell office:value-type="float" office:value="0.711760858903839" calcext:value-type="float">
            <text:p>0.711760858903839</text:p>
          </table:table-cell>
          <table:table-cell office:value-type="float" office:value="0.490408656005257" calcext:value-type="float">
            <text:p>0.490408656005257</text:p>
          </table:table-cell>
          <table:table-cell office:value-type="float" office:value="1.03302320231089" calcext:value-type="float">
            <text:p>1.03302320231089</text:p>
          </table:table-cell>
          <table:table-cell office:value-type="float" office:value="0.288239141096161" calcext:value-type="float">
            <text:p>0.288239141096161</text:p>
          </table:table-cell>
          <table:table-cell office:value-type="float" office:value="0.509591343994743" calcext:value-type="float">
            <text:p>0.509591343994743</text:p>
          </table:table-cell>
          <table:table-cell office:value-type="float" office:value="-0.0330232023108901" calcext:value-type="float">
            <text:p>-0.03302320231089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373294966092258" calcext:value-type="float">
            <text:p>0.373294966092258</text:p>
          </table:table-cell>
          <table:table-cell office:value-type="float" office:value="-0.508000738544806" calcext:value-type="float">
            <text:p>-0.508000738544806</text:p>
          </table:table-cell>
          <table:table-cell office:value-type="float" office:value="1.25459067072932" calcext:value-type="float">
            <text:p>1.25459067072932</text:p>
          </table:table-cell>
          <table:table-cell office:value-type="float" office:value="1.45251271865163" calcext:value-type="float">
            <text:p>1.45251271865163</text:p>
          </table:table-cell>
          <table:table-cell office:value-type="float" office:value="0.601697327381509" calcext:value-type="float">
            <text:p>0.601697327381509</text:p>
          </table:table-cell>
          <table:table-cell office:value-type="float" office:value="3.50640280724902" calcext:value-type="float">
            <text:p>3.50640280724902</text:p>
          </table:table-cell>
          <table:table-cell office:value-type="float" office:value="-0.452512718651632" calcext:value-type="float">
            <text:p>-0.452512718651632</text:p>
          </table:table-cell>
          <table:table-cell office:value-type="float" office:value="0.398302672618491" calcext:value-type="float">
            <text:p>0.398302672618491</text:p>
          </table:table-cell>
          <table:table-cell office:value-type="float" office:value="-2.50640280724902" calcext:value-type="float">
            <text:p>-2.50640280724902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3624767251787" calcext:value-type="float">
            <text:p>0.53624767251787</text:p>
          </table:table-cell>
          <table:table-cell office:value-type="float" office:value="0.496321754006967" calcext:value-type="float">
            <text:p>0.496321754006967</text:p>
          </table:table-cell>
          <table:table-cell office:value-type="float" office:value="0.576173591028773" calcext:value-type="float">
            <text:p>0.576173591028773</text:p>
          </table:table-cell>
          <table:table-cell office:value-type="float" office:value="1.70957990803564" calcext:value-type="float">
            <text:p>1.70957990803564</text:p>
          </table:table-cell>
          <table:table-cell office:value-type="float" office:value="1.64266800781232" calcext:value-type="float">
            <text:p>1.64266800781232</text:p>
          </table:table-cell>
          <table:table-cell office:value-type="float" office:value="1.77921737567135" calcext:value-type="float">
            <text:p>1.77921737567135</text:p>
          </table:table-cell>
          <table:table-cell office:value-type="float" office:value="-0.709579908035636" calcext:value-type="float">
            <text:p>-0.709579908035636</text:p>
          </table:table-cell>
          <table:table-cell office:value-type="float" office:value="-0.642668007812325" calcext:value-type="float">
            <text:p>-0.642668007812325</text:p>
          </table:table-cell>
          <table:table-cell office:value-type="float" office:value="-0.779217375671353" calcext:value-type="float">
            <text:p>-0.779217375671353</text:p>
          </table:table-cell>
        </table:table-row>
        <table:table-row table:style-name="ro1">
          <table:table-cell office:value-type="string" calcext:value-type="string">
            <text:p>DCCI2+</text:p>
          </table:table-cell>
          <table:table-cell office:value-type="float" office:value="0.774467572007615" calcext:value-type="float">
            <text:p>0.774467572007615</text:p>
          </table:table-cell>
          <table:table-cell office:value-type="float" office:value="0.733060924023094" calcext:value-type="float">
            <text:p>0.733060924023094</text:p>
          </table:table-cell>
          <table:table-cell office:value-type="float" office:value="0.815874219992136" calcext:value-type="float">
            <text:p>0.815874219992136</text:p>
          </table:table-cell>
          <table:table-cell office:value-type="float" office:value="2.16943675077954" calcext:value-type="float">
            <text:p>2.16943675077954</text:p>
          </table:table-cell>
          <table:table-cell office:value-type="float" office:value="2.08144200266259" calcext:value-type="float">
            <text:p>2.08144200266259</text:p>
          </table:table-cell>
          <table:table-cell office:value-type="float" office:value="2.26115155243932" calcext:value-type="float">
            <text:p>2.26115155243932</text:p>
          </table:table-cell>
          <table:table-cell office:value-type="float" office:value="-1.16943675077954" calcext:value-type="float">
            <text:p>-1.16943675077954</text:p>
          </table:table-cell>
          <table:table-cell office:value-type="float" office:value="-1.08144200266259" calcext:value-type="float">
            <text:p>-1.08144200266259</text:p>
          </table:table-cell>
          <table:table-cell office:value-type="float" office:value="-1.26115155243932" calcext:value-type="float">
            <text:p>-1.26115155243932</text:p>
          </table:table-cell>
        </table:table-row>
        <table:table-row table:style-name="ro1">
          <table:table-cell office:value-type="string" calcext:value-type="string">
            <text:p>InfPriorinf_NA_062-122</text:p>
          </table:table-cell>
          <table:table-cell office:value-type="float" office:value="-1.00414609681444" calcext:value-type="float">
            <text:p>-1.00414609681444</text:p>
          </table:table-cell>
          <table:table-cell office:value-type="float" office:value="-1.05480786412584" calcext:value-type="float">
            <text:p>-1.05480786412584</text:p>
          </table:table-cell>
          <table:table-cell office:value-type="float" office:value="-0.953484329503049" calcext:value-type="float">
            <text:p>-0.953484329503049</text:p>
          </table:table-cell>
          <table:table-cell office:value-type="float" office:value="0.366357334972565" calcext:value-type="float">
            <text:p>0.366357334972565</text:p>
          </table:table-cell>
          <table:table-cell office:value-type="float" office:value="0.348259333989976" calcext:value-type="float">
            <text:p>0.348259333989976</text:p>
          </table:table-cell>
          <table:table-cell office:value-type="float" office:value="0.38539583519695" calcext:value-type="float">
            <text:p>0.38539583519695</text:p>
          </table:table-cell>
          <table:table-cell office:value-type="float" office:value="0.633642665027435" calcext:value-type="float">
            <text:p>0.633642665027435</text:p>
          </table:table-cell>
          <table:table-cell office:value-type="float" office:value="0.651740666010024" calcext:value-type="float">
            <text:p>0.651740666010024</text:p>
          </table:table-cell>
          <table:table-cell office:value-type="float" office:value="0.61460416480305" calcext:value-type="float">
            <text:p>0.61460416480305</text:p>
          </table:table-cell>
        </table:table-row>
        <table:table-row table:style-name="ro1">
          <table:table-cell office:value-type="string" calcext:value-type="string">
            <text:p>InfPriorinf_NA_123-183</text:p>
          </table:table-cell>
          <table:table-cell office:value-type="float" office:value="-1.61766318614581" calcext:value-type="float">
            <text:p>-1.61766318614581</text:p>
          </table:table-cell>
          <table:table-cell office:value-type="float" office:value="-1.69401146221942" calcext:value-type="float">
            <text:p>-1.69401146221942</text:p>
          </table:table-cell>
          <table:table-cell office:value-type="float" office:value="-1.5413149100722" calcext:value-type="float">
            <text:p>-1.5413149100722</text:p>
          </table:table-cell>
          <table:table-cell office:value-type="float" office:value="0.198361692259105" calcext:value-type="float">
            <text:p>0.198361692259105</text:p>
          </table:table-cell>
          <table:table-cell office:value-type="float" office:value="0.183780813538886" calcext:value-type="float">
            <text:p>0.183780813538886</text:p>
          </table:table-cell>
          <table:table-cell office:value-type="float" office:value="0.214099394807447" calcext:value-type="float">
            <text:p>0.214099394807447</text:p>
          </table:table-cell>
          <table:table-cell office:value-type="float" office:value="0.801638307740895" calcext:value-type="float">
            <text:p>0.801638307740895</text:p>
          </table:table-cell>
          <table:table-cell office:value-type="float" office:value="0.816219186461114" calcext:value-type="float">
            <text:p>0.816219186461114</text:p>
          </table:table-cell>
          <table:table-cell office:value-type="float" office:value="0.785900605192553" calcext:value-type="float">
            <text:p>0.785900605192553</text:p>
          </table:table-cell>
        </table:table-row>
        <table:table-row table:style-name="ro1">
          <table:table-cell office:value-type="string" calcext:value-type="string">
            <text:p>InfPriorinf_NA_184-244</text:p>
          </table:table-cell>
          <table:table-cell office:value-type="float" office:value="-1.90089864607903" calcext:value-type="float">
            <text:p>-1.90089864607903</text:p>
          </table:table-cell>
          <table:table-cell office:value-type="float" office:value="-1.99182450987588" calcext:value-type="float">
            <text:p>-1.99182450987588</text:p>
          </table:table-cell>
          <table:table-cell office:value-type="float" office:value="-1.80997278228217" calcext:value-type="float">
            <text:p>-1.80997278228217</text:p>
          </table:table-cell>
          <table:table-cell office:value-type="float" office:value="0.149434270344513" calcext:value-type="float">
            <text:p>0.149434270344513</text:p>
          </table:table-cell>
          <table:table-cell office:value-type="float" office:value="0.136446250671851" calcext:value-type="float">
            <text:p>0.136446250671851</text:p>
          </table:table-cell>
          <table:table-cell office:value-type="float" office:value="0.163658591155439" calcext:value-type="float">
            <text:p>0.163658591155439</text:p>
          </table:table-cell>
          <table:table-cell office:value-type="float" office:value="0.850565729655487" calcext:value-type="float">
            <text:p>0.850565729655487</text:p>
          </table:table-cell>
          <table:table-cell office:value-type="float" office:value="0.863553749328149" calcext:value-type="float">
            <text:p>0.863553749328149</text:p>
          </table:table-cell>
          <table:table-cell office:value-type="float" office:value="0.836341408844561" calcext:value-type="float">
            <text:p>0.836341408844561</text:p>
          </table:table-cell>
        </table:table-row>
        <table:table-row table:style-name="ro1">
          <table:table-cell office:value-type="string" calcext:value-type="string">
            <text:p>InfPriorinf_NA_245-305</text:p>
          </table:table-cell>
          <table:table-cell office:value-type="float" office:value="-2.13028742093926" calcext:value-type="float">
            <text:p>-2.13028742093926</text:p>
          </table:table-cell>
          <table:table-cell office:value-type="float" office:value="-2.29230629815927" calcext:value-type="float">
            <text:p>-2.29230629815927</text:p>
          </table:table-cell>
          <table:table-cell office:value-type="float" office:value="-1.96826854371926" calcext:value-type="float">
            <text:p>-1.96826854371926</text:p>
          </table:table-cell>
          <table:table-cell office:value-type="float" office:value="0.118803142433943" calcext:value-type="float">
            <text:p>0.118803142433943</text:p>
          </table:table-cell>
          <table:table-cell office:value-type="float" office:value="0.101033180311113" calcext:value-type="float">
            <text:p>0.101033180311113</text:p>
          </table:table-cell>
          <table:table-cell office:value-type="float" office:value="0.139698528827041" calcext:value-type="float">
            <text:p>0.139698528827041</text:p>
          </table:table-cell>
          <table:table-cell office:value-type="float" office:value="0.881196857566057" calcext:value-type="float">
            <text:p>0.881196857566057</text:p>
          </table:table-cell>
          <table:table-cell office:value-type="float" office:value="0.898966819688887" calcext:value-type="float">
            <text:p>0.898966819688887</text:p>
          </table:table-cell>
          <table:table-cell office:value-type="float" office:value="0.860301471172959" calcext:value-type="float">
            <text:p>0.860301471172959</text:p>
          </table:table-cell>
        </table:table-row>
        <table:table-row table:style-name="ro1">
          <table:table-cell office:value-type="string" calcext:value-type="string">
            <text:p>InfPriorinf_NA_306-366</text:p>
          </table:table-cell>
          <table:table-cell office:value-type="float" office:value="-8.39805800065943" calcext:value-type="float">
            <text:p>-8.39805800065943</text:p>
          </table:table-cell>
          <table:table-cell office:value-type="float" office:value="-584.702774565626" calcext:value-type="float">
            <text:p>-584.702774565626</text:p>
          </table:table-cell>
          <table:table-cell office:value-type="float" office:value="567.906658564308" calcext:value-type="float">
            <text:p>567.906658564308</text:p>
          </table:table-cell>
          <table:table-cell office:value-type="float" office:value="0.000225304440676718" calcext:value-type="float">
            <text:p>0.000225304440676718</text:p>
          </table:table-cell>
          <table:table-cell table:style-name="ce1" office:value-type="float" office:value="1.16630316084791E-254" calcext:value-type="float">
            <text:p>1.17E-254</text:p>
          </table:table-cell>
          <table:table-cell table:style-name="ce1" office:value-type="float" office:value="4.35239247330427E+246" calcext:value-type="float">
            <text:p>4.35E+246</text:p>
          </table:table-cell>
          <table:table-cell office:value-type="float" office:value="0.999774695559323" calcext:value-type="float">
            <text:p>0.9997746955593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4.35239247330427E+246" calcext:value-type="float">
            <text:p>-4.35E+24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39487583913971" calcext:value-type="float">
            <text:p>-2.39487583913971</text:p>
          </table:table-cell>
          <table:table-cell office:value-type="float" office:value="-2.59673193252442" calcext:value-type="float">
            <text:p>-2.59673193252442</text:p>
          </table:table-cell>
          <table:table-cell office:value-type="float" office:value="-2.19301974575501" calcext:value-type="float">
            <text:p>-2.19301974575501</text:p>
          </table:table-cell>
          <table:table-cell office:value-type="float" office:value="0.0911839997036319" calcext:value-type="float">
            <text:p>0.0911839997036319</text:p>
          </table:table-cell>
          <table:table-cell office:value-type="float" office:value="0.0745167063427663" calcext:value-type="float">
            <text:p>0.0745167063427663</text:p>
          </table:table-cell>
          <table:table-cell office:value-type="float" office:value="0.111579298254358" calcext:value-type="float">
            <text:p>0.111579298254358</text:p>
          </table:table-cell>
          <table:table-cell office:value-type="float" office:value="0.908816000296368" calcext:value-type="float">
            <text:p>0.908816000296368</text:p>
          </table:table-cell>
          <table:table-cell office:value-type="float" office:value="0.925483293657234" calcext:value-type="float">
            <text:p>0.925483293657234</text:p>
          </table:table-cell>
          <table:table-cell office:value-type="float" office:value="0.888420701745642" calcext:value-type="float">
            <text:p>0.888420701745642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26215503567365" calcext:value-type="float">
            <text:p>-2.26215503567365</text:p>
          </table:table-cell>
          <table:table-cell office:value-type="float" office:value="-2.4897017821342" calcext:value-type="float">
            <text:p>-2.4897017821342</text:p>
          </table:table-cell>
          <table:table-cell office:value-type="float" office:value="-2.0346082892131" calcext:value-type="float">
            <text:p>-2.0346082892131</text:p>
          </table:table-cell>
          <table:table-cell office:value-type="float" office:value="0.104125847874738" calcext:value-type="float">
            <text:p>0.104125847874738</text:p>
          </table:table-cell>
          <table:table-cell office:value-type="float" office:value="0.0829346954955776" calcext:value-type="float">
            <text:p>0.0829346954955776</text:p>
          </table:table-cell>
          <table:table-cell office:value-type="float" office:value="0.130731681485601" calcext:value-type="float">
            <text:p>0.130731681485601</text:p>
          </table:table-cell>
          <table:table-cell office:value-type="float" office:value="0.895874152125262" calcext:value-type="float">
            <text:p>0.895874152125262</text:p>
          </table:table-cell>
          <table:table-cell office:value-type="float" office:value="0.917065304504422" calcext:value-type="float">
            <text:p>0.917065304504422</text:p>
          </table:table-cell>
          <table:table-cell office:value-type="float" office:value="0.869268318514399" calcext:value-type="float">
            <text:p>0.86926831851439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27689739123127" calcext:value-type="float">
            <text:p>-2.27689739123127</text:p>
          </table:table-cell>
          <table:table-cell office:value-type="float" office:value="-2.6084199384073" calcext:value-type="float">
            <text:p>-2.6084199384073</text:p>
          </table:table-cell>
          <table:table-cell office:value-type="float" office:value="-1.94537484405524" calcext:value-type="float">
            <text:p>-1.94537484405524</text:p>
          </table:table-cell>
          <table:table-cell office:value-type="float" office:value="0.102602047404885" calcext:value-type="float">
            <text:p>0.102602047404885</text:p>
          </table:table-cell>
          <table:table-cell office:value-type="float" office:value="0.0736508247127329" calcext:value-type="float">
            <text:p>0.0736508247127329</text:p>
          </table:table-cell>
          <table:table-cell office:value-type="float" office:value="0.142933635471624" calcext:value-type="float">
            <text:p>0.142933635471624</text:p>
          </table:table-cell>
          <table:table-cell office:value-type="float" office:value="0.897397952595115" calcext:value-type="float">
            <text:p>0.897397952595115</text:p>
          </table:table-cell>
          <table:table-cell office:value-type="float" office:value="0.926349175287267" calcext:value-type="float">
            <text:p>0.926349175287267</text:p>
          </table:table-cell>
          <table:table-cell office:value-type="float" office:value="0.857066364528376" calcext:value-type="float">
            <text:p>0.85706636452837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70281167840522" calcext:value-type="float">
            <text:p>-0.870281167840522</text:p>
          </table:table-cell>
          <table:table-cell office:value-type="float" office:value="-0.979180845664541" calcext:value-type="float">
            <text:p>-0.979180845664541</text:p>
          </table:table-cell>
          <table:table-cell office:value-type="float" office:value="-0.761381490016503" calcext:value-type="float">
            <text:p>-0.761381490016503</text:p>
          </table:table-cell>
          <table:table-cell office:value-type="float" office:value="0.418833770103883" calcext:value-type="float">
            <text:p>0.418833770103883</text:p>
          </table:table-cell>
          <table:table-cell office:value-type="float" office:value="0.375618662519027" calcext:value-type="float">
            <text:p>0.375618662519027</text:p>
          </table:table-cell>
          <table:table-cell office:value-type="float" office:value="0.467020796578622" calcext:value-type="float">
            <text:p>0.467020796578622</text:p>
          </table:table-cell>
          <table:table-cell office:value-type="float" office:value="0.581166229896117" calcext:value-type="float">
            <text:p>0.581166229896117</text:p>
          </table:table-cell>
          <table:table-cell office:value-type="float" office:value="0.624381337480973" calcext:value-type="float">
            <text:p>0.624381337480973</text:p>
          </table:table-cell>
          <table:table-cell office:value-type="float" office:value="0.532979203421378" calcext:value-type="float">
            <text:p>0.53297920342137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4942283011362" calcext:value-type="float">
            <text:p>-0.44942283011362</text:p>
          </table:table-cell>
          <table:table-cell office:value-type="float" office:value="-0.545778230367942" calcext:value-type="float">
            <text:p>-0.545778230367942</text:p>
          </table:table-cell>
          <table:table-cell office:value-type="float" office:value="-0.353067429859298" calcext:value-type="float">
            <text:p>-0.353067429859298</text:p>
          </table:table-cell>
          <table:table-cell office:value-type="float" office:value="0.637996277614997" calcext:value-type="float">
            <text:p>0.637996277614997</text:p>
          </table:table-cell>
          <table:table-cell office:value-type="float" office:value="0.579390708398324" calcext:value-type="float">
            <text:p>0.579390708398324</text:p>
          </table:table-cell>
          <table:table-cell office:value-type="float" office:value="0.702529820293144" calcext:value-type="float">
            <text:p>0.702529820293144</text:p>
          </table:table-cell>
          <table:table-cell office:value-type="float" office:value="0.362003722385003" calcext:value-type="float">
            <text:p>0.362003722385003</text:p>
          </table:table-cell>
          <table:table-cell office:value-type="float" office:value="0.420609291601676" calcext:value-type="float">
            <text:p>0.420609291601676</text:p>
          </table:table-cell>
          <table:table-cell office:value-type="float" office:value="0.297470179706856" calcext:value-type="float">
            <text:p>0.29747017970685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5139452701912" calcext:value-type="float">
            <text:p>-0.285139452701912</text:p>
          </table:table-cell>
          <table:table-cell office:value-type="float" office:value="-0.369691038970422" calcext:value-type="float">
            <text:p>-0.369691038970422</text:p>
          </table:table-cell>
          <table:table-cell office:value-type="float" office:value="-0.200587866433402" calcext:value-type="float">
            <text:p>-0.200587866433402</text:p>
          </table:table-cell>
          <table:table-cell office:value-type="float" office:value="0.751909391211633" calcext:value-type="float">
            <text:p>0.751909391211633</text:p>
          </table:table-cell>
          <table:table-cell office:value-type="float" office:value="0.690947773598394" calcext:value-type="float">
            <text:p>0.690947773598394</text:p>
          </table:table-cell>
          <table:table-cell office:value-type="float" office:value="0.818249590193865" calcext:value-type="float">
            <text:p>0.818249590193865</text:p>
          </table:table-cell>
          <table:table-cell office:value-type="float" office:value="0.248090608788367" calcext:value-type="float">
            <text:p>0.248090608788367</text:p>
          </table:table-cell>
          <table:table-cell office:value-type="float" office:value="0.309052226401606" calcext:value-type="float">
            <text:p>0.309052226401606</text:p>
          </table:table-cell>
          <table:table-cell office:value-type="float" office:value="0.181750409806135" calcext:value-type="float">
            <text:p>0.18175040980613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34226082934797" calcext:value-type="float">
            <text:p>-0.134226082934797</text:p>
          </table:table-cell>
          <table:table-cell office:value-type="float" office:value="-0.214217485415795" calcext:value-type="float">
            <text:p>-0.214217485415795</text:p>
          </table:table-cell>
          <table:table-cell office:value-type="float" office:value="-0.0542346804537985" calcext:value-type="float">
            <text:p>-0.0542346804537985</text:p>
          </table:table-cell>
          <table:table-cell office:value-type="float" office:value="0.874392357064777" calcext:value-type="float">
            <text:p>0.874392357064777</text:p>
          </table:table-cell>
          <table:table-cell office:value-type="float" office:value="0.80717281761584" calcext:value-type="float">
            <text:p>0.80717281761584</text:p>
          </table:table-cell>
          <table:table-cell office:value-type="float" office:value="0.947209788792932" calcext:value-type="float">
            <text:p>0.947209788792932</text:p>
          </table:table-cell>
          <table:table-cell office:value-type="float" office:value="0.125607642935223" calcext:value-type="float">
            <text:p>0.125607642935223</text:p>
          </table:table-cell>
          <table:table-cell office:value-type="float" office:value="0.19282718238416" calcext:value-type="float">
            <text:p>0.19282718238416</text:p>
          </table:table-cell>
          <table:table-cell office:value-type="float" office:value="0.0527902112070681" calcext:value-type="float">
            <text:p>0.052790211207068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36369875233607" calcext:value-type="float">
            <text:p>0.236369875233607</text:p>
          </table:table-cell>
          <table:table-cell office:value-type="float" office:value="0.166766444346174" calcext:value-type="float">
            <text:p>0.166766444346174</text:p>
          </table:table-cell>
          <table:table-cell office:value-type="float" office:value="0.30597330612104" calcext:value-type="float">
            <text:p>0.30597330612104</text:p>
          </table:table-cell>
          <table:table-cell office:value-type="float" office:value="1.26664272330751" calcext:value-type="float">
            <text:p>1.26664272330751</text:p>
          </table:table-cell>
          <table:table-cell office:value-type="float" office:value="1.18147829214707" calcext:value-type="float">
            <text:p>1.18147829214707</text:p>
          </table:table-cell>
          <table:table-cell office:value-type="float" office:value="1.35794605721639" calcext:value-type="float">
            <text:p>1.35794605721639</text:p>
          </table:table-cell>
          <table:table-cell office:value-type="float" office:value="-0.26664272330751" calcext:value-type="float">
            <text:p>-0.26664272330751</text:p>
          </table:table-cell>
          <table:table-cell office:value-type="float" office:value="-0.181478292147066" calcext:value-type="float">
            <text:p>-0.181478292147066</text:p>
          </table:table-cell>
          <table:table-cell office:value-type="float" office:value="-0.357946057216392" calcext:value-type="float">
            <text:p>-0.357946057216392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68472847816006" calcext:value-type="float">
            <text:p>0.368472847816006</text:p>
          </table:table-cell>
          <table:table-cell office:value-type="float" office:value="0.296598896922154" calcext:value-type="float">
            <text:p>0.296598896922154</text:p>
          </table:table-cell>
          <table:table-cell office:value-type="float" office:value="0.440346798709858" calcext:value-type="float">
            <text:p>0.440346798709858</text:p>
          </table:table-cell>
          <table:table-cell office:value-type="float" office:value="1.44552539092449" calcext:value-type="float">
            <text:p>1.44552539092449</text:p>
          </table:table-cell>
          <table:table-cell office:value-type="float" office:value="1.34527559703466" calcext:value-type="float">
            <text:p>1.34527559703466</text:p>
          </table:table-cell>
          <table:table-cell office:value-type="float" office:value="1.55324578875384" calcext:value-type="float">
            <text:p>1.55324578875384</text:p>
          </table:table-cell>
          <table:table-cell office:value-type="float" office:value="-0.445525390924488" calcext:value-type="float">
            <text:p>-0.445525390924488</text:p>
          </table:table-cell>
          <table:table-cell office:value-type="float" office:value="-0.345275597034662" calcext:value-type="float">
            <text:p>-0.345275597034662</text:p>
          </table:table-cell>
          <table:table-cell office:value-type="float" office:value="-0.553245788753838" calcext:value-type="float">
            <text:p>-0.55324578875383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531188790778749" calcext:value-type="float">
            <text:p>0.531188790778749</text:p>
          </table:table-cell>
          <table:table-cell office:value-type="float" office:value="0.460144091110121" calcext:value-type="float">
            <text:p>0.460144091110121</text:p>
          </table:table-cell>
          <table:table-cell office:value-type="float" office:value="0.602233490447378" calcext:value-type="float">
            <text:p>0.602233490447378</text:p>
          </table:table-cell>
          <table:table-cell office:value-type="float" office:value="1.70095318464215" calcext:value-type="float">
            <text:p>1.70095318464215</text:p>
          </table:table-cell>
          <table:table-cell office:value-type="float" office:value="1.58430225241875" calcext:value-type="float">
            <text:p>1.58430225241875</text:p>
          </table:table-cell>
          <table:table-cell office:value-type="float" office:value="1.82619303351186" calcext:value-type="float">
            <text:p>1.82619303351186</text:p>
          </table:table-cell>
          <table:table-cell office:value-type="float" office:value="-0.700953184642151" calcext:value-type="float">
            <text:p>-0.700953184642151</text:p>
          </table:table-cell>
          <table:table-cell office:value-type="float" office:value="-0.584302252418752" calcext:value-type="float">
            <text:p>-0.584302252418752</text:p>
          </table:table-cell>
          <table:table-cell office:value-type="float" office:value="-0.826193033511861" calcext:value-type="float">
            <text:p>-0.82619303351186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564195024881462" calcext:value-type="float">
            <text:p>0.564195024881462</text:p>
          </table:table-cell>
          <table:table-cell office:value-type="float" office:value="0.487736870429612" calcext:value-type="float">
            <text:p>0.487736870429612</text:p>
          </table:table-cell>
          <table:table-cell office:value-type="float" office:value="0.640653179333311" calcext:value-type="float">
            <text:p>0.640653179333311</text:p>
          </table:table-cell>
          <table:table-cell office:value-type="float" office:value="1.75803204092926" calcext:value-type="float">
            <text:p>1.75803204092926</text:p>
          </table:table-cell>
          <table:table-cell office:value-type="float" office:value="1.62862625386039" calcext:value-type="float">
            <text:p>1.62862625386039</text:p>
          </table:table-cell>
          <table:table-cell office:value-type="float" office:value="1.89772002606981" calcext:value-type="float">
            <text:p>1.89772002606981</text:p>
          </table:table-cell>
          <table:table-cell office:value-type="float" office:value="-0.758032040929264" calcext:value-type="float">
            <text:p>-0.758032040929264</text:p>
          </table:table-cell>
          <table:table-cell office:value-type="float" office:value="-0.628626253860391" calcext:value-type="float">
            <text:p>-0.628626253860391</text:p>
          </table:table-cell>
          <table:table-cell office:value-type="float" office:value="-0.897720026069806" calcext:value-type="float">
            <text:p>-0.897720026069806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649326391622477" calcext:value-type="float">
            <text:p>0.649326391622477</text:p>
          </table:table-cell>
          <table:table-cell office:value-type="float" office:value="0.570064151236907" calcext:value-type="float">
            <text:p>0.570064151236907</text:p>
          </table:table-cell>
          <table:table-cell office:value-type="float" office:value="0.728588632008047" calcext:value-type="float">
            <text:p>0.728588632008047</text:p>
          </table:table-cell>
          <table:table-cell office:value-type="float" office:value="1.91425093915307" calcext:value-type="float">
            <text:p>1.91425093915307</text:p>
          </table:table-cell>
          <table:table-cell office:value-type="float" office:value="1.76838049159089" calcext:value-type="float">
            <text:p>1.76838049159089</text:p>
          </table:table-cell>
          <table:table-cell office:value-type="float" office:value="2.07215397109014" calcext:value-type="float">
            <text:p>2.07215397109014</text:p>
          </table:table-cell>
          <table:table-cell office:value-type="float" office:value="-0.914250939153067" calcext:value-type="float">
            <text:p>-0.914250939153067</text:p>
          </table:table-cell>
          <table:table-cell office:value-type="float" office:value="-0.768380491590891" calcext:value-type="float">
            <text:p>-0.768380491590891</text:p>
          </table:table-cell>
          <table:table-cell office:value-type="float" office:value="-1.07215397109014" calcext:value-type="float">
            <text:p>-1.07215397109014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753398250295566" calcext:value-type="float">
            <text:p>0.753398250295566</text:p>
          </table:table-cell>
          <table:table-cell office:value-type="float" office:value="0.672368970226697" calcext:value-type="float">
            <text:p>0.672368970226697</text:p>
          </table:table-cell>
          <table:table-cell office:value-type="float" office:value="0.834427530364436" calcext:value-type="float">
            <text:p>0.834427530364436</text:p>
          </table:table-cell>
          <table:table-cell office:value-type="float" office:value="2.12420635007229" calcext:value-type="float">
            <text:p>2.12420635007229</text:p>
          </table:table-cell>
          <table:table-cell office:value-type="float" office:value="1.95887233860656" calcext:value-type="float">
            <text:p>1.95887233860656</text:p>
          </table:table-cell>
          <table:table-cell office:value-type="float" office:value="2.30349498982523" calcext:value-type="float">
            <text:p>2.30349498982523</text:p>
          </table:table-cell>
          <table:table-cell office:value-type="float" office:value="-1.12420635007229" calcext:value-type="float">
            <text:p>-1.12420635007229</text:p>
          </table:table-cell>
          <table:table-cell office:value-type="float" office:value="-0.958872338606562" calcext:value-type="float">
            <text:p>-0.958872338606562</text:p>
          </table:table-cell>
          <table:table-cell office:value-type="float" office:value="-1.30349498982523" calcext:value-type="float">
            <text:p>-1.30349498982523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813026598746332" calcext:value-type="float">
            <text:p>0.813026598746332</text:p>
          </table:table-cell>
          <table:table-cell office:value-type="float" office:value="0.727402605404452" calcext:value-type="float">
            <text:p>0.727402605404452</text:p>
          </table:table-cell>
          <table:table-cell office:value-type="float" office:value="0.898650592088212" calcext:value-type="float">
            <text:p>0.898650592088212</text:p>
          </table:table-cell>
          <table:table-cell office:value-type="float" office:value="2.25472180832145" calcext:value-type="float">
            <text:p>2.25472180832145</text:p>
          </table:table-cell>
          <table:table-cell office:value-type="float" office:value="2.0696977981848" calcext:value-type="float">
            <text:p>2.0696977981848</text:p>
          </table:table-cell>
          <table:table-cell office:value-type="float" office:value="2.45628634159973" calcext:value-type="float">
            <text:p>2.45628634159973</text:p>
          </table:table-cell>
          <table:table-cell office:value-type="float" office:value="-1.25472180832145" calcext:value-type="float">
            <text:p>-1.25472180832145</text:p>
          </table:table-cell>
          <table:table-cell office:value-type="float" office:value="-1.0696977981848" calcext:value-type="float">
            <text:p>-1.0696977981848</text:p>
          </table:table-cell>
          <table:table-cell office:value-type="float" office:value="-1.45628634159973" calcext:value-type="float">
            <text:p>-1.4562863415997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1.03185376478878" calcext:value-type="float">
            <text:p>1.03185376478878</text:p>
          </table:table-cell>
          <table:table-cell office:value-type="float" office:value="0.950594667361248" calcext:value-type="float">
            <text:p>0.950594667361248</text:p>
          </table:table-cell>
          <table:table-cell office:value-type="float" office:value="1.11311286221631" calcext:value-type="float">
            <text:p>1.11311286221631</text:p>
          </table:table-cell>
          <table:table-cell office:value-type="float" office:value="2.80626316774263" calcext:value-type="float">
            <text:p>2.80626316774263</text:p>
          </table:table-cell>
          <table:table-cell office:value-type="float" office:value="2.58724775373785" calcext:value-type="float">
            <text:p>2.58724775373785</text:p>
          </table:table-cell>
          <table:table-cell office:value-type="float" office:value="3.0438186506304" calcext:value-type="float">
            <text:p>3.0438186506304</text:p>
          </table:table-cell>
          <table:table-cell office:value-type="float" office:value="-1.80626316774263" calcext:value-type="float">
            <text:p>-1.80626316774263</text:p>
          </table:table-cell>
          <table:table-cell office:value-type="float" office:value="-1.58724775373785" calcext:value-type="float">
            <text:p>-1.58724775373785</text:p>
          </table:table-cell>
          <table:table-cell office:value-type="float" office:value="-2.0438186506304" calcext:value-type="float">
            <text:p>-2.043818650630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89473207879034" calcext:value-type="float">
            <text:p>-0.189473207879034</text:p>
          </table:table-cell>
          <table:table-cell office:value-type="float" office:value="-0.221100837451386" calcext:value-type="float">
            <text:p>-0.221100837451386</text:p>
          </table:table-cell>
          <table:table-cell office:value-type="float" office:value="-0.157845578306682" calcext:value-type="float">
            <text:p>-0.157845578306682</text:p>
          </table:table-cell>
          <table:table-cell office:value-type="float" office:value="0.827394884264325" calcext:value-type="float">
            <text:p>0.827394884264325</text:p>
          </table:table-cell>
          <table:table-cell office:value-type="float" office:value="0.801635841299289" calcext:value-type="float">
            <text:p>0.801635841299289</text:p>
          </table:table-cell>
          <table:table-cell office:value-type="float" office:value="0.853981645078652" calcext:value-type="float">
            <text:p>0.853981645078652</text:p>
          </table:table-cell>
          <table:table-cell office:value-type="float" office:value="0.172605115735675" calcext:value-type="float">
            <text:p>0.172605115735675</text:p>
          </table:table-cell>
          <table:table-cell office:value-type="float" office:value="0.198364158700711" calcext:value-type="float">
            <text:p>0.198364158700711</text:p>
          </table:table-cell>
          <table:table-cell office:value-type="float" office:value="0.146018354921348" calcext:value-type="float">
            <text:p>0.146018354921348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001-061</text:p>
          </table:table-cell>
          <table:table-cell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062-122</text:p>
          </table:table-cell>
          <table:table-cell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123-183</text:p>
          </table:table-cell>
          <table:table-cell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84-244</text:p>
          </table:table-cell>
          <table:table-cell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245-305</text:p>
          </table:table-cell>
          <table:table-cell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306-366</text:p>
          </table:table-cell>
          <table:table-cell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67-427</text:p>
          </table:table-cell>
          <table:table-cell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428-488</text:p>
          </table:table-cell>
          <table:table-cell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89-549</text:p>
          </table:table-cell>
          <table:table-cell office:value-type="float" office:value="-0.5945092438942" calcext:value-type="float">
            <text:p>-0.5945092438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452110596721541" calcext:value-type="float">
            <text:p>-0.452110596721541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66765607912937" calcext:value-type="float">
            <text:p>0.366765607912937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40747600240823" calcext:value-type="float">
            <text:p>0.44074760024082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8299673726113" calcext:value-type="float">
            <text:p>0.28299673726113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33363735771105" calcext:value-type="float">
            <text:p>0.43336373577110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81374888394528" calcext:value-type="float">
            <text:p>0.18137488839452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7334331105522" calcext:value-type="float">
            <text:p>0.27334331105522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0777665938447074" calcext:value-type="float">
            <text:p>0.077766593844707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272460257392717" calcext:value-type="float">
            <text:p>0.27246025739271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869448167658" calcext:value-type="float">
            <text:p>0.34869448167658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187302944345346" calcext:value-type="float">
            <text:p>0.18730294434534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65577059376897" calcext:value-type="float">
            <text:p>0.36557705937689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41569621085633" calcext:value-type="float">
            <text:p>0.094156962108563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0948223397655" calcext:value-type="float">
            <text:p>0.18094822339765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0183118178470165" calcext:value-type="float">
            <text:p>-0.0018311817847016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026534040849" calcext:value-type="float">
            <text:p>-0.72302653404084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739848483374" calcext:value-type="float">
            <text:p>0.1817398484833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21094428976" calcext:value-type="float">
            <text:p>-2.628210944289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4199717450988" calcext:value-type="float">
            <text:p>-0.1741997174509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0806024315528838" calcext:value-type="float">
            <text:p>0.0806024315528838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148204447133304" calcext:value-type="float">
            <text:p>0.148204447133304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0763524061418053" calcext:value-type="float">
            <text:p>0.00763524061418053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297790382982688" calcext:value-type="float">
            <text:p>0.29779038298268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9049174787757" calcext:value-type="float">
            <text:p>0.18904917478775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43292336903568" calcext:value-type="float">
            <text:p>0.24329233690356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30917693866924" calcext:value-type="float">
            <text:p>0.13091769386692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8841258565365" calcext:value-type="float">
            <text:p>-0.45884125856536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1938563537107" calcext:value-type="float">
            <text:p>-0.061193856353710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49391136242" calcext:value-type="float">
            <text:p>-1.0054939113624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3261095432162" calcext:value-type="float">
            <text:p>-0.1532610954321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7188056438109" calcext:value-type="float">
            <text:p>0.015718805643810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0747838314126476" calcext:value-type="float">
            <text:p>0.074783831412647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47116881930904" calcext:value-type="float">
            <text:p>-0.047116881930904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23000370658848" calcext:value-type="float">
            <text:p>0.23000370658848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9896277678237" calcext:value-type="float">
            <text:p>0.169896277678237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5269019588396" calcext:value-type="float">
            <text:p>0.21526901958839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21900107153896" calcext:value-type="float">
            <text:p>0.12190010715389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3050936084382" calcext:value-type="float">
            <text:p>-0.074305093608438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903350373649" calcext:value-type="float">
            <text:p>0.17590335037364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480677450058" calcext:value-type="float">
            <text:p>-0.4004806774500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32322473413336" calcext:value-type="float">
            <text:p>-0.1323224734133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29051859306615" calcext:value-type="float">
            <text:p>-0.29051859306615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71312991983174" calcext:value-type="float">
            <text:p>-0.171312991983174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421855857869081" calcext:value-type="float">
            <text:p>-0.42185585786908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62217030194271" calcext:value-type="float">
            <text:p>0.16221703019427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34091930471103" calcext:value-type="float">
            <text:p>0.0134091930471103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0922141395516995" calcext:value-type="float">
            <text:p>0.092214139551699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722368157213531" calcext:value-type="float">
            <text:p>-0.07223681572135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12" calcext:value-type="float">
            <text:p>0.006641214835012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7568703508628" calcext:value-type="float">
            <text:p>-0.049756870350862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298072971556" calcext:value-type="float">
            <text:p>0.18929807297155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302907898693" calcext:value-type="float">
            <text:p>-0.35930290789869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138385139451" calcext:value-type="float">
            <text:p>-0.1113838513945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477087450001156" calcext:value-type="float">
            <text:p>-0.477087450001156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11741580386847" calcext:value-type="float">
            <text:p>-0.211741580386847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80053847310776" calcext:value-type="float">
            <text:p>-0.80053847310776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944303538000623" calcext:value-type="float">
            <text:p>0.094430353800062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0504704053847" calcext:value-type="float">
            <text:p>0.048050470405384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6397534897953" calcext:value-type="float">
            <text:p>0.16397534897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839487876216001" calcext:value-type="float">
            <text:p>-0.0839487876216001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45" calcext:value-type="float">
            <text:p>0.03424559122634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4470273961547" calcext:value-type="float">
            <text:p>-0.05544702739615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933652185177" calcext:value-type="float">
            <text:p>0.1289336521851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856002684418" calcext:value-type="float">
            <text:p>-0.278856002684418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904452293756839" calcext:value-type="float">
            <text:p>-0.09044522937568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1.28552423575665" calcext:value-type="float">
            <text:p>-1.2855242357566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-0.52808817255881" calcext:value-type="float">
            <text:p>-0.5280881725588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41840289456855" calcext:value-type="float">
            <text:p>-2.4184028945685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266436774058536" calcext:value-type="float">
            <text:p>0.026643677405853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75261760793125" calcext:value-type="float">
            <text:p>-0.075261760793125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0739236085680703" calcext:value-type="float">
            <text:p>0.0739236085680703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8480001132731" calcext:value-type="float">
            <text:p>-0.248480001132731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69" calcext:value-type="float">
            <text:p>0.034072110980646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287630000453" calcext:value-type="float">
            <text:p>-0.14128763000045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7415623257988" calcext:value-type="float">
            <text:p>0.036741562325798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220134751213" calcext:value-type="float">
            <text:p>-0.3522201347512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9506607356858" calcext:value-type="float">
            <text:p>-0.06950660735685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3.89968239279698" calcext:value-type="float">
            <text:p>-3.89968239279698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311307539057356" calcext:value-type="float">
            <text:p>0.31130753905735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33.8586472362793" calcext:value-type="float">
            <text:p>-33.8586472362793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411429989883549" calcext:value-type="float">
            <text:p>-0.0411429989883549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86245580249274" calcext:value-type="float">
            <text:p>-0.186245580249274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0509932045090035" calcext:value-type="float">
            <text:p>0.05099320450900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482790832844237" calcext:value-type="float">
            <text:p>-0.48279083284423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66985776068" calcext:value-type="float">
            <text:p>-0.0936698577606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765169009521" calcext:value-type="float">
            <text:p>0.09687651690095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18842116506" calcext:value-type="float">
            <text:p>-0.324418842116506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85679853380319" calcext:value-type="float">
            <text:p>-0.048567985338031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476356464101646" calcext:value-type="float">
            <text:p>-0.476356464101646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00161912278900445" calcext:value-type="float">
            <text:p>0.00161912278900445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18316321841376" calcext:value-type="float">
            <text:p>-1.18316321841376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5945092438942" calcext:value-type="float">
            <text:p>-0.5945092438942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702364289202" calcext:value-type="float">
            <text:p>0.52170236428920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326125446194" calcext:value-type="float">
            <text:p>0.80132612544619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478164103468" calcext:value-type="float">
            <text:p>-0.15147816410346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7537551737404" calcext:value-type="float">
            <text:p>0.46753755173740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2429709912408" calcext:value-type="float">
            <text:p>0.602429709912408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25234360620472" calcext:value-type="float">
            <text:p>0.625234360620472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78237386378259" calcext:value-type="float">
            <text:p>0.57823738637825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21066412346758" calcext:value-type="float">
            <text:p>0.621066412346758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196762633867" calcext:value-type="float">
            <text:p>0.2819676263386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20795369589253" calcext:value-type="float">
            <text:p>0.32079536958925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40920237375394" calcext:value-type="float">
            <text:p>0.2409202373753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48091152328" calcext:value-type="float">
            <text:p>0.60504809115232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25076920421" calcext:value-type="float">
            <text:p>0.835925076920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294021446749" calcext:value-type="float">
            <text:p>0.04929402144674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5619181839264" calcext:value-type="float">
            <text:p>0.38561918183926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09225709345385" calcext:value-type="float">
            <text:p>0.309225709345385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7148503833179" calcext:value-type="float">
            <text:p>0.34714850383317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69100058082035" calcext:value-type="float">
            <text:p>0.269100058082035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8674079575319" calcext:value-type="float">
            <text:p>0.308674079575319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03761634301549" calcext:value-type="float">
            <text:p>0.20376163430154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44304877618677" calcext:value-type="float">
            <text:p>0.24430487761867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1043235250331" calcext:value-type="float">
            <text:p>0.161043235250331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226458275474" calcext:value-type="float">
            <text:p>0.52422645827547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29650596323" calcext:value-type="float">
            <text:p>0.7102296505963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828070329038" calcext:value-type="float">
            <text:p>0.21882807032903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303700811941124" calcext:value-type="float">
            <text:p>0.3037008119411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389634076279846" calcext:value-type="float">
            <text:p>-0.389634076279846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-0.2629738310313" calcext:value-type="float">
            <text:p>-0.26297383103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528996736520887" calcext:value-type="float">
            <text:p>-0.52899673652088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-0.00371825319611996" calcext:value-type="float">
            <text:p>-0.0037182531961199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15666279558134" calcext:value-type="float">
            <text:p>0.115666279558134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81512283966642" calcext:value-type="float">
            <text:p>0.18151228396664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445230712800585" calcext:value-type="float">
            <text:p>0.044523071280058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9062887072045" calcext:value-type="float">
            <text:p>0.37906288707204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258054000941" calcext:value-type="float">
            <text:p>0.46125805400094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327309067602" calcext:value-type="float">
            <text:p>0.28432730906760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21782442042984" calcext:value-type="float">
            <text:p>0.22178244204298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9542701732059" calcext:value-type="float">
            <text:p>0.29954270173205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825276422841955" calcext:value-type="float">
            <text:p>0.825276422841955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80809513333749" calcext:value-type="float">
            <text:p>-1.80809513333749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-0.316110585967559" calcext:value-type="float">
            <text:p>-0.31611058596755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703323851643396" calcext:value-type="float">
            <text:p>0.070332385164339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53836518129716" calcext:value-type="float">
            <text:p>0.15383651812971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214124014946788" calcext:value-type="float">
            <text:p>-0.0214124014946788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344774378861" calcext:value-type="float">
            <text:p>0.3453447743788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175885040362" calcext:value-type="float">
            <text:p>0.402175885040362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11111293662" calcext:value-type="float">
            <text:p>0.2831111129366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9864072144845" calcext:value-type="float">
            <text:p>0.13986407214484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550560555574219" calcext:value-type="float">
            <text:p>0.0550560555574219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48411929308205" calcext:value-type="float">
            <text:p>0.14841192930820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485340141194417" calcext:value-type="float">
            <text:p>-0.0485340141194417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677434371648" calcext:value-type="float">
            <text:p>0.31367743437164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90648613269" calcext:value-type="float">
            <text:p>0.3759064861326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243455308796" calcext:value-type="float">
            <text:p>0.245243455308796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79457022467047" calcext:value-type="float">
            <text:p>0.057945702246704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100944252239318" calcext:value-type="float">
            <text:p>-0.100944252239318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0884225319826631" calcext:value-type="float">
            <text:p>0.0884225319826631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329649195010312" calcext:value-type="float">
            <text:p>-0.32964919501031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00466167501" calcext:value-type="float">
            <text:p>0.33930046616750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070062193311" calcext:value-type="float">
            <text:p>0.42007006219331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281704997974" calcext:value-type="float">
            <text:p>0.2472817049979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239726676514351" calcext:value-type="float">
            <text:p>-0.023972667651435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6309173455633" calcext:value-type="float">
            <text:p>0.23630917345563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4293287398145" calcext:value-type="float">
            <text:p>0.3842932873981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27573167370058" calcext:value-type="float">
            <text:p>0.052757316737005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05891037549575" calcext:value-type="float">
            <text:p>-0.105891037549575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651227524295495" calcext:value-type="float">
            <text:p>-0.65122752429549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76916136552558" calcext:value-type="float">
            <text:p>0.7691613655255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10.8115078231983" calcext:value-type="float">
            <text:p>-10.81150782319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187809407447715" calcext:value-type="float">
            <text:p>-0.18780940744771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42057104132" calcext:value-type="float">
            <text:p>0.70454205710413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99681228626" calcext:value-type="float">
            <text:p>0.75959968122862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74874099988" calcext:value-type="float">
            <text:p>0.63687487409998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98359799874" calcext:value-type="float">
            <text:p>0.703983597998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8239141096161" calcext:value-type="float">
            <text:p>0.28823914109616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509591343994743" calcext:value-type="float">
            <text:p>0.50959134399474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330232023108901" calcext:value-type="float">
            <text:p>-0.033023202310890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5684541436" calcext:value-type="float">
            <text:p>0.5623956845414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2039648777" calcext:value-type="float">
            <text:p>0.6460203964877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5335889706" calcext:value-type="float">
            <text:p>0.45901533588970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93535385918" calcext:value-type="float">
            <text:p>0.553935353859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452512718651632" calcext:value-type="float">
            <text:p>-0.45251271865163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98302672618491" calcext:value-type="float">
            <text:p>0.39830267261849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2.50640280724902" calcext:value-type="float">
            <text:p>-2.5064028072490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452110596721541" calcext:value-type="float">
            <text:p>-0.45211059672154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208604550644" calcext:value-type="float">
            <text:p>0.43420860455064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265947536697" calcext:value-type="float">
            <text:p>0.566265947536697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944268967412" calcext:value-type="float">
            <text:p>0.2619442689674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3887109719619" calcext:value-type="float">
            <text:p>0.40388710971961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4996464011529" calcext:value-type="float">
            <text:p>0.1049964640115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8651984248696" calcext:value-type="float">
            <text:p>0.47865198424869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6461835914956" calcext:value-type="float">
            <text:p>-0.53646183591495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3838865580059" calcext:value-type="float">
            <text:p>0.25383886558005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45632823974" calcext:value-type="float">
            <text:p>0.80764563282397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68279194267" calcext:value-type="float">
            <text:p>0.864268279194267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401948844026" calcext:value-type="float">
            <text:p>0.727401948844026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5967836728267" calcext:value-type="float">
            <text:p>0.8059678367282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81337684217" calcext:value-type="float">
            <text:p>0.684813376842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096316013993" calcext:value-type="float">
            <text:p>0.7809631601399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457082374362" calcext:value-type="float">
            <text:p>0.54645708237436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8199579045518" calcext:value-type="float">
            <text:p>0.6781995790455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026142336899" calcext:value-type="float">
            <text:p>0.5502614233689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106705916369" calcext:value-type="float">
            <text:p>0.83310670591636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11940769823452" calcext:value-type="float">
            <text:p>-0.21194076982345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50431321362769" calcext:value-type="float">
            <text:p>0.5504313213627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37113445082291" calcext:value-type="float">
            <text:p>0.9371134450822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6415166612419" calcext:value-type="float">
            <text:p>0.97641516661241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32319409493881" calcext:value-type="float">
            <text:p>0.83231940949388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47195461861619" calcext:value-type="float">
            <text:p>0.947195461861619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3181258889311" calcext:value-type="float">
            <text:p>0.73181258889311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03675966389897" calcext:value-type="float">
            <text:p>0.80367596638989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633644000922182" calcext:value-type="float">
            <text:p>0.633644000922182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52667938947026" calcext:value-type="float">
            <text:p>0.952667938947026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7105879569216" calcext:value-type="float">
            <text:p>0.917105879569216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41183878189348" calcext:value-type="float">
            <text:p>0.94118387818934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3170889367466" calcext:value-type="float">
            <text:p>0.88317088936746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2563643091169" calcext:value-type="float">
            <text:p>0.91256364309116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00391803312262" calcext:value-type="float">
            <text:p>0.80039180331226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0143021927421" calcext:value-type="float">
            <text:p>0.950143021927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200845423745326" calcext:value-type="float">
            <text:p>0.20084542374532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21516675811202" calcext:value-type="float">
            <text:p>0.92151667581120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89523952771719" calcext:value-type="float">
            <text:p>0.78952395277171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21599404557869" calcext:value-type="float">
            <text:p>0.82159940455786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51681510103416" calcext:value-type="float">
            <text:p>0.75168151010341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65888807737873" calcext:value-type="float">
            <text:p>0.76588880773787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9095720857118" calcext:value-type="float">
            <text:p>0.919095720857118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50508132014235" calcext:value-type="float">
            <text:p>0.95050813201423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7745901498162" calcext:value-type="float">
            <text:p>0.86774590149816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7931824320718" calcext:value-type="float">
            <text:p>0.87793182432071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795811821628327" calcext:value-type="float">
            <text:p>0.79581182162832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3542597441843" calcext:value-type="float">
            <text:p>0.92354259744184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54692275806401" calcext:value-type="float">
            <text:p>0.45469227580640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145875156957" calcext:value-type="float">
            <text:p>0.89214587515695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1058884934033" calcext:value-type="float">
            <text:p>0.46105888493403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28317130039131" calcext:value-type="float">
            <text:p>0.52831713003913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84210146252195" calcext:value-type="float">
            <text:p>0.384210146252195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7910967652872" calcext:value-type="float">
            <text:p>0.57910967652872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27802246798059" calcext:value-type="float">
            <text:p>0.827802246798059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5796281930638" calcext:value-type="float">
            <text:p>0.88579628193063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0358136240475" calcext:value-type="float">
            <text:p>0.740358136240475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3300005550268" calcext:value-type="float">
            <text:p>0.84330000555026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97304179858662" calcext:value-type="float">
            <text:p>0.89730417985866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57373332938372" calcext:value-type="float">
            <text:p>0.95737333293837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52586064041682" calcext:value-type="float">
            <text:p>0.75258606404168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2775074502713" calcext:value-type="float">
            <text:p>0.86277507450271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68189800975465" calcext:value-type="float">
            <text:p>0.268189800975465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54115017033536" calcext:value-type="float">
            <text:p>0.35411501703353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70833536124905" calcext:value-type="float">
            <text:p>0.17083353612490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92330545319567" calcext:value-type="float">
            <text:p>0.392330545319567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6960803857464" calcext:value-type="float">
            <text:p>0.82696080385746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7007136179852" calcext:value-type="float">
            <text:p>0.90700713617985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78012245546441" calcext:value-type="float">
            <text:p>0.678012245546441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8668186779817" calcext:value-type="float">
            <text:p>0.80866818677981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5045502077627" calcext:value-type="float">
            <text:p>0.795045502077627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6933489250824" calcext:value-type="float">
            <text:p>0.87693348925082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58669560362967" calcext:value-type="float">
            <text:p>0.65866956036296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3404273848468" calcext:value-type="float">
            <text:p>0.83340427384846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0244912893670667" calcext:value-type="float">
            <text:p>0.0244912893670667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14012139139857" calcext:value-type="float">
            <text:p>0.21401213913985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10727661212641" calcext:value-type="float">
            <text:p>-0.21072766121264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05551414110414" calcext:value-type="float">
            <text:p>0.20555141411041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416751674853" calcext:value-type="float">
            <text:p>0.744167516748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3597984798353" calcext:value-type="float">
            <text:p>0.893597984798353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84877632603331" calcext:value-type="float">
            <text:p>0.38487763260333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74036368009367" calcext:value-type="float">
            <text:p>0.77403636800936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798046697572854" calcext:value-type="float">
            <text:p>0.79804669757285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3143009409795" calcext:value-type="float">
            <text:p>0.88314300940979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50982485898034" calcext:value-type="float">
            <text:p>0.6509824858980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04033473194223" calcext:value-type="float">
            <text:p>0.80403347319422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377038717716208" calcext:value-type="float">
            <text:p>-0.377038717716208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0863895180381313" calcext:value-type="float">
            <text:p>0.086389518038131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07554058050818" calcext:value-type="float">
            <text:p>-1.07554058050818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187722829012603" calcext:value-type="float">
            <text:p>0.018772282901260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67196039346826" calcext:value-type="float">
            <text:p>0.76719603934682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225096996615" calcext:value-type="float">
            <text:p>0.96722509699661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53633699242604" calcext:value-type="float">
            <text:p>-0.65363369924260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39404549238917" calcext:value-type="float">
            <text:p>0.73940454923891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59691133955162" calcext:value-type="float">
            <text:p>0.5969113395516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44034784304603" calcext:value-type="float">
            <text:p>0.74403478430460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65224420276605" calcext:value-type="float">
            <text:p>0.36522442027660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74662672539978" calcext:value-type="float">
            <text:p>0.77466267253997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07128716475515" calcext:value-type="float">
            <text:p>0.20712871647551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801838336776863" calcext:value-type="float">
            <text:p>0.801838336776863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7238391126082" calcext:value-type="float">
            <text:p>-2.17238391126082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168006848307893" calcext:value-type="float">
            <text:p>-0.1680068483078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88815286032706" calcext:value-type="float">
            <text:p>0.7888152860327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05361111167468" calcext:value-type="float">
            <text:p>0.90536111116746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28745698902195" calcext:value-type="float">
            <text:p>0.52874569890219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45291871885733" calcext:value-type="float">
            <text:p>0.74529187188573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588179533786519" calcext:value-type="float">
            <text:p>0.58817953378651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1546845473237" calcext:value-type="float">
            <text:p>0.815468454732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809371040256569" calcext:value-type="float">
            <text:p>0.080937104025656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15921071231489" calcext:value-type="float">
            <text:p>0.71592107123148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26368257849" calcext:value-type="float">
            <text:p>0.91102636825784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72581732109" calcext:value-type="float">
            <text:p>0.95087258173210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61730892911" calcext:value-type="float">
            <text:p>0.83886173089291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085331432053" calcext:value-type="float">
            <text:p>0.90908533143205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40276527124246" calcext:value-type="float">
            <text:p>0.74027652712424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771663780596567" calcext:value-type="float">
            <text:p>0.77166378059656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704574760242228" calcext:value-type="float">
            <text:p>0.704574760242228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744993793131027" calcext:value-type="float">
            <text:p>0.744993793131027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2073699057" calcext:value-type="float">
            <text:p>0.88645207369905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55805732548" calcext:value-type="float">
            <text:p>0.92875580573254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29021244268" calcext:value-type="float">
            <text:p>0.81902902124426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04778292339" calcext:value-type="float">
            <text:p>0.89790477829233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4864918799656" calcext:value-type="float">
            <text:p>0.574864918799656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6319223398165" calcext:value-type="float">
            <text:p>0.62631922339816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16325568280957" calcext:value-type="float">
            <text:p>0.51632556828095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96662205595717" calcext:value-type="float">
            <text:p>0.59666220559571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62581578246" calcext:value-type="float">
            <text:p>0.88476258157824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62411647801" calcext:value-type="float">
            <text:p>0.9296624116478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01053155025" calcext:value-type="float">
            <text:p>0.81120105315502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24225152624" calcext:value-type="float">
            <text:p>0.8867242251526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55542063263811" calcext:value-type="float">
            <text:p>0.45554206326381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20630264574676" calcext:value-type="float">
            <text:p>0.620630264574676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1861335474564" calcext:value-type="float">
            <text:p>0.21861335474564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48330618060406" calcext:value-type="float">
            <text:p>0.44833061806040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32871045764" calcext:value-type="float">
            <text:p>0.85953287104576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21652121039" calcext:value-type="float">
            <text:p>0.90352165212103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87643078217" calcext:value-type="float">
            <text:p>0.7954876430782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367201291" calcext:value-type="float">
            <text:p>0.8755436720129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26926423305" calcext:value-type="float">
            <text:p>0.83222692642330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109597723103" calcext:value-type="float">
            <text:p>0.878109597723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72841736725" calcext:value-type="float">
            <text:p>0.769072841736725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3118873195" calcext:value-type="float">
            <text:p>0.86436311887319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6092457295" calcext:value-type="float">
            <text:p>0.87687609245729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4811349962" calcext:value-type="float">
            <text:p>0.92376481134996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8303335679" calcext:value-type="float">
            <text:p>0.80114830333567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2565733481" calcext:value-type="float">
            <text:p>0.8531825657334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884718645972" calcext:value-type="float">
            <text:p>0.77988471864597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2960021926737" calcext:value-type="float">
            <text:p>0.87296002192673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618187594287" calcext:value-type="float">
            <text:p>0.61861818759428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2002012593766" calcext:value-type="float">
            <text:p>0.842002012593766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4512414681449" calcext:value-type="float">
            <text:p>0.574512414681449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330976700326" calcext:value-type="float">
            <text:p>0.8243309767003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305726180954233" calcext:value-type="float">
            <text:p>-0.03057261809542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21459454052" calcext:value-type="float">
            <text:p>0.830821459454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72820211756" calcext:value-type="float">
            <text:p>0.9141728202117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674313671" calcext:value-type="float">
            <text:p>0.9879206743136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72516108185" calcext:value-type="float">
            <text:p>0.39017251610818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83041871467" calcext:value-type="float">
            <text:p>0.84478304187146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83203574609303" calcext:value-type="float">
            <text:p>0.583203574609303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625903029012" calcext:value-type="float">
            <text:p>0.63625903029012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22409421305988" calcext:value-type="float">
            <text:p>0.52240942130598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06781631679816" calcext:value-type="float">
            <text:p>0.5067816316798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4655667285" calcext:value-type="float">
            <text:p>0.809746556672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8039368342" calcext:value-type="float">
            <text:p>0.92874803936834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94713170676" calcext:value-type="float">
            <text:p>0.4919947131706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318336209064" calcext:value-type="float">
            <text:p>0.81531833620906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2630558748231" calcext:value-type="float">
            <text:p>0.46263055874823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8253329932613" calcext:value-type="float">
            <text:p>0.582533299326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082899404309" calcext:value-type="float">
            <text:p>0.308289940430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29207225664967" calcext:value-type="float">
            <text:p>0.329207225664967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735730303156" calcext:value-type="float">
            <text:p>0.61473573030315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609755972755" calcext:value-type="float">
            <text:p>0.76160975597275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371510689512" calcext:value-type="float">
            <text:p>0.37737151068951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853630546662" calcext:value-type="float">
            <text:p>0.7858536305466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197927715730052" calcext:value-type="float">
            <text:p>0.19792771573005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99280781526032" calcext:value-type="float">
            <text:p>0.5992807815260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605413265787265" calcext:value-type="float">
            <text:p>-0.60541326578726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151632819650119" calcext:value-type="float">
            <text:p>0.15163281965011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843457965174" calcext:value-type="float">
            <text:p>0.71884345796517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90691070998" calcext:value-type="float">
            <text:p>0.83119069107099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72605450196" calcext:value-type="float">
            <text:p>0.5317260545019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88924884259" calcext:value-type="float">
            <text:p>0.75638892488425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220304053705214" calcext:value-type="float">
            <text:p>0.220304053705214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38752372500576" calcext:value-type="float">
            <text:p>0.4387523725005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0831685318244755" calcext:value-type="float">
            <text:p>-0.083168531824475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0259415863647297" calcext:value-type="float">
            <text:p>-0.0259415863647297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506250824321" calcext:value-type="float">
            <text:p>0.6215062508243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55492155644" calcext:value-type="float">
            <text:p>0.76915549215564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419854936938" calcext:value-type="float">
            <text:p>0.379419854936938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924219221857" calcext:value-type="float">
            <text:p>0.72692421922185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110480451407417" calcext:value-type="float">
            <text:p>0.11048045140741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3048978639604" calcext:value-type="float">
            <text:p>0.23048978639604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0282449970645597" calcext:value-type="float">
            <text:p>-0.028244997064559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03515992379578" calcext:value-type="float">
            <text:p>-0.203515992379578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05008831565" calcext:value-type="float">
            <text:p>0.7080500883156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51781275998" calcext:value-type="float">
            <text:p>0.8693517812759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601124875952" calcext:value-type="float">
            <text:p>0.34760112487595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459513559454" calcext:value-type="float">
            <text:p>0.6974595135594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081791207498241" calcext:value-type="float">
            <text:p>-0.081791207498241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587849154856411" calcext:value-type="float">
            <text:p>0.058784915485641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24336321832786" calcext:value-type="float">
            <text:p>-0.24336321832786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81090398394427" calcext:value-type="float">
            <text:p>-0.381090398394427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459913243583" calcext:value-type="float">
            <text:p>0.50545991324358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127605777342" calcext:value-type="float">
            <text:p>0.81512760577734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2911938461116" calcext:value-type="float">
            <text:p>-0.32291193846111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994807897052" calcext:value-type="float">
            <text:p>0.667994807897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25057535765437" calcext:value-type="float">
            <text:p>-0.25057535765437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-0.0759233848182659" calcext:value-type="float">
            <text:p>-0.0759233848182659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453578151790539" calcext:value-type="float">
            <text:p>-0.453578151790539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558664804409275" calcext:value-type="float">
            <text:p>-0.558664804409275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70327142753" calcext:value-type="float">
            <text:p>0.69677032714275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80091020537" calcext:value-type="float">
            <text:p>0.8864800910205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90025473701289" calcext:value-type="float">
            <text:p>0.1900254737012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530102234649" calcext:value-type="float">
            <text:p>0.63853010223464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-0.15226775413952" calcext:value-type="float">
            <text:p>-0.1522677541395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0989972669029576" calcext:value-type="float">
            <text:p>0.0989972669029576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473603717788868" calcext:value-type="float">
            <text:p>-0.473603717788868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736239210424124" calcext:value-type="float">
            <text:p>-0.736239210424124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6T07:52:19.595291563</dc:date>
    <meta:editing-duration>PT1H52M30S</meta:editing-duration>
    <meta:editing-cycles>12</meta:editing-cycles>
    <meta:generator>LibreOffice/7.3.7.2$Linux_X86_64 LibreOffice_project/30$Build-2</meta:generator>
    <meta:document-statistic meta:table-count="15" meta:cell-count="3613" meta:object-count="0"/>
  </office:meta>
</office:document-meta>
</file>